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AL-Text1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1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3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3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Holiday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Holiday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Numbers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Numbers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2sty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2sty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Daynames" style:family="graphic">
      <style:graphic-properties draw:stroke="none" draw:stroke-color="#000000" svg:fill-color="#000000" draw:fill-color="#eaeaea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Daynames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ext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Border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Border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itle" style:family="graphic">
      <style:graphic-properties draw:stroke="none" draw:stroke-color="#000000" svg:fill-color="#000000" draw:fill-color="#eaeaea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AL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CAL-Text1style" style:family="paragraph" style:parent-style-name="CAL-Text1style">
      <style:paragraph-properties fo:break-before="page"/>
    </style:style>
    <style:style style:name="XCAL-Text1style" style:family="paragraph">
      <style:paragraph-properties fo:text-align="start" style:font-name="Times New Roman" fo:font-size="12.00pt" style:font-size-asian="12.00pt" fo:color="#000000" fo:text-indent="0.00cm" fo:margin-right="0.00cm" fo:margin-left="0.00cm" fo:margin-top="0.00cm" fo:margin-bottom="0.00cm"/>
    </style:style>
    <style:style style:name="FCAL-Text1style" style:family="text">
      <style:text-properties fo:text-align="start" style:font-name="Times New Roman" fo:color="#000000" fo:font-size="12.00pt" style:font-size-asian="12.00pt"/>
    </style:style>
    <style:style style:name="NLCAL-Text3style" style:family="paragraph" style:parent-style-name="CAL-Text3style">
      <style:paragraph-properties fo:break-before="page"/>
    </style:style>
    <style:style style:name="XCAL-Text3style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Text3style" style:family="text">
      <style:text-properties fo:text-align="start" style:font-name="Times New Roman" fo:color="#000000" fo:font-size="9.00pt" style:font-size-asian="9.00pt"/>
    </style:style>
    <style:style style:name="NLCAL-Holiday" style:family="paragraph" style:parent-style-name="CAL-Holiday">
      <style:paragraph-properties fo:break-before="page"/>
    </style:style>
    <style:style style:name="XCAL-Holiday" style:family="paragraph">
      <style:paragraph-properties fo:text-align="start" style:font-name="Times New Roman" fo:font-size="9.00pt" style:font-size-asian="9.00pt" fo:color="#000000" fo:font-weight="bold" fo:font-style="italic" fo:text-indent="0.00cm" fo:margin-right="0.00cm" fo:margin-left="0.00cm" fo:margin-top="0.00cm" fo:margin-bottom="0.00cm"/>
    </style:style>
    <style:style style:name="FCAL-Holiday" style:family="text">
      <style:text-properties fo:text-align="start" style:font-name="Times New Roman" fo:color="#000000" fo:font-weight="bold" fo:font-style="italic" fo:font-size="9.00pt" style:font-size-asian="9.00pt"/>
    </style:style>
    <style:style style:name="NLCAL-Numbers" style:family="paragraph" style:parent-style-name="CAL-Numbers">
      <style:paragraph-properties fo:break-before="page"/>
    </style:style>
    <style:style style:name="XCAL-Numbers" style:family="paragraph">
      <style:paragraph-properties fo:text-align="start" style:font-name="Times New Roman" fo:font-size="13.00pt" style:font-size-asian="13.00pt" fo:color="#000000" fo:font-weight="bold" fo:text-indent="0.00cm" fo:margin-right="0.00cm" fo:margin-left="0.00cm" fo:margin-top="0.00cm" fo:margin-bottom="0.00cm"/>
    </style:style>
    <style:style style:name="FCAL-Numbers" style:family="text">
      <style:text-properties fo:text-align="start" style:font-name="Times New Roman" fo:color="#000000" fo:font-weight="bold" fo:font-size="13.00pt" style:font-size-asian="13.00pt"/>
    </style:style>
    <style:style style:name="NLCAL-Text2style" style:family="paragraph" style:parent-style-name="CAL-Text2style">
      <style:paragraph-properties fo:break-before="page"/>
    </style:style>
    <style:style style:name="XCAL-Text2style" style:family="paragraph">
      <style:paragraph-properties fo:text-align="start" style:font-name="Times New Roman" fo:font-size="12.00pt" style:font-size-asian="12.00pt" fo:color="#000000" fo:text-indent="0.00cm" fo:margin-right="0.00cm" fo:margin-left="0.00cm" fo:margin-top="0.00cm" fo:margin-bottom="0.00cm"/>
    </style:style>
    <style:style style:name="FCAL-Text2style" style:family="text">
      <style:text-properties fo:text-align="start" style:font-name="Times New Roman" fo:color="#000000" fo:font-size="12.00pt" style:font-size-asian="12.00pt"/>
    </style:style>
    <style:style style:name="NLCAL-Daynames" style:family="paragraph" style:parent-style-name="CAL-Daynames">
      <style:paragraph-properties fo:break-before="page"/>
    </style:style>
    <style:style style:name="XCAL-Daynames" style:family="paragraph">
      <style:paragraph-properties fo:text-align="start" style:font-name="Times New Roman" fo:font-size="12.00pt" style:font-size-asian="12.00pt" fo:color="#000000" fo:font-weight="bold" fo:font-style="italic" fo:text-indent="0.00cm" fo:margin-right="0.00cm" fo:margin-left="0.00cm" fo:margin-top="0.00cm" fo:margin-bottom="0.00cm"/>
    </style:style>
    <style:style style:name="FCAL-Daynames" style:family="text">
      <style:text-properties fo:text-align="start" style:font-name="Times New Roman" fo:color="#000000" fo:font-weight="bold" fo:font-style="italic" fo:font-size="12.00pt" style:font-size-asian="12.00pt"/>
    </style:style>
    <style:style style:name="NLCAL-Text" style:family="paragraph" style:parent-style-name="CAL-Text">
      <style:paragraph-properties fo:break-before="page"/>
    </style:style>
    <style:style style:name="XCAL-Text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Text" style:family="text">
      <style:text-properties fo:text-align="start" style:font-name="Times New Roman" fo:color="#000000" fo:font-size="9.00pt" style:font-size-asian="9.00pt"/>
    </style:style>
    <style:style style:name="NLCAL-Border" style:family="paragraph" style:parent-style-name="CAL-Border">
      <style:paragraph-properties fo:break-before="page"/>
    </style:style>
    <style:style style:name="XCAL-Border" style:family="paragraph">
      <style:paragraph-properties fo:text-align="start" style:font-name="Times New Roman" fo:font-size="9.00pt" style:font-size-asian="9.00pt" fo:color="#000000" fo:text-indent="0.00cm" fo:margin-right="0.00cm" fo:margin-left="0.00cm" fo:margin-top="0.00cm" fo:margin-bottom="0.00cm"/>
    </style:style>
    <style:style style:name="FCAL-Border" style:family="text">
      <style:text-properties fo:text-align="start" style:font-name="Times New Roman" fo:color="#000000" fo:font-size="9.00pt" style:font-size-asian="9.00pt"/>
    </style:style>
    <style:style style:name="NLCAL-Title" style:family="paragraph" style:parent-style-name="CAL-Title">
      <style:paragraph-properties fo:break-before="page"/>
    </style:style>
    <style:style style:name="XCAL-Title" style:family="paragraph">
      <style:paragraph-properties fo:text-align="start" style:font-name="Times New Roman" fo:font-size="20.00pt" style:font-size-asian="20.00pt" fo:color="#000000" fo:font-weight="bold" fo:font-style="italic" fo:text-indent="0.00cm" fo:margin-right="0.00cm" fo:margin-left="0.00cm" fo:margin-top="0.00cm" fo:margin-bottom="0.00cm"/>
    </style:style>
    <style:style style:name="FCAL-Title" style:family="text">
      <style:text-properties fo:text-align="start" style:font-name="Times New Roman" fo:color="#000000" fo:font-weight="bold" fo:font-style="italic" fo:font-size="20.00pt" style:font-size-asian="20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text:toc-mark text:string-value="Calendar Report" text:outline-level="1"/>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anvier 2015" text:outline-level="2"/><draw:frame text:anchor-type="paragraph" draw:style-name="CAL-Title" draw:z-index="2" svg:width="4.49cm" svg:height="20.00pt" svg:x="6.01cm" svg:y="0.18cm">
<draw:text-box><text:p text:style-name="XCAL-Title"><text:span text:style-name="FCAL-Title">Janvier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1</text:span>
</text:p>
</draw:text-box></draw:frame>
<text:alphabetical-index-mark text:string-value="French, Jimmy Michael (1947-04-06 -  )"/><draw:frame text:anchor-type="paragraph" draw:z-index="2" draw:style-name="CAL-Text" svg:width="3.30cm" svg:height="0.44cm" svg:x="7.18cm" svg:y="5.43cm"><draw:text-box> <text:p text:style-name="FCAL-Text"><text:span text:style-name="FCAL-Text"> French, Jimmy...</text:span></text:p></draw:text-box>
</draw:frame>
<text:alphabetical-index-mark text:string-value="Warner, Martha Ellen (1950-02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rench, Jimmy Michael (1947-04-06 -  )"/><draw:frame text:anchor-type="paragraph" draw:z-index="2" draw:style-name="CAL-Text" svg:width="3.17cm" svg:height="0.44cm" svg:x="7.18cm" svg:y="5.03cm"><draw:text-box> <text:p text:style-name="FCAL-Text"><text:span text:style-name="FCAL-Text">Warner, Marth...</text:span></text:p></draw:text-box>
</draw:frame>
<text:alphabetical-index-mark text:string-value="Warner, Martha Ellen (1950-02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2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3</text:span>
</text:p>
</draw:text-box></draw:frame>
<text:alphabetical-index-mark text:string-value="Garner, Francis William (1945-01-03 -  )"/><draw:frame text:anchor-type="paragraph" draw:z-index="2" draw:style-name="CAL-Text" svg:width="3.29cm" svg:height="0.44cm" svg:x="11.89cm" svg:y="5.43cm"><draw:text-box> <text:p text:style-name="FCAL-Text"><text:span text:style-name="FCAL-Text">Garner, Francis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4</text:span>
</text:p>
</draw:text-box></draw:frame>
<text:alphabetical-index-mark text:string-value="Boucher, Roger Joseph (1940-01-04 -  )"/><draw:frame text:anchor-type="paragraph" draw:z-index="2" draw:style-name="CAL-Text" svg:width="3.20cm" svg:height="0.44cm" svg:x="14.25cm" svg:y="5.43cm"><draw:text-box> <text:p text:style-name="FCAL-Text"><text:span text:style-name="FCAL-Text">Boucher, Roge...</text:span></text:p></draw:text-box>
</draw:frame>
<text:alphabetical-index-mark text:string-value="Mortensen, Robert Alan (1980-01-04 -  )"/><draw:frame text:anchor-type="paragraph" draw:z-index="2" draw:style-name="CAL-Text" svg:width="3.18cm" svg:height="0.44cm" svg:x="14.25cm" svg:y="5.03cm"><draw:text-box> <text:p text:style-name="FCAL-Text"><text:span text:style-name="FCAL-Text">Mortensen, Ro...</text:span></text:p></draw:text-box>
</draw:frame>
<text:alphabetical-index-mark text:string-value="Wheeler, Jason Earl (1977-01-04 -  )"/><draw:frame text:anchor-type="paragraph" draw:z-index="2" draw:style-name="CAL-Text" svg:width="3.24cm" svg:height="0.44cm" svg:x="14.25cm" svg:y="4.64cm"><draw:text-box> <text:p text:style-name="FCAL-Text"><text:span text:style-name="FCAL-Text">Wheeler, Jason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5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6</text:span>
</text:p>
</draw:text-box></draw:frame>
<text:alphabetical-index-mark text:string-value="Garner, Gerard Stephen (1955-07-31 -  )"/><draw:frame text:anchor-type="paragraph" draw:z-index="2" draw:style-name="CAL-Text" svg:width="3.32cm" svg:height="0.44cm" svg:x="2.46cm" svg:y="8.82cm"><draw:text-box> <text:p text:style-name="FCAL-Text"><text:span text:style-name="FCAL-Text"> Garner, Gerard...</text:span></text:p></draw:text-box>
</draw:frame>
<text:alphabetical-index-mark text:string-value="George, Elizabeth (1957-01-3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Gerard Stephen (1955-07-31 -  )"/><draw:frame text:anchor-type="paragraph" draw:z-index="2" draw:style-name="CAL-Text" svg:width="3.20cm" svg:height="0.44cm" svg:x="2.46cm" svg:y="8.42cm"><draw:text-box> <text:p text:style-name="FCAL-Text"><text:span text:style-name="FCAL-Text">George, Elizab...</text:span></text:p></draw:text-box>
</draw:frame>
<text:alphabetical-index-mark text:string-value="George, Elizabeth (1957-01-3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lsh, Penelope (1955-01-06 -  )"/><draw:frame text:anchor-type="paragraph" draw:z-index="2" draw:style-name="CAL-Text" svg:width="3.31cm" svg:height="0.44cm" svg:x="2.46cm" svg:y="8.02cm"><draw:text-box> <text:p text:style-name="FCAL-Text"><text:span text:style-name="FCAL-Text">Walsh, Penelop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7</text:span>
</text:p>
</draw:text-box>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8</text:span>
</text:p>
</draw:text-box></draw:frame>
<text:alphabetical-index-mark text:string-value="Floyd, Robert William (1950-07-27 -  )"/><draw:frame text:anchor-type="paragraph" draw:z-index="2" draw:style-name="CAL-Text" svg:width="3.22cm" svg:height="0.44cm" svg:x="7.18cm" svg:y="8.82cm"><draw:text-box> <text:p text:style-name="FCAL-Text"><text:span text:style-name="FCAL-Text"> Floyd, Robert ...</text:span></text:p></draw:text-box>
</draw:frame>
<text:alphabetical-index-mark text:string-value="Данилов, Kathryn Louise (1948-12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loyd, Robert William (1950-07-27 -  )"/><draw:frame text:anchor-type="paragraph" draw:z-index="2" draw:style-name="CAL-Text" svg:width="3.31cm" svg:height="0.44cm" svg:x="7.18cm" svg:y="8.42cm"><draw:text-box> <text:p text:style-name="FCAL-Text"><text:span text:style-name="FCAL-Text">Данилов, Kathr...</text:span></text:p></draw:text-box>
</draw:frame>
<text:alphabetical-index-mark text:string-value="Данилов, Kathryn Louise (1948-12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9</text:span>
</text:p>
</draw:text-box></draw:frame>
<text:alphabetical-index-mark text:string-value="Cruz, Gerald Ray (1944-01-09 -  )"/><draw:frame text:anchor-type="paragraph" draw:z-index="2" draw:style-name="CAL-Text" svg:width="3.23cm" svg:height="0.44cm" svg:x="9.53cm" svg:y="8.82cm"><draw:text-box> <text:p text:style-name="FCAL-Text"><text:span text:style-name="FCAL-Text">Cruz, Gerald R...</text:span></text:p></draw:text-box>
</draw:frame>
<text:alphabetical-index-mark text:string-value="Reed, Catherine (1842-01-09 - )"/><draw:frame text:anchor-type="paragraph" draw:z-index="2" draw:style-name="CAL-Text" svg:width="3.20cm" svg:height="0.44cm" svg:x="9.53cm" svg:y="8.42cm"><draw:text-box> <text:p text:style-name="FCAL-Text"><text:span text:style-name="FCAL-Text">Reed, Catherin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0</text:span>
</text:p>
</draw:text-box></draw:frame>
<text:alphabetical-index-mark text:string-value="Cruz, Janis Marlene (1947-01-10 -  )"/><draw:frame text:anchor-type="paragraph" draw:z-index="2" draw:style-name="CAL-Text" svg:width="3.21cm" svg:height="0.44cm" svg:x="11.89cm" svg:y="8.82cm"><draw:text-box> <text:p text:style-name="FCAL-Text"><text:span text:style-name="FCAL-Text">Cruz, Janis Ma...</text:span></text:p></draw:text-box>
</draw:frame>
<text:alphabetical-index-mark text:string-value="Page, Todd Christopher (1992-01-10 -  )"/><draw:frame text:anchor-type="paragraph" draw:z-index="2" draw:style-name="CAL-Text" svg:width="3.32cm" svg:height="0.44cm" svg:x="11.89cm" svg:y="8.42cm"><draw:text-box> <text:p text:style-name="FCAL-Text"><text:span text:style-name="FCAL-Text">Page, Todd Chr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1</text:span>
</text:p>
</draw:text-box></draw:frame>
<text:alphabetical-index-mark text:string-value="Landry, Maurice, Jr. (1921-01-11 -  )"/><draw:frame text:anchor-type="paragraph" draw:z-index="2" draw:style-name="CAL-Text" svg:width="3.31cm" svg:height="0.44cm" svg:x="14.25cm" svg:y="8.82cm"><draw:text-box> <text:p text:style-name="FCAL-Text"><text:span text:style-name="FCAL-Text">Landry, Mauric...</text:span></text:p></draw:text-box>
</draw:frame>
<text:alphabetical-index-mark text:string-value="Nguyen, John Harry (1947-11-25 -  )"/><draw:frame text:anchor-type="paragraph" draw:z-index="2" draw:style-name="CAL-Text" svg:width="3.22cm" svg:height="0.44cm" svg:x="14.25cm" svg:y="8.42cm"><draw:text-box> <text:p text:style-name="FCAL-Text"><text:span text:style-name="FCAL-Text"> Nguyen, John ...</text:span></text:p></draw:text-box>
</draw:frame>
<text:alphabetical-index-mark text:string-value="Walker, Sharon Lynette (1951-11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guyen, John Harry (1947-11-25 -  )"/><draw:frame text:anchor-type="paragraph" draw:z-index="2" draw:style-name="CAL-Text" svg:width="3.31cm" svg:height="0.44cm" svg:x="14.25cm" svg:y="8.02cm"><draw:text-box> <text:p text:style-name="FCAL-Text"><text:span text:style-name="FCAL-Text">Walker, Sharon...</text:span></text:p></draw:text-box>
</draw:frame>
<text:alphabetical-index-mark text:string-value="Walker, Sharon Lynette (1951-11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2</text:span>
</text:p>
</draw:text-box></draw:frame>
<text:alphabetical-index-mark text:string-value="Walker, Andrew Vincent (1928-01-12 -  )"/><draw:frame text:anchor-type="paragraph" draw:z-index="2" draw:style-name="CAL-Text" svg:width="3.17cm" svg:height="0.44cm" svg:x="0.10cm" svg:y="12.20cm"><draw:text-box> <text:p text:style-name="FCAL-Text"><text:span text:style-name="FCAL-Text">Walker, Andre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3</text:span>
</text:p>
</draw:text-box></draw:frame>
<text:alphabetical-index-mark text:string-value="Marín, Mary Anne (1927-01-13 -  )"/><draw:frame text:anchor-type="paragraph" draw:z-index="2" draw:style-name="CAL-Text" svg:width="3.23cm" svg:height="0.44cm" svg:x="2.46cm" svg:y="12.20cm"><draw:text-box> <text:p text:style-name="FCAL-Text"><text:span text:style-name="FCAL-Text">Marín, Mary A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4</text:span>
</text:p>
</draw:text-box></draw:frame>
<text:alphabetical-index-mark text:string-value="Герасимов, John (1956-01-14 -  )"/><draw:frame text:anchor-type="paragraph" draw:z-index="2" draw:style-name="CAL-Text" svg:width="3.15cm" svg:height="0.44cm" svg:x="4.82cm" svg:y="12.20cm"><draw:text-box> <text:p text:style-name="FCAL-Text"><text:span text:style-name="FCAL-Text">Герасимов, Jo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5</text:span>
</text:p>
</draw:text-box></draw:frame>
<text:alphabetical-index-mark text:string-value="Robbins, Myrabel (1922-01-15 -  )"/><draw:frame text:anchor-type="paragraph" draw:z-index="2" draw:style-name="CAL-Text" svg:width="3.20cm" svg:height="0.44cm" svg:x="7.18cm" svg:y="12.20cm"><draw:text-box> <text:p text:style-name="FCAL-Text"><text:span text:style-name="FCAL-Text">Robbins, Myra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6</text:span>
</text:p>
</draw:text-box></draw:frame>
<text:alphabetical-index-mark text:string-value="Warner, Betty Louise (1940-01-16 -  )"/><draw:frame text:anchor-type="paragraph" draw:z-index="2" draw:style-name="CAL-Text" svg:width="3.16cm" svg:height="0.44cm" svg:x="9.53cm" svg:y="12.20cm"><draw:text-box> <text:p text:style-name="FCAL-Text"><text:span text:style-name="FCAL-Text">Warner, Betty 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7</text:span>
</text:p>
</draw:text-box></draw:frame>
<text:alphabetical-index-mark text:string-value="Lessard, Mary Alice (1937-01-17 -  )"/><draw:frame text:anchor-type="paragraph" draw:z-index="2" draw:style-name="CAL-Text" svg:width="3.21cm" svg:height="0.44cm" svg:x="11.89cm" svg:y="12.20cm"><draw:text-box> <text:p text:style-name="FCAL-Text"><text:span text:style-name="FCAL-Text">Lessard, Mary ...</text:span></text:p></draw:text-box>
</draw:frame>
<text:alphabetical-index-mark text:string-value="Warner, Richard Kenneth (1925-01-17 -  )"/><draw:frame text:anchor-type="paragraph" draw:z-index="2" draw:style-name="CAL-Text" svg:width="3.27cm" svg:height="0.44cm" svg:x="11.89cm" svg:y="11.81cm"><draw:text-box> <text:p text:style-name="FCAL-Text"><text:span text:style-name="FCAL-Text">Warner, Richar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8</text:span>
</text:p>
</draw:text-box></draw:frame>
<text:alphabetical-index-mark text:string-value="Gutiérrez, Joan Arlene (1927-01-18 -  )"/><draw:frame text:anchor-type="paragraph" draw:z-index="2" draw:style-name="CAL-Text" svg:width="3.24cm" svg:height="0.44cm" svg:x="14.25cm" svg:y="12.20cm"><draw:text-box> <text:p text:style-name="FCAL-Text"><text:span text:style-name="FCAL-Text">Gutiérrez, Joan...</text:span></text:p></draw:text-box>
</draw:frame>
<text:alphabetical-index-mark text:string-value="Сергеев, Jacqueline Denise (1981-01-18 -  )"/><draw:frame text:anchor-type="paragraph" draw:z-index="2" draw:style-name="CAL-Text" svg:width="3.31cm" svg:height="0.44cm" svg:x="14.25cm" svg:y="11.81cm"><draw:text-box> <text:p text:style-name="FCAL-Text"><text:span text:style-name="FCAL-Text">Сергеев, Jacqu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9</text:span>
</text:p>
</draw:text-box></draw:frame>
<text:alphabetical-index-mark text:string-value="Evans, Patricia Kay (1976-01-19 -  )"/><draw:frame text:anchor-type="paragraph" draw:z-index="2" draw:style-name="CAL-Text" svg:width="3.30cm" svg:height="0.44cm" svg:x="0.10cm" svg:y="15.59cm"><draw:text-box> <text:p text:style-name="FCAL-Text"><text:span text:style-name="FCAL-Text">Evans, Patricia ...</text:span></text:p></draw:text-box>
</draw:frame>
<text:alphabetical-index-mark text:string-value="Harrison, Douglas Glenn (1988-01-19 -  )"/><draw:frame text:anchor-type="paragraph" draw:z-index="2" draw:style-name="CAL-Text" svg:width="3.29cm" svg:height="0.44cm" svg:x="0.10cm" svg:y="15.19cm"><draw:text-box> <text:p text:style-name="FCAL-Text"><text:span text:style-name="FCAL-Text">Harrison, Doug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0</text:span>
</text:p>
</draw:text-box></draw:frame>
<text:alphabetical-index-mark text:string-value="Welch, Paul Allen (1940-09-30 -  )"/><draw:frame text:anchor-type="paragraph" draw:z-index="2" draw:style-name="CAL-Text" svg:width="3.24cm" svg:height="0.44cm" svg:x="2.46cm" svg:y="15.59cm"><draw:text-box> <text:p text:style-name="FCAL-Text"><text:span text:style-name="FCAL-Text"> Welch, Paul A...</text:span></text:p></draw:text-box>
</draw:frame>
<text:alphabetical-index-mark text:string-value="Cruz, Linda Helen (1942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Paul Allen (1940-09-30 -  )"/><draw:frame text:anchor-type="paragraph" draw:z-index="2" draw:style-name="CAL-Text" svg:width="3.28cm" svg:height="0.44cm" svg:x="2.46cm" svg:y="15.19cm"><draw:text-box> <text:p text:style-name="FCAL-Text"><text:span text:style-name="FCAL-Text">Cruz, Linda He...</text:span></text:p></draw:text-box>
</draw:frame>
<text:alphabetical-index-mark text:string-value="Cruz, Linda Helen (1942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Celine Bridget (1971-01-20 -  )"/><draw:frame text:anchor-type="paragraph" draw:z-index="2" draw:style-name="CAL-Text" svg:width="3.24cm" svg:height="0.44cm" svg:x="2.46cm" svg:y="14.80cm"><draw:text-box> <text:p text:style-name="FCAL-Text"><text:span text:style-name="FCAL-Text">McCoy, Celine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1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2</text:span>
</text:p>
</draw:text-box></draw:frame>
<text:alphabetical-index-mark text:string-value="Лопатин, Carmen Diana (1947-01-22 -  )"/><draw:frame text:anchor-type="paragraph" draw:z-index="2" draw:style-name="CAL-Text" svg:width="3.29cm" svg:height="0.44cm" svg:x="7.18cm" svg:y="15.59cm"><draw:text-box> <text:p text:style-name="FCAL-Text"><text:span text:style-name="FCAL-Text">Лопатин, Carm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3</text:span>
</text:p>
</draw:text-box></draw:frame>
<text:alphabetical-index-mark text:string-value="Hill, Leigh Ann (1979-01-23 -  )"/><draw:frame text:anchor-type="paragraph" draw:z-index="2" draw:style-name="CAL-Text" svg:width="3.14cm" svg:height="0.44cm" svg:x="9.53cm" svg:y="15.59cm"><draw:text-box> <text:p text:style-name="FCAL-Text"><text:span text:style-name="FCAL-Text">Hill, Leigh An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4</text:span>
</text:p>
</draw:text-box></draw:frame>
<text:alphabetical-index-mark text:string-value="Warner, Arthur Maurice (1954-01-24 -  )"/><draw:frame text:anchor-type="paragraph" draw:z-index="2" draw:style-name="CAL-Text" svg:width="3.27cm" svg:height="0.44cm" svg:x="11.89cm" svg:y="15.59cm"><draw:text-box> <text:p text:style-name="FCAL-Text"><text:span text:style-name="FCAL-Text">Warner, Arthur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5</text:span>
</text:p>
</draw:text-box></draw:frame>
<text:alphabetical-index-mark text:string-value="Alvarado, Jacob W. (1821-01-25 - )"/><draw:frame text:anchor-type="paragraph" draw:z-index="2" draw:style-name="CAL-Text" svg:width="3.20cm" svg:height="0.44cm" svg:x="14.25cm" svg:y="15.59cm"><draw:text-box> <text:p text:style-name="FCAL-Text"><text:span text:style-name="FCAL-Text">Alvarado, Jaco...</text:span></text:p></draw:text-box>
</draw:frame>
<text:alphabetical-index-mark text:string-value="Cruz, David Wayne (1948-01-25 -  )"/><draw:frame text:anchor-type="paragraph" draw:z-index="2" draw:style-name="CAL-Text" svg:width="3.23cm" svg:height="0.44cm" svg:x="14.25cm" svg:y="15.19cm"><draw:text-box> <text:p text:style-name="FCAL-Text"><text:span text:style-name="FCAL-Text">Cruz, David W...</text:span></text:p></draw:text-box>
</draw:frame>
<text:alphabetical-index-mark text:string-value="Garner, Peter George (1954-08-05 -  )"/><draw:frame text:anchor-type="paragraph" draw:z-index="2" draw:style-name="CAL-Text" svg:width="3.13cm" svg:height="0.44cm" svg:x="14.25cm" svg:y="14.80cm"><draw:text-box> <text:p text:style-name="FCAL-Text"><text:span text:style-name="FCAL-Text"> Garner, Peter ...</text:span></text:p></draw:text-box>
</draw:frame>
<text:alphabetical-index-mark text:string-value="Gibbs, Jo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Peter George (1954-08-05 -  )"/><draw:frame text:anchor-type="paragraph" draw:z-index="2" draw:style-name="CAL-Text" svg:width="2.88cm" svg:height="0.44cm" svg:x="14.25cm" svg:y="14.40cm"><draw:text-box> <text:p text:style-name="FCAL-Text"><text:span text:style-name="FCAL-Text">Gibbs, Joy and</text:span></text:p></draw:text-box>
</draw:frame>
<text:alphabetical-index-mark text:string-value="Gibbs, Jo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rett, William Forest (1927-05-13 -  )"/><draw:frame text:anchor-type="paragraph" draw:z-index="2" draw:style-name="CAL-Text" svg:width="3.23cm" svg:height="0.44cm" svg:x="14.25cm" svg:y="14.00cm"><draw:text-box> <text:p text:style-name="FCAL-Text"><text:span text:style-name="FCAL-Text"> Garrett, Willia...</text:span></text:p></draw:text-box>
</draw:frame>
<text:alphabetical-index-mark text:string-value="Perkins, Wilma Mae (1926-03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rett, William Forest (1927-05-13 -  )"/><draw:frame text:anchor-type="paragraph" draw:z-index="2" draw:style-name="CAL-Text" svg:width="3.29cm" svg:height="0.44cm" svg:x="14.25cm" svg:y="13.61cm"><draw:text-box> <text:p text:style-name="FCAL-Text"><text:span text:style-name="FCAL-Text">Perkins, Wilma...</text:span></text:p></draw:text-box>
</draw:frame>
<text:alphabetical-index-mark text:string-value="Perkins, Wilma Mae (1926-03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oulsen, Randall Lee (1963-01-25 -  )"/><draw:frame text:anchor-type="paragraph" draw:z-index="2" draw:style-name="CAL-Text" svg:width="3.29cm" svg:height="0.44cm" svg:x="14.25cm" svg:y="13.21cm"><draw:text-box> <text:p text:style-name="FCAL-Text"><text:span text:style-name="FCAL-Text">Poulsen, Randa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6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7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8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9</text:span>
</text:p>
</draw:text-box></draw:frame>
<text:alphabetical-index-mark text:string-value="Haynes, Marc W. (1950-01-29 -  )"/><draw:frame text:anchor-type="paragraph" draw:z-index="2" draw:style-name="CAL-Text" svg:width="3.14cm" svg:height="0.44cm" svg:x="7.18cm" svg:y="18.98cm"><draw:text-box> <text:p text:style-name="FCAL-Text"><text:span text:style-name="FCAL-Text">Haynes, Marc 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0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1</text:span>
</text:p>
</draw:text-box></draw:frame>
<text:alphabetical-index-mark text:string-value="George, Elizabeth (1957-01-31 -  )"/><draw:frame text:anchor-type="paragraph" draw:z-index="2" draw:style-name="CAL-Text" svg:width="3.20cm" svg:height="0.44cm" svg:x="11.89cm" svg:y="18.98cm"><draw:text-box> <text:p text:style-name="FCAL-Text"><text:span text:style-name="FCAL-Text">George, Elizab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Février 2015" text:outline-level="2"/><draw:frame text:anchor-type="paragraph" draw:style-name="CAL-Title" draw:z-index="2" svg:width="4.45cm" svg:height="20.00pt" svg:x="6.03cm" svg:y="0.18cm">
<draw:text-box><text:p text:style-name="XCAL-Title"><text:span text:style-name="FCAL-Title">Février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text:alphabetical-index-mark text:string-value="Gutiérrez, Dorothy Jean (1924-02-01 -  )"/><draw:frame text:anchor-type="paragraph" draw:z-index="2" draw:style-name="CAL-Text" svg:width="3.13cm" svg:height="0.44cm" svg:x="14.25cm" svg:y="5.43cm"><draw:text-box> <text:p text:style-name="FCAL-Text"><text:span text:style-name="FCAL-Text">Gutiérrez, Dor...</text:span></text:p></draw:text-box>
</draw:frame>
<text:alphabetical-index-mark text:string-value="Warner, Allen Carl (1952-02-01 -  )"/><draw:frame text:anchor-type="paragraph" draw:z-index="2" draw:style-name="CAL-Text" svg:width="3.19cm" svg:height="0.44cm" svg:x="14.25cm" svg:y="5.03cm"><draw:text-box> <text:p text:style-name="FCAL-Text"><text:span text:style-name="FCAL-Text">Warner, Allen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text:alphabetical-index-mark text:string-value="Garner, Howard Lane (1928-07-09 -  )"/><draw:frame text:anchor-type="paragraph" draw:z-index="2" draw:style-name="CAL-Text" svg:width="3.30cm" svg:height="0.44cm" svg:x="0.10cm" svg:y="8.82cm"><draw:text-box> <text:p text:style-name="FCAL-Text"><text:span text:style-name="FCAL-Text"> Garner, Howar...</text:span></text:p></draw:text-box>
</draw:frame>
<text:alphabetical-index-mark text:string-value="Marín, Mary Anne (1927-01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Howard Lane (1928-07-09 -  )"/><draw:frame text:anchor-type="paragraph" draw:z-index="2" draw:style-name="CAL-Text" svg:width="3.23cm" svg:height="0.44cm" svg:x="0.10cm" svg:y="8.42cm"><draw:text-box> <text:p text:style-name="FCAL-Text"><text:span text:style-name="FCAL-Text">Marín, Mary A...</text:span></text:p></draw:text-box>
</draw:frame>
<text:alphabetical-index-mark text:string-value="Marín, Mary Anne (1927-01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text:alphabetical-index-mark text:string-value="Cruz, Linda Helen (1942-02-06 -  )"/><draw:frame text:anchor-type="paragraph" draw:z-index="2" draw:style-name="CAL-Text" svg:width="3.28cm" svg:height="0.44cm" svg:x="9.53cm" svg:y="8.82cm"><draw:text-box> <text:p text:style-name="FCAL-Text"><text:span text:style-name="FCAL-Text">Cruz, Linda He...</text:span></text:p></draw:text-box>
</draw:frame>
<text:alphabetical-index-mark text:string-value="Warner, JenniferMae(Ganoe) (1973-02-06 -  )"/><draw:frame text:anchor-type="paragraph" draw:z-index="2" draw:style-name="CAL-Text" svg:width="3.17cm" svg:height="0.44cm" svg:x="9.53cm" svg:y="8.42cm"><draw:text-box> <text:p text:style-name="FCAL-Text"><text:span text:style-name="FCAL-Text">Warner, Jennif...</text:span></text:p></draw:text-box>
</draw:frame>
<text:alphabetical-index-mark text:string-value="Ford, Phillip D."/><draw:frame text:anchor-type="paragraph" draw:z-index="2" draw:style-name="CAL-Text" svg:width="3.31cm" svg:height="0.44cm" svg:x="9.53cm" svg:y="8.02cm"><draw:text-box> <text:p text:style-name="FCAL-Text"><text:span text:style-name="FCAL-Text"> Ford, Phillip D...</text:span></text:p></draw:text-box>
</draw:frame>
<text:alphabetical-index-mark text:string-value="Webb, Joan Lorinda (1946-10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ord, Phillip D."/><draw:frame text:anchor-type="paragraph" draw:z-index="2" draw:style-name="CAL-Text" svg:width="3.23cm" svg:height="0.44cm" svg:x="9.53cm" svg:y="7.63cm"><draw:text-box> <text:p text:style-name="FCAL-Text"><text:span text:style-name="FCAL-Text">Webb, Joan Lo...</text:span></text:p></draw:text-box>
</draw:frame>
<text:alphabetical-index-mark text:string-value="Webb, Joan Lorinda (1946-10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Warner, Martha Ellen (1950-02-07 -  )"/><draw:frame text:anchor-type="paragraph" draw:z-index="2" draw:style-name="CAL-Text" svg:width="3.17cm" svg:height="0.44cm" svg:x="11.89cm" svg:y="8.82cm"><draw:text-box> <text:p text:style-name="FCAL-Text"><text:span text:style-name="FCAL-Text">Warner, Marth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Сергеев, Dennis"/><draw:frame text:anchor-type="paragraph" draw:z-index="2" draw:style-name="CAL-Text" svg:width="3.16cm" svg:height="0.44cm" svg:x="14.25cm" svg:y="8.82cm"><draw:text-box> <text:p text:style-name="FCAL-Text"><text:span text:style-name="FCAL-Text"> Сергеев, Den...</text:span></text:p></draw:text-box>
</draw:frame>
<text:alphabetical-index-mark text:string-value="Garner, Kathryn Mary (1952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Dennis"/><draw:frame text:anchor-type="paragraph" draw:z-index="2" draw:style-name="CAL-Text" svg:width="3.22cm" svg:height="0.44cm" svg:x="14.25cm" svg:y="8.42cm"><draw:text-box> <text:p text:style-name="FCAL-Text"><text:span text:style-name="FCAL-Text">Garner, Kathry...</text:span></text:p></draw:text-box>
</draw:frame>
<text:alphabetical-index-mark text:string-value="Garner, Kathryn Mary (1952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ibbs, Connie (1943-02-08 -  )"/><draw:frame text:anchor-type="paragraph" draw:z-index="2" draw:style-name="CAL-Text" svg:width="3.31cm" svg:height="0.44cm" svg:x="14.25cm" svg:y="8.02cm"><draw:text-box> <text:p text:style-name="FCAL-Text"><text:span text:style-name="FCAL-Text">Gibbs, Connie, 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Сергеев, Jon Dennis (1978-02-10 -  )"/><draw:frame text:anchor-type="paragraph" draw:z-index="2" draw:style-name="CAL-Text" svg:width="3.05cm" svg:height="0.44cm" svg:x="2.46cm" svg:y="12.20cm"><draw:text-box> <text:p text:style-name="FCAL-Text"><text:span text:style-name="FCAL-Text">Сергеев, Jon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Garner, Daniel Patrick (1985-02-11 -  )"/><draw:frame text:anchor-type="paragraph" draw:z-index="2" draw:style-name="CAL-Text" svg:width="3.28cm" svg:height="0.44cm" svg:x="4.82cm" svg:y="12.20cm"><draw:text-box> <text:p text:style-name="FCAL-Text"><text:span text:style-name="FCAL-Text">Garner, Daniel 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Bell, Brandy Nichole (1980-02-12 -  )"/><draw:frame text:anchor-type="paragraph" draw:z-index="2" draw:style-name="CAL-Text" svg:width="3.23cm" svg:height="0.44cm" svg:x="7.18cm" svg:y="12.20cm"><draw:text-box> <text:p text:style-name="FCAL-Text"><text:span text:style-name="FCAL-Text">Bell, Brandy N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text:alphabetical-index-mark text:string-value="Fernandez, Thomas (1787 - )"/><draw:frame text:anchor-type="paragraph" draw:z-index="2" draw:style-name="CAL-Text" svg:width="3.21cm" svg:height="0.44cm" svg:x="9.53cm" svg:y="12.20cm"><draw:text-box> <text:p text:style-name="FCAL-Text"><text:span text:style-name="FCAL-Text"> Fernandez, Th...</text:span></text:p></draw:text-box>
</draw:frame>
<text:alphabetical-index-mark text:string-value="Holloway, Sarah (1795-09-1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ernandez, Thomas (1787 - )"/><draw:frame text:anchor-type="paragraph" draw:z-index="2" draw:style-name="CAL-Text" svg:width="3.29cm" svg:height="0.44cm" svg:x="9.53cm" svg:y="11.81cm"><draw:text-box> <text:p text:style-name="FCAL-Text"><text:span text:style-name="FCAL-Text">Holloway, Sara...</text:span></text:p></draw:text-box>
</draw:frame>
<text:alphabetical-index-mark text:string-value="Holloway, Sarah (1795-09-1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Warren (1945-02-13 -  )"/><draw:frame text:anchor-type="paragraph" draw:z-index="2" draw:style-name="CAL-Text" svg:width="2.97cm" svg:height="0.44cm" svg:x="9.53cm" svg:y="11.41cm"><draw:text-box> <text:p text:style-name="FCAL-Text"><text:span text:style-name="FCAL-Text">Warner, David 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text:alphabetical-index-mark text:string-value="Cruz, Ivan Wayne (1925-02-14 -  )"/><draw:frame text:anchor-type="paragraph" draw:z-index="2" draw:style-name="CAL-Text" svg:width="3.14cm" svg:height="0.44cm" svg:x="11.89cm" svg:y="12.20cm"><draw:text-box> <text:p text:style-name="FCAL-Text"><text:span text:style-name="FCAL-Text">Cruz, Ivan Wa...</text:span></text:p></draw:text-box>
</draw:frame>
<text:alphabetical-index-mark text:string-value="Warner, Arthur Maurice (1954-01-24 -  )"/><draw:frame text:anchor-type="paragraph" draw:z-index="2" draw:style-name="CAL-Text" svg:width="3.23cm" svg:height="0.44cm" svg:x="11.89cm" svg:y="11.81cm"><draw:text-box> <text:p text:style-name="FCAL-Text"><text:span text:style-name="FCAL-Text"> Warner, Arthu...</text:span></text:p></draw:text-box>
</draw:frame>
<text:alphabetical-index-mark text:string-value="Phillips, Anita Irene (1947-07-1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rthur Maurice (1954-01-24 -  )"/><draw:frame text:anchor-type="paragraph" draw:z-index="2" draw:style-name="CAL-Text" svg:width="3.21cm" svg:height="0.44cm" svg:x="11.89cm" svg:y="11.41cm"><draw:text-box> <text:p text:style-name="FCAL-Text"><text:span text:style-name="FCAL-Text">Phillips, Anita ...</text:span></text:p></draw:text-box>
</draw:frame>
<text:alphabetical-index-mark text:string-value="Phillips, Anita Irene (1947-07-1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31cm" svg:height="0.44cm" svg:x="11.89cm" svg:y="11.01cm"><draw:text-box> <text:p text:style-name="FCAL-Text"><text:span text:style-name="FCAL-Text"> Cruz, Arthur R...</text:span></text:p></draw:text-box>
</draw:frame>
<text:alphabetical-index-mark text:string-value="Robbins, Myrabel (1922-01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20cm" svg:height="0.44cm" svg:x="11.89cm" svg:y="10.62cm"><draw:text-box> <text:p text:style-name="FCAL-Text"><text:span text:style-name="FCAL-Text">Robbins, Myra...</text:span></text:p></draw:text-box>
</draw:frame>
<text:alphabetical-index-mark text:string-value="Robbins, Myrabel (1922-01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text:alphabetical-index-mark text:string-value="Page, Debra Dale (1963-02-15 -  )"/><draw:frame text:anchor-type="paragraph" draw:z-index="2" draw:style-name="CAL-Text" svg:width="3.32cm" svg:height="0.44cm" svg:x="14.25cm" svg:y="12.20cm"><draw:text-box> <text:p text:style-name="FCAL-Text"><text:span text:style-name="FCAL-Text">Page, Debra Da...</text:span></text:p></draw:text-box>
</draw:frame>
<text:alphabetical-index-mark text:string-value="Russell, Beth Ann (1968-02-15 -  )"/><draw:frame text:anchor-type="paragraph" draw:z-index="2" draw:style-name="CAL-Text" svg:width="3.33cm" svg:height="0.44cm" svg:x="14.25cm" svg:y="11.81cm"><draw:text-box> <text:p text:style-name="FCAL-Text"><text:span text:style-name="FCAL-Text">Russell, Beth A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Landry, Eleanor Jean (1924-02-16 -  )"/><draw:frame text:anchor-type="paragraph" draw:z-index="2" draw:style-name="CAL-Text" svg:width="3.27cm" svg:height="0.44cm" svg:x="0.10cm" svg:y="15.59cm"><draw:text-box> <text:p text:style-name="FCAL-Text"><text:span text:style-name="FCAL-Text">Landry, Eleano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text:alphabetical-index-mark text:string-value="Garner, Raymond Webster (1918-02-17 -  )"/><draw:frame text:anchor-type="paragraph" draw:z-index="2" draw:style-name="CAL-Text" svg:width="3.27cm" svg:height="0.44cm" svg:x="2.46cm" svg:y="15.59cm"><draw:text-box> <text:p text:style-name="FCAL-Text"><text:span text:style-name="FCAL-Text">Garner, Raymo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text:alphabetical-index-mark text:string-value="Thornton, Dorothy Eleanor (1913-02-20 -  )"/><draw:frame text:anchor-type="paragraph" draw:z-index="2" draw:style-name="CAL-Text" svg:width="3.31cm" svg:height="0.44cm" svg:x="9.53cm" svg:y="15.59cm"><draw:text-box> <text:p text:style-name="FCAL-Text"><text:span text:style-name="FCAL-Text">Thornton, Doro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text:alphabetical-index-mark text:string-value="Reed, Patrick (1836-02-22 - )"/><draw:frame text:anchor-type="paragraph" draw:z-index="2" draw:style-name="CAL-Text" svg:width="3.15cm" svg:height="0.44cm" svg:x="14.25cm" svg:y="15.59cm"><draw:text-box> <text:p text:style-name="FCAL-Text"><text:span text:style-name="FCAL-Text">Reed, Patrick,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Quinn, Elizabeth Marium (1867-02-24 - )"/><draw:frame text:anchor-type="paragraph" draw:z-index="2" draw:style-name="CAL-Text" svg:width="3.31cm" svg:height="0.44cm" svg:x="2.46cm" svg:y="18.98cm"><draw:text-box> <text:p text:style-name="FCAL-Text"><text:span text:style-name="FCAL-Text">Quinn, Elizabet...</text:span></text:p></draw:text-box>
</draw:frame>
<text:alphabetical-index-mark text:string-value="Reed, Bridget Ann (1885-02-24 - )"/><draw:frame text:anchor-type="paragraph" draw:z-index="2" draw:style-name="CAL-Text" svg:width="3.12cm" svg:height="0.44cm" svg:x="2.46cm" svg:y="18.58cm"><draw:text-box> <text:p text:style-name="FCAL-Text"><text:span text:style-name="FCAL-Text">Reed, Bridget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text:alphabetical-index-mark text:string-value="Warner, Michael Edward (1985-02-26 -  )"/><draw:frame text:anchor-type="paragraph" draw:z-index="2" draw:style-name="CAL-Text" svg:width="3.22cm" svg:height="0.44cm" svg:x="7.18cm" svg:y="18.98cm"><draw:text-box> <text:p text:style-name="FCAL-Text"><text:span text:style-name="FCAL-Text">Warner, Micha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Garner, Richard Eugene (1947-02-28 -  )"/><draw:frame text:anchor-type="paragraph" draw:z-index="2" draw:style-name="CAL-Text" svg:width="3.17cm" svg:height="0.44cm" svg:x="11.89cm" svg:y="18.98cm"><draw:text-box> <text:p text:style-name="FCAL-Text"><text:span text:style-name="FCAL-Text">Garner, Richar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Mars 2015" text:outline-level="2"/><draw:frame text:anchor-type="paragraph" draw:style-name="CAL-Title" draw:z-index="2" svg:width="3.82cm" svg:height="20.00pt" svg:x="6.34cm" svg:y="0.18cm">
<draw:text-box><text:p text:style-name="XCAL-Title"><text:span text:style-name="FCAL-Title">Mars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text:alphabetical-index-mark text:string-value="Page, Darvin Ray (1967-03-02 -  )"/><draw:frame text:anchor-type="paragraph" draw:z-index="2" draw:style-name="CAL-Text" svg:width="3.26cm" svg:height="0.44cm" svg:x="0.10cm" svg:y="8.82cm"><draw:text-box> <text:p text:style-name="FCAL-Text"><text:span text:style-name="FCAL-Text">Page, Darvin R...</text:span></text:p></draw:text-box>
</draw:frame>
<text:alphabetical-index-mark text:string-value="Sánchez, David Andrew (1951-03-02 -  )"/><draw:frame text:anchor-type="paragraph" draw:z-index="2" draw:style-name="CAL-Text" svg:width="3.31cm" svg:height="0.44cm" svg:x="0.10cm" svg:y="8.42cm"><draw:text-box> <text:p text:style-name="FCAL-Text"><text:span text:style-name="FCAL-Text">Sánchez, David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text:alphabetical-index-mark text:string-value="Garner, John Joseph (1961-08-15 -  )"/><draw:frame text:anchor-type="paragraph" draw:z-index="2" draw:style-name="CAL-Text" svg:width="3.22cm" svg:height="0.44cm" svg:x="4.82cm" svg:y="8.82cm"><draw:text-box> <text:p text:style-name="FCAL-Text"><text:span text:style-name="FCAL-Text"> Garner, John J...</text:span></text:p></draw:text-box>
</draw:frame>
<text:alphabetical-index-mark text:string-value="Crawford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John Joseph (1961-08-15 -  )"/><draw:frame text:anchor-type="paragraph" draw:z-index="2" draw:style-name="CAL-Text" svg:width="3.32cm" svg:height="0.44cm" svg:x="4.82cm" svg:y="8.42cm"><draw:text-box> <text:p text:style-name="FCAL-Text"><text:span text:style-name="FCAL-Text">Crawford, Lori ...</text:span></text:p></draw:text-box>
</draw:frame>
<text:alphabetical-index-mark text:string-value="Crawford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Arthur Ray (1921-03-04 -  )"/><draw:frame text:anchor-type="paragraph" draw:z-index="2" draw:style-name="CAL-Text" svg:width="3.21cm" svg:height="0.44cm" svg:x="4.82cm" svg:y="8.02cm"><draw:text-box> <text:p text:style-name="FCAL-Text"><text:span text:style-name="FCAL-Text">Cruz, Arthur R...</text:span></text:p></draw:text-box>
</draw:frame>
<text:alphabetical-index-mark text:string-value="Cruz, Jane Elizabeth (1972-03-04 -  )"/><draw:frame text:anchor-type="paragraph" draw:z-index="2" draw:style-name="CAL-Text" svg:width="3.23cm" svg:height="0.44cm" svg:x="4.82cm" svg:y="7.63cm"><draw:text-box> <text:p text:style-name="FCAL-Text"><text:span text:style-name="FCAL-Text">Cruz, Jane Eliz...</text:span></text:p></draw:text-box>
</draw:frame>
<text:alphabetical-index-mark text:string-value="Christensen, William"/><draw:frame text:anchor-type="paragraph" draw:z-index="2" draw:style-name="CAL-Text" svg:width="2.98cm" svg:height="0.44cm" svg:x="4.82cm" svg:y="7.23cm"><draw:text-box> <text:p text:style-name="FCAL-Text"><text:span text:style-name="FCAL-Text"> Christensen, 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hristensen, William"/><draw:frame text:anchor-type="paragraph" draw:z-index="2" draw:style-name="CAL-Text" svg:width="3.30cm" svg:height="0.44cm" svg:x="4.82cm" svg:y="6.83cm"><draw:text-box> <text:p text:style-name="FCAL-Text"><text:span text:style-name="FCAL-Text">Cruz, Judy Den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Michael (1959-03-04 -  )"/><draw:frame text:anchor-type="paragraph" draw:z-index="2" draw:style-name="CAL-Text" svg:width="3.24cm" svg:height="0.44cm" svg:x="4.82cm" svg:y="6.44cm"><draw:text-box> <text:p text:style-name="FCAL-Text"><text:span text:style-name="FCAL-Text">Welch, Michae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text:alphabetical-index-mark text:string-value="Evans, Michael Patrick (1973-03-05 -  )"/><draw:frame text:anchor-type="paragraph" draw:z-index="2" draw:style-name="CAL-Text" svg:width="3.29cm" svg:height="0.44cm" svg:x="7.18cm" svg:y="8.82cm"><draw:text-box> <text:p text:style-name="FCAL-Text"><text:span text:style-name="FCAL-Text">Evans, Michael...</text:span></text:p></draw:text-box>
</draw:frame>
<text:alphabetical-index-mark text:string-value="Garner, Raymond Scott (1956-03-05 -  )"/><draw:frame text:anchor-type="paragraph" draw:z-index="2" draw:style-name="CAL-Text" svg:width="3.27cm" svg:height="0.44cm" svg:x="7.18cm" svg:y="8.42cm"><draw:text-box> <text:p text:style-name="FCAL-Text"><text:span text:style-name="FCAL-Text">Garner, Raymo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Cruz, Joyce Marie (1949-03-07 -  )"/><draw:frame text:anchor-type="paragraph" draw:z-index="2" draw:style-name="CAL-Text" svg:width="3.32cm" svg:height="0.44cm" svg:x="11.89cm" svg:y="8.82cm"><draw:text-box> <text:p text:style-name="FCAL-Text"><text:span text:style-name="FCAL-Text">Cruz, Joyce Ma...</text:span></text:p></draw:text-box>
</draw:frame>
<text:alphabetical-index-mark text:string-value="Robbins, Merida Lorene (1924-03-07 -  )"/><draw:frame text:anchor-type="paragraph" draw:z-index="2" draw:style-name="CAL-Text" svg:width="3.31cm" svg:height="0.44cm" svg:x="11.89cm" svg:y="8.42cm"><draw:text-box> <text:p text:style-name="FCAL-Text"><text:span text:style-name="FCAL-Text">Robbins, Merid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Reed, Mary (1839-03-08 - )"/><draw:frame text:anchor-type="paragraph" draw:z-index="2" draw:style-name="CAL-Text" svg:width="3.19cm" svg:height="0.44cm" svg:x="14.25cm" svg:y="8.82cm"><draw:text-box> <text:p text:style-name="FCAL-Text"><text:span text:style-name="FCAL-Text">Reed, Mary, 176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Bélanger, Pamela Ann (1946-03-10 -  )"/><draw:frame text:anchor-type="paragraph" draw:z-index="2" draw:style-name="CAL-Text" svg:width="3.15cm" svg:height="0.44cm" svg:x="2.46cm" svg:y="12.20cm"><draw:text-box> <text:p text:style-name="FCAL-Text"><text:span text:style-name="FCAL-Text">Bélanger, Pam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Alvarado, Jeffery (1955-04-15 -  )"/><draw:frame text:anchor-type="paragraph" draw:z-index="2" draw:style-name="CAL-Text" svg:width="3.19cm" svg:height="0.44cm" svg:x="4.82cm" svg:y="12.20cm"><draw:text-box> <text:p text:style-name="FCAL-Text"><text:span text:style-name="FCAL-Text"> Alvarado, Jeff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Alvarado, Jeffery (1955-04-15 -  )"/><draw:frame text:anchor-type="paragraph" draw:z-index="2" draw:style-name="CAL-Text" svg:width="3.24cm" svg:height="0.44cm" svg:x="4.82cm" svg:y="11.81cm"><draw:text-box> <text:p text:style-name="FCAL-Text"><text:span text:style-name="FCAL-Text">Cruz, Patti Jo a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Hill, Jo Lynn (1977-03-12 -  )"/><draw:frame text:anchor-type="paragraph" draw:z-index="2" draw:style-name="CAL-Text" svg:width="3.22cm" svg:height="0.44cm" svg:x="7.18cm" svg:y="12.20cm"><draw:text-box> <text:p text:style-name="FCAL-Text"><text:span text:style-name="FCAL-Text">Hill, Jo Lynn, 38</text:span></text:p></draw:text-box>
</draw:frame>
<text:alphabetical-index-mark text:string-value="Perkins, Wilma Mae (1926-03-12 -  )"/><draw:frame text:anchor-type="paragraph" draw:z-index="2" draw:style-name="CAL-Text" svg:width="3.29cm" svg:height="0.44cm" svg:x="7.18cm" svg:y="11.81cm"><draw:text-box> <text:p text:style-name="FCAL-Text"><text:span text:style-name="FCAL-Text">Perkins, Wilma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text:alphabetical-index-mark text:string-value="Bates, Timothy Christian (1977-03-14 -  )"/><draw:frame text:anchor-type="paragraph" draw:z-index="2" draw:style-name="CAL-Text" svg:width="3.27cm" svg:height="0.44cm" svg:x="11.89cm" svg:y="12.20cm"><draw:text-box> <text:p text:style-name="FCAL-Text"><text:span text:style-name="FCAL-Text">Bates, Timothy...</text:span></text:p></draw:text-box>
</draw:frame>
<text:alphabetical-index-mark text:string-value="Cruz, Joy Leanne (1978-03-14 -  )"/><draw:frame text:anchor-type="paragraph" draw:z-index="2" draw:style-name="CAL-Text" svg:width="3.23cm" svg:height="0.44cm" svg:x="11.89cm" svg:y="11.81cm"><draw:text-box> <text:p text:style-name="FCAL-Text"><text:span text:style-name="FCAL-Text">Cruz, Joy Lean...</text:span></text:p></draw:text-box>
</draw:frame>
<text:alphabetical-index-mark text:string-value="Garner, Heather Jo (1972-03-14 -  )"/><draw:frame text:anchor-type="paragraph" draw:z-index="2" draw:style-name="CAL-Text" svg:width="3.24cm" svg:height="0.44cm" svg:x="11.89cm" svg:y="11.41cm"><draw:text-box> <text:p text:style-name="FCAL-Text"><text:span text:style-name="FCAL-Text">Garner, Heath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Russell, Casey John (1990-03-16 -  )"/><draw:frame text:anchor-type="paragraph" draw:z-index="2" draw:style-name="CAL-Text" svg:width="3.26cm" svg:height="0.44cm" svg:x="0.10cm" svg:y="15.59cm"><draw:text-box> <text:p text:style-name="FCAL-Text"><text:span text:style-name="FCAL-Text">Russell, Casey 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text:alphabetical-index-mark text:string-value="Webb, Marilyn Jean (1950-03-18 -  )"/><draw:frame text:anchor-type="paragraph" draw:z-index="2" draw:style-name="CAL-Text" svg:width="3.24cm" svg:height="0.44cm" svg:x="4.82cm" svg:y="15.59cm"><draw:text-box> <text:p text:style-name="FCAL-Text"><text:span text:style-name="FCAL-Text">Webb, Marilyn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text:alphabetical-index-mark text:string-value="Garner, Allison Renee (1984-03-20 -  )"/><draw:frame text:anchor-type="paragraph" draw:z-index="2" draw:style-name="CAL-Text" svg:width="3.29cm" svg:height="0.44cm" svg:x="9.53cm" svg:y="15.59cm"><draw:text-box> <text:p text:style-name="FCAL-Text"><text:span text:style-name="FCAL-Text">Garner, Allison...</text:span></text:p></draw:text-box>
</draw:frame>
<text:alphabetical-index-mark text:string-value="Warner, Deirdra Denise (1973-03-20 -  )"/><draw:frame text:anchor-type="paragraph" draw:z-index="2" draw:style-name="CAL-Text" svg:width="3.24cm" svg:height="0.44cm" svg:x="9.53cm" svg:y="15.19cm"><draw:text-box> <text:p text:style-name="FCAL-Text"><text:span text:style-name="FCAL-Text">Warner, Deirdr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text:alphabetical-index-mark text:string-value="Long, Elisa Ann (1982-03-23 -  )"/><draw:frame text:anchor-type="paragraph" draw:z-index="2" draw:style-name="CAL-Text" svg:width="3.23cm" svg:height="0.44cm" svg:x="0.10cm" svg:y="18.98cm"><draw:text-box> <text:p text:style-name="FCAL-Text"><text:span text:style-name="FCAL-Text">Long, Elisa An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Wójcik, James (1932-03-24 -  )"/><draw:frame text:anchor-type="paragraph" draw:z-index="2" draw:style-name="CAL-Text" svg:width="3.26cm" svg:height="0.44cm" svg:x="2.46cm" svg:y="18.98cm"><draw:text-box> <text:p text:style-name="FCAL-Text"><text:span text:style-name="FCAL-Text">Wójcik, James,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text:alphabetical-index-mark text:string-value="Page, Eleanor Irene (1921-03-25 -  )"/><draw:frame text:anchor-type="paragraph" draw:z-index="2" draw:style-name="CAL-Text" svg:width="3.26cm" svg:height="0.44cm" svg:x="4.82cm" svg:y="18.98cm"><draw:text-box> <text:p text:style-name="FCAL-Text"><text:span text:style-name="FCAL-Text">Page, Eleanor I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text:alphabetical-index-mark text:string-value="Stokes, Liam Michael (1997-03-27 -  )"/><draw:frame text:anchor-type="paragraph" draw:z-index="2" draw:style-name="CAL-Text" svg:width="3.00cm" svg:height="0.44cm" svg:x="9.53cm" svg:y="18.98cm"><draw:text-box> <text:p text:style-name="FCAL-Text"><text:span text:style-name="FCAL-Text">Stokes, Liam 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Blanco, Hans(Johannes) (1680-03-28 - )"/><draw:frame text:anchor-type="paragraph" draw:z-index="2" draw:style-name="CAL-Text" svg:width="3.24cm" svg:height="0.44cm" svg:x="11.89cm" svg:y="18.98cm"><draw:text-box> <text:p text:style-name="FCAL-Text"><text:span text:style-name="FCAL-Text">Blanco, Hans(J...</text:span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29</text:span>
</text:p>
</draw:text-box>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0</text:span>
</text:p>
</draw:text-box></draw:frame>
<text:alphabetical-index-mark text:string-value="Peters, John C. (1946-05-10 -  )"/><draw:frame text:anchor-type="paragraph" draw:z-index="2" draw:style-name="CAL-Text" svg:width="3.30cm" svg:height="0.44cm" svg:x="0.10cm" svg:y="22.36cm"><draw:text-box> <text:p text:style-name="FCAL-Text"><text:span text:style-name="FCAL-Text"> Peters, John C....</text:span></text:p></draw:text-box>
</draw:frame>
<text:alphabetical-index-mark text:string-value="Cruz, Joyce Marie (1949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eters, John C. (1946-05-10 -  )"/><draw:frame text:anchor-type="paragraph" draw:z-index="2" draw:style-name="CAL-Text" svg:width="3.32cm" svg:height="0.44cm" svg:x="0.10cm" svg:y="21.97cm"><draw:text-box> <text:p text:style-name="FCAL-Text"><text:span text:style-name="FCAL-Text">Cruz, Joyce Ma...</text:span></text:p></draw:text-box>
</draw:frame>
<text:alphabetical-index-mark text:string-value="Cruz, Joyce Marie (1949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Annabelle Elaine (1951-03-30 -  )"/><draw:frame text:anchor-type="paragraph" draw:z-index="2" draw:style-name="CAL-Text" svg:width="3.29cm" svg:height="0.44cm" svg:x="0.10cm" svg:y="21.57cm"><draw:text-box> <text:p text:style-name="FCAL-Text"><text:span text:style-name="FCAL-Text">Welch, Annabe...</text:span></text:p></draw:text-box>
</draw:frame>
<draw:line text:anchor-type="paragraph" draw:z-index="3" draw:style-name="CAL-Border" svg:x1="2.36cm" svg:y1="19.47cm" svg:x2="2.36cm" svg:y2="22.86cm"><text:p/>
</draw:line>
<draw:line text:anchor-type="paragraph" draw:z-index="3" draw:style-name="CAL-Border" svg:x1="2.36cm" svg:y1="19.47cm" svg:x2="4.72cm" svg:y2="19.47cm"><text:p/>
</draw:line>
<draw:line text:anchor-type="paragraph" draw:z-index="3" draw:style-name="CAL-Border" svg:x1="4.72cm" svg:y1="19.47cm" svg:x2="4.72cm" svg:y2="22.86cm"><text:p/>
</draw:line>
<draw:line text:anchor-type="paragraph" draw:z-index="3" draw:style-name="CAL-Border" svg:x1="2.36cm" svg:y1="22.86cm" svg:x2="4.72cm" svg:y2="22.86cm"><text:p/>
</draw:line>
<draw:frame text:anchor-type="paragraph" draw:style-name="CAL-Numbers" draw:z-index="2" svg:width="0.92cm" svg:height="13.00pt" svg:x="3.08cm" svg:y="19.47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9.29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8.45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8.82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Avril 2015" text:outline-level="2"/><draw:frame text:anchor-type="paragraph" draw:style-name="CAL-Title" draw:z-index="2" svg:width="3.74cm" svg:height="20.00pt" svg:x="6.38cm" svg:y="0.18cm">
<draw:text-box><text:p text:style-name="XCAL-Title"><text:span text:style-name="FCAL-Title">Avril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1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2</text:span>
</text:p>
</draw:text-box>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3</text:span>
</text:p>
</draw:text-box></draw:frame>
<text:alphabetical-index-mark text:string-value="Pearson, Eileen Ruth (1930-04-03 -  )"/><draw:frame text:anchor-type="paragraph" draw:z-index="2" draw:style-name="CAL-Text" svg:width="3.29cm" svg:height="0.44cm" svg:x="9.53cm" svg:y="5.43cm"><draw:text-box> <text:p text:style-name="FCAL-Text"><text:span text:style-name="FCAL-Text">Pearson, Eileen...</text:span></text:p></draw:text-box>
</draw:frame>
<text:alphabetical-index-mark text:string-value="Russell, Nicholas Glen (1987-04-03 -  )"/><draw:frame text:anchor-type="paragraph" draw:z-index="2" draw:style-name="CAL-Text" svg:width="3.27cm" svg:height="0.44cm" svg:x="9.53cm" svg:y="5.03cm"><draw:text-box> <text:p text:style-name="FCAL-Text"><text:span text:style-name="FCAL-Text">Russell, Nichol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4</text:span>
</text:p>
</draw:text-box></draw:frame>
<text:alphabetical-index-mark text:string-value="Alvarado, Andrew David (1984-04-04 -  )"/><draw:frame text:anchor-type="paragraph" draw:z-index="2" draw:style-name="CAL-Text" svg:width="3.31cm" svg:height="0.44cm" svg:x="11.89cm" svg:y="5.43cm"><draw:text-box> <text:p text:style-name="FCAL-Text"><text:span text:style-name="FCAL-Text">Alvarado, Andr...</text:span></text:p></draw:text-box>
</draw:frame>
<text:alphabetical-index-mark text:string-value="Page, Dwayne Alan (1950-04-04 -  )"/><draw:frame text:anchor-type="paragraph" draw:z-index="2" draw:style-name="CAL-Text" svg:width="3.21cm" svg:height="0.44cm" svg:x="11.89cm" svg:y="5.03cm"><draw:text-box> <text:p text:style-name="FCAL-Text"><text:span text:style-name="FCAL-Text">Page, Dwayne 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5</text:span>
</text:p>
</draw:text-box></draw:frame>
<text:alphabetical-index-mark text:string-value="Alvarado, Matthew Vincent (1986-04-05 -  )"/><draw:frame text:anchor-type="paragraph" draw:z-index="2" draw:style-name="CAL-Text" svg:width="3.24cm" svg:height="0.44cm" svg:x="14.25cm" svg:y="5.43cm"><draw:text-box> <text:p text:style-name="FCAL-Text"><text:span text:style-name="FCAL-Text">Alvarado, Matt...</text:span></text:p></draw:text-box>
</draw:frame>
<text:alphabetical-index-mark text:string-value="Cruz, William Everett (1927-04-05 -  )"/><draw:frame text:anchor-type="paragraph" draw:z-index="2" draw:style-name="CAL-Text" svg:width="3.19cm" svg:height="0.44cm" svg:x="14.25cm" svg:y="5.03cm"><draw:text-box> <text:p text:style-name="FCAL-Text"><text:span text:style-name="FCAL-Text">Cruz, William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6</text:span>
</text:p>
</draw:text-box></draw:frame>
<text:alphabetical-index-mark text:string-value="French, Jimmy Michael (1947-04-06 -  )"/><draw:frame text:anchor-type="paragraph" draw:z-index="2" draw:style-name="CAL-Text" svg:width="2.99cm" svg:height="0.44cm" svg:x="0.10cm" svg:y="8.82cm"><draw:text-box> <text:p text:style-name="FCAL-Text"><text:span text:style-name="FCAL-Text">French, Jimmy 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7</text:span>
</text:p>
</draw:text-box></draw:frame>
<text:alphabetical-index-mark text:string-value="Cruz, David Wayne (1948-01-25 -  )"/><draw:frame text:anchor-type="paragraph" draw:z-index="2" draw:style-name="CAL-Text" svg:width="2.95cm" svg:height="0.44cm" svg:x="2.46cm" svg:y="8.82cm"><draw:text-box> <text:p text:style-name="FCAL-Text"><text:span text:style-name="FCAL-Text"> Cruz, David ...</text:span></text:p></draw:text-box>
</draw:frame>
<text:alphabetical-index-mark text:string-value="Nunez, Barbara Ann (1948-09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David Wayne (1948-01-25 -  )"/><draw:frame text:anchor-type="paragraph" draw:z-index="2" draw:style-name="CAL-Text" svg:width="3.31cm" svg:height="0.44cm" svg:x="2.46cm" svg:y="8.42cm"><draw:text-box> <text:p text:style-name="FCAL-Text"><text:span text:style-name="FCAL-Text">Nunez, Barbara...</text:span></text:p></draw:text-box>
</draw:frame>
<text:alphabetical-index-mark text:string-value="Nunez, Barbara Ann (1948-09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Joshua David (1984-04-07 -  )"/><draw:frame text:anchor-type="paragraph" draw:z-index="2" draw:style-name="CAL-Text" svg:width="3.31cm" svg:height="0.44cm" svg:x="2.46cm" svg:y="8.02cm"><draw:text-box> <text:p text:style-name="FCAL-Text"><text:span text:style-name="FCAL-Text">Сергеев, Joshu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8</text:span>
</text:p>
</draw:text-box></draw:frame>
<text:alphabetical-index-mark text:string-value="Page, Kenneth Fritz (1951-09-17 -  )"/><draw:frame text:anchor-type="paragraph" draw:z-index="2" draw:style-name="CAL-Text" svg:width="3.23cm" svg:height="0.44cm" svg:x="4.82cm" svg:y="8.82cm"><draw:text-box> <text:p text:style-name="FCAL-Text"><text:span text:style-name="FCAL-Text"> Page, Kenneth...</text:span></text:p></draw:text-box>
</draw:frame>
<text:alphabetical-index-mark text:string-value="Pittman, June Christ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Kenneth Fritz (1951-09-17 -  )"/><draw:frame text:anchor-type="paragraph" draw:z-index="2" draw:style-name="CAL-Text" svg:width="3.07cm" svg:height="0.44cm" svg:x="4.82cm" svg:y="8.42cm"><draw:text-box> <text:p text:style-name="FCAL-Text"><text:span text:style-name="FCAL-Text">Pittman, June ...</text:span></text:p></draw:text-box>
</draw:frame>
<text:alphabetical-index-mark text:string-value="Pittman, June Christ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32cm" svg:height="0.44cm" svg:x="4.82cm" svg:y="8.02cm"><draw:text-box> <text:p text:style-name="FCAL-Text"><text:span text:style-name="FCAL-Text">Welch, Russell 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9</text:span>
</text:p>
</draw:text-box></draw:frame>
<text:alphabetical-index-mark text:string-value="Douglas, John Jr. (vers 1761 - )"/><draw:frame text:anchor-type="paragraph" draw:z-index="2" draw:style-name="CAL-Text" svg:width="3.29cm" svg:height="0.44cm" svg:x="7.18cm" svg:y="8.82cm"><draw:text-box> <text:p text:style-name="FCAL-Text"><text:span text:style-name="FCAL-Text"> Douglas, John ...</text:span></text:p></draw:text-box>
</draw:frame>
<text:alphabetical-index-mark text:string-value="Johnson, Elizabeth ( 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Douglas, John Jr. (vers 1761 - )"/><draw:frame text:anchor-type="paragraph" draw:z-index="2" draw:style-name="CAL-Text" svg:width="3.13cm" svg:height="0.44cm" svg:x="7.18cm" svg:y="8.42cm"><draw:text-box> <text:p text:style-name="FCAL-Text"><text:span text:style-name="FCAL-Text">Johnson, Eliza...</text:span></text:p></draw:text-box>
</draw:frame>
<text:alphabetical-index-mark text:string-value="Johnson, Elizabeth ( 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uart Bogarte (1955-12-09 -  )"/><draw:frame text:anchor-type="paragraph" draw:z-index="2" draw:style-name="CAL-Text" svg:width="3.26cm" svg:height="0.44cm" svg:x="7.18cm" svg:y="8.02cm"><draw:text-box> <text:p text:style-name="FCAL-Text"><text:span text:style-name="FCAL-Text"> Warner, Stuart...</text:span></text:p></draw:text-box>
</draw:frame>
<text:alphabetical-index-mark text:string-value="Richards, Dian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uart Bogarte (1955-12-09 -  )"/><draw:frame text:anchor-type="paragraph" draw:z-index="2" draw:style-name="CAL-Text" svg:width="3.20cm" svg:height="0.44cm" svg:x="7.18cm" svg:y="7.63cm"><draw:text-box> <text:p text:style-name="FCAL-Text"><text:span text:style-name="FCAL-Text">Richards, Dian...</text:span></text:p></draw:text-box>
</draw:frame>
<text:alphabetical-index-mark text:string-value="Richards, Dian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0</text:span>
</text:p>
</draw:text-box></draw:frame>
<text:alphabetical-index-mark text:string-value="Bélanger, Donald (1944-05-16 -  )"/><draw:frame text:anchor-type="paragraph" draw:z-index="2" draw:style-name="CAL-Text" svg:width="3.23cm" svg:height="0.44cm" svg:x="9.53cm" svg:y="8.82cm"><draw:text-box> <text:p text:style-name="FCAL-Text"><text:span text:style-name="FCAL-Text"> Bélanger, Don...</text:span></text:p></draw:text-box>
</draw:frame>
<text:alphabetical-index-mark text:string-value="Pierce, Joan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élanger, Donald (1944-05-16 -  )"/><draw:frame text:anchor-type="paragraph" draw:z-index="2" draw:style-name="CAL-Text" svg:width="3.21cm" svg:height="0.44cm" svg:x="9.53cm" svg:y="8.42cm"><draw:text-box> <text:p text:style-name="FCAL-Text"><text:span text:style-name="FCAL-Text">Pierce, Joanne ...</text:span></text:p></draw:text-box>
</draw:frame>
<text:alphabetical-index-mark text:string-value="Pierce, Joan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eynolds, John (vers 1599 - )"/><draw:frame text:anchor-type="paragraph" draw:z-index="2" draw:style-name="CAL-Text" svg:width="3.16cm" svg:height="0.44cm" svg:x="9.53cm" svg:y="8.02cm"><draw:text-box> <text:p text:style-name="FCAL-Text"><text:span text:style-name="FCAL-Text"> Reynolds, Joh...</text:span></text:p></draw:text-box>
</draw:frame>
<text:alphabetical-index-mark text:string-value="Ковалев, Sarah (vers 1604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eynolds, John (vers 1599 - )"/><draw:frame text:anchor-type="paragraph" draw:z-index="2" draw:style-name="CAL-Text" svg:width="3.31cm" svg:height="0.44cm" svg:x="9.53cm" svg:y="7.63cm"><draw:text-box> <text:p text:style-name="FCAL-Text"><text:span text:style-name="FCAL-Text">Ковалев, Sarah...</text:span></text:p></draw:text-box>
</draw:frame>
<text:alphabetical-index-mark text:string-value="Ковалев, Sarah (vers 1604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1</text:span>
</text:p>
</draw:text-box></draw:frame>
<text:alphabetical-index-mark text:string-value="Cruz, James Richard (1950-04-11 -  )"/><draw:frame text:anchor-type="paragraph" draw:z-index="2" draw:style-name="CAL-Text" svg:width="3.23cm" svg:height="0.44cm" svg:x="11.89cm" svg:y="8.82cm"><draw:text-box> <text:p text:style-name="FCAL-Text"><text:span text:style-name="FCAL-Text">Cruz, James Ri...</text:span></text:p></draw:text-box>
</draw:frame>
<text:alphabetical-index-mark text:string-value="Garner, Amy Elizabeth (1989-04-11 -  )"/><draw:frame text:anchor-type="paragraph" draw:z-index="2" draw:style-name="CAL-Text" svg:width="3.26cm" svg:height="0.44cm" svg:x="11.89cm" svg:y="8.42cm"><draw:text-box> <text:p text:style-name="FCAL-Text"><text:span text:style-name="FCAL-Text">Garner, Amy E...</text:span></text:p></draw:text-box>
</draw:frame>
<text:alphabetical-index-mark text:string-value="Garner, Andrew Joseph (1999-04-11 -  )"/><draw:frame text:anchor-type="paragraph" draw:z-index="2" draw:style-name="CAL-Text" svg:width="3.11cm" svg:height="0.44cm" svg:x="11.89cm" svg:y="8.02cm"><draw:text-box> <text:p text:style-name="FCAL-Text"><text:span text:style-name="FCAL-Text">Garner, Andre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2</text:span>
</text:p>
</draw:text-box></draw:frame>
<text:alphabetical-index-mark text:string-value="McCoy, Orla Sarah (1984-04-12 -  )"/><draw:frame text:anchor-type="paragraph" draw:z-index="2" draw:style-name="CAL-Text" svg:width="3.23cm" svg:height="0.44cm" svg:x="14.25cm" svg:y="8.82cm"><draw:text-box> <text:p text:style-name="FCAL-Text"><text:span text:style-name="FCAL-Text">McCoy, Orla S...</text:span></text:p></draw:text-box>
</draw:frame>
<text:alphabetical-index-mark text:string-value="Warner, Cindy Lynn (1981-04-12 -  )"/><draw:frame text:anchor-type="paragraph" draw:z-index="2" draw:style-name="CAL-Text" svg:width="3.28cm" svg:height="0.44cm" svg:x="14.25cm" svg:y="8.42cm"><draw:text-box> <text:p text:style-name="FCAL-Text"><text:span text:style-name="FCAL-Text">Warner, Cindy ...</text:span></text:p></draw:text-box>
</draw:frame>
<text:alphabetical-index-mark text:string-value="Данилов, Lucinda Elinor (1958-04-12 -  )"/><draw:frame text:anchor-type="paragraph" draw:z-index="2" draw:style-name="CAL-Text" svg:width="3.13cm" svg:height="0.44cm" svg:x="14.25cm" svg:y="8.02cm"><draw:text-box> <text:p text:style-name="FCAL-Text"><text:span text:style-name="FCAL-Text">Данилов, Luci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3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4</text:span>
</text:p>
</draw:text-box></draw:frame>
<text:alphabetical-index-mark text:string-value="Лопатин, Raymond A. (1922-04-14 -  )"/><draw:frame text:anchor-type="paragraph" draw:z-index="2" draw:style-name="CAL-Text" svg:width="3.04cm" svg:height="0.44cm" svg:x="2.46cm" svg:y="12.20cm"><draw:text-box> <text:p text:style-name="FCAL-Text"><text:span text:style-name="FCAL-Text">Лопатин, Ray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5</text:span>
</text:p>
</draw:text-box></draw:frame>
<text:alphabetical-index-mark text:string-value="Alvarado, Douglas David (1971-04-15 -  )"/><draw:frame text:anchor-type="paragraph" draw:z-index="2" draw:style-name="CAL-Text" svg:width="3.18cm" svg:height="0.44cm" svg:x="4.82cm" svg:y="12.20cm"><draw:text-box> <text:p text:style-name="FCAL-Text"><text:span text:style-name="FCAL-Text">Alvarado, Dou...</text:span></text:p></draw:text-box>
</draw:frame>
<text:alphabetical-index-mark text:string-value="Alvarado, Jeffery (1955-04-15 -  )"/><draw:frame text:anchor-type="paragraph" draw:z-index="2" draw:style-name="CAL-Text" svg:width="3.27cm" svg:height="0.44cm" svg:x="4.82cm" svg:y="11.81cm"><draw:text-box> <text:p text:style-name="FCAL-Text"><text:span text:style-name="FCAL-Text">Alvarado, Jeffe...</text:span></text:p></draw:text-box>
</draw:frame>
<text:alphabetical-index-mark text:string-value="Diaz, James (1763-04-15 - )"/><draw:frame text:anchor-type="paragraph" draw:z-index="2" draw:style-name="CAL-Text" svg:width="3.23cm" svg:height="0.44cm" svg:x="4.82cm" svg:y="11.41cm"><draw:text-box> <text:p text:style-name="FCAL-Text"><text:span text:style-name="FCAL-Text">Diaz, James, 252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6</text:span>
</text:p>
</draw:text-box></draw:frame>
<text:alphabetical-index-mark text:string-value="Boucher, Kyle Joseph (1991-04-16 -  )"/><draw:frame text:anchor-type="paragraph" draw:z-index="2" draw:style-name="CAL-Text" svg:width="3.23cm" svg:height="0.44cm" svg:x="7.18cm" svg:y="12.20cm"><draw:text-box> <text:p text:style-name="FCAL-Text"><text:span text:style-name="FCAL-Text">Boucher, Kyle ...</text:span></text:p></draw:text-box>
</draw:frame>
<text:alphabetical-index-mark text:string-value="Hamilton, John (1968 -  )"/><draw:frame text:anchor-type="paragraph" draw:z-index="2" draw:style-name="CAL-Text" svg:width="3.16cm" svg:height="0.44cm" svg:x="7.18cm" svg:y="11.81cm"><draw:text-box> <text:p text:style-name="FCAL-Text"><text:span text:style-name="FCAL-Text"> Hamilton, Joh...</text:span></text:p></draw:text-box>
</draw:frame>
<text:alphabetical-index-mark text:string-value="Boucher, Miread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milton, John (1968 -  )"/><draw:frame text:anchor-type="paragraph" draw:z-index="2" draw:style-name="CAL-Text" svg:width="3.31cm" svg:height="0.44cm" svg:x="7.18cm" svg:y="11.41cm"><draw:text-box> <text:p text:style-name="FCAL-Text"><text:span text:style-name="FCAL-Text">Boucher, Mirea...</text:span></text:p></draw:text-box>
</draw:frame>
<text:alphabetical-index-mark text:string-value="Boucher, Miread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George Edward (1926-11-01 -  )"/><draw:frame text:anchor-type="paragraph" draw:z-index="2" draw:style-name="CAL-Text" svg:width="3.30cm" svg:height="0.44cm" svg:x="7.18cm" svg:y="11.01cm"><draw:text-box> <text:p text:style-name="FCAL-Text"><text:span text:style-name="FCAL-Text"> Warner, Georg...</text:span></text:p></draw:text-box>
</draw:frame>
<text:alphabetical-index-mark text:string-value="Lessard, Elinor Jane (1931-07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George Edward (1926-11-01 -  )"/><draw:frame text:anchor-type="paragraph" draw:z-index="2" draw:style-name="CAL-Text" svg:width="3.24cm" svg:height="0.44cm" svg:x="7.18cm" svg:y="10.62cm"><draw:text-box> <text:p text:style-name="FCAL-Text"><text:span text:style-name="FCAL-Text">Lessard, Elinor...</text:span></text:p></draw:text-box>
</draw:frame>
<text:alphabetical-index-mark text:string-value="Lessard, Elinor Jane (1931-07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Warren (1977-04-16 -  )"/><draw:frame text:anchor-type="paragraph" draw:z-index="2" draw:style-name="CAL-Text" svg:width="3.29cm" svg:height="0.44cm" svg:x="7.18cm" svg:y="10.22cm"><draw:text-box> <text:p text:style-name="FCAL-Text"><text:span text:style-name="FCAL-Text">Warner, Robert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7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8</text:span>
</text:p>
</draw:text-box></draw:frame>
<text:alphabetical-index-mark text:string-value="Floyd, Christopher Randall (1985-04-18 -  )"/><draw:frame text:anchor-type="paragraph" draw:z-index="2" draw:style-name="CAL-Text" svg:width="3.31cm" svg:height="0.44cm" svg:x="11.89cm" svg:y="12.20cm"><draw:text-box> <text:p text:style-name="FCAL-Text"><text:span text:style-name="FCAL-Text">Floyd, Christop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9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0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1</text:span>
</text:p>
</draw:text-box></draw:frame>
<text:alphabetical-index-mark text:string-value="Warner, Andrea Susan (1969-04-21 -  )"/><draw:frame text:anchor-type="paragraph" draw:z-index="2" draw:style-name="CAL-Text" svg:width="3.20cm" svg:height="0.44cm" svg:x="2.46cm" svg:y="15.59cm"><draw:text-box> <text:p text:style-name="FCAL-Text"><text:span text:style-name="FCAL-Text">Warner, Andre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2</text:span>
</text:p>
</draw:text-box>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3</text:span>
</text:p>
</draw:text-box></draw:frame>
<text:alphabetical-index-mark text:string-value="Ross, Evelyn Almazon (1955-04-23 -  )"/><draw:frame text:anchor-type="paragraph" draw:z-index="2" draw:style-name="CAL-Text" svg:width="3.30cm" svg:height="0.44cm" svg:x="7.18cm" svg:y="15.59cm"><draw:text-box> <text:p text:style-name="FCAL-Text"><text:span text:style-name="FCAL-Text">Ross, Evelyn A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4</text:span>
</text:p>
</draw:text-box></draw:frame>
<text:alphabetical-index-mark text:string-value="Cruz, James Richard (1950-04-11 -  )"/><draw:frame text:anchor-type="paragraph" draw:z-index="2" draw:style-name="CAL-Text" svg:width="3.22cm" svg:height="0.44cm" svg:x="9.53cm" svg:y="15.59cm"><draw:text-box> <text:p text:style-name="FCAL-Text"><text:span text:style-name="FCAL-Text"> Cruz, James R...</text:span></text:p></draw:text-box>
</draw:frame>
<text:alphabetical-index-mark text:string-value="Morales, Penelope Margot (1952-12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James Richard (1950-04-11 -  )"/><draw:frame text:anchor-type="paragraph" draw:z-index="2" draw:style-name="CAL-Text" svg:width="3.20cm" svg:height="0.44cm" svg:x="9.53cm" svg:y="15.19cm"><draw:text-box> <text:p text:style-name="FCAL-Text"><text:span text:style-name="FCAL-Text">Morales, Penel...</text:span></text:p></draw:text-box>
</draw:frame>
<text:alphabetical-index-mark text:string-value="Morales, Penelope Margot (1952-12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Darrell Edwin (1953-09-11 -  )"/><draw:frame text:anchor-type="paragraph" draw:z-index="2" draw:style-name="CAL-Text" svg:width="3.23cm" svg:height="0.44cm" svg:x="9.53cm" svg:y="14.80cm"><draw:text-box> <text:p text:style-name="FCAL-Text"><text:span text:style-name="FCAL-Text"> Данилов, Darr...</text:span></text:p></draw:text-box>
</draw:frame>
<text:alphabetical-index-mark text:string-value="Ross, Evelyn Almazon (1955-04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Darrell Edwin (1953-09-11 -  )"/><draw:frame text:anchor-type="paragraph" draw:z-index="2" draw:style-name="CAL-Text" svg:width="3.30cm" svg:height="0.44cm" svg:x="9.53cm" svg:y="14.40cm"><draw:text-box> <text:p text:style-name="FCAL-Text"><text:span text:style-name="FCAL-Text">Ross, Evelyn A...</text:span></text:p></draw:text-box>
</draw:frame>
<text:alphabetical-index-mark text:string-value="Ross, Evelyn Almazon (1955-04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5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6</text:span>
</text:p>
</draw:text-box></draw:frame>
<text:alphabetical-index-mark text:string-value="Bell, William Austin (1977-04-26 -  )"/><draw:frame text:anchor-type="paragraph" draw:z-index="2" draw:style-name="CAL-Text" svg:width="3.07cm" svg:height="0.44cm" svg:x="14.25cm" svg:y="15.59cm"><draw:text-box> <text:p text:style-name="FCAL-Text"><text:span text:style-name="FCAL-Text">Bell, William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7</text:span>
</text:p>
</draw:text-box></draw:frame>
<text:alphabetical-index-mark text:string-value="Garner, Jane McClellan (1950-04-27 -  )"/><draw:frame text:anchor-type="paragraph" draw:z-index="2" draw:style-name="CAL-Text" svg:width="3.28cm" svg:height="0.44cm" svg:x="0.10cm" svg:y="18.98cm"><draw:text-box> <text:p text:style-name="FCAL-Text"><text:span text:style-name="FCAL-Text">Garner, Jane M...</text:span></text:p></draw:text-box>
</draw:frame>
<text:alphabetical-index-mark text:string-value="Russell, Norman (1908-04-27 - )"/><draw:frame text:anchor-type="paragraph" draw:z-index="2" draw:style-name="CAL-Text" svg:width="3.29cm" svg:height="0.44cm" svg:x="0.10cm" svg:y="18.58cm"><draw:text-box> <text:p text:style-name="FCAL-Text"><text:span text:style-name="FCAL-Text">Russell, Norma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8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9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0</text:span>
</text:p>
</draw:text-box></draw:frame>
<text:alphabetical-index-mark text:string-value="Cruz, Laura Joy (1973-04-30 -  )"/><draw:frame text:anchor-type="paragraph" draw:z-index="2" draw:style-name="CAL-Text" svg:width="3.16cm" svg:height="0.44cm" svg:x="7.18cm" svg:y="18.98cm"><draw:text-box> <text:p text:style-name="FCAL-Text"><text:span text:style-name="FCAL-Text">Cruz, Laura Jo...</text:span></text:p></draw:text-box>
</draw:frame>
<text:alphabetical-index-mark text:string-value="Данилов, Barbara Joanne (1955-04-30 -  )"/><draw:frame text:anchor-type="paragraph" draw:z-index="2" draw:style-name="CAL-Text" svg:width="3.18cm" svg:height="0.44cm" svg:x="7.18cm" svg:y="18.58cm"><draw:text-box> <text:p text:style-name="FCAL-Text"><text:span text:style-name="FCAL-Text">Данилов, Barb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Mai 2015" text:outline-level="2"/><draw:frame text:anchor-type="paragraph" draw:style-name="CAL-Title" draw:z-index="2" svg:width="3.47cm" svg:height="20.00pt" svg:x="6.52cm" svg:y="0.18cm">
<draw:text-box><text:p text:style-name="XCAL-Title"><text:span text:style-name="FCAL-Title">Mai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1</text:span>
</text:p>
</draw:text-box></draw:frame>
<text:alphabetical-index-mark text:string-value="Warner, Darin Kane (1960-05-01 -  )"/><draw:frame text:anchor-type="paragraph" draw:z-index="2" draw:style-name="CAL-Text" svg:width="3.21cm" svg:height="0.44cm" svg:x="9.53cm" svg:y="5.43cm"><draw:text-box> <text:p text:style-name="FCAL-Text"><text:span text:style-name="FCAL-Text">Warner, Darin ...</text:span></text:p></draw:text-box>
</draw:frame>
<text:alphabetical-index-mark text:string-value="Webster, Johanne(John) (1679-05-01 - )"/><draw:frame text:anchor-type="paragraph" draw:z-index="2" draw:style-name="CAL-Text" svg:width="3.27cm" svg:height="0.44cm" svg:x="9.53cm" svg:y="5.03cm"><draw:text-box> <text:p text:style-name="FCAL-Text"><text:span text:style-name="FCAL-Text">Webster, Johan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2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3</text:span>
</text:p>
</draw:text-box></draw:frame>
<text:alphabetical-index-mark text:string-value="Warner, James Jeffrey (1984-05-03 -  )"/><draw:frame text:anchor-type="paragraph" draw:z-index="2" draw:style-name="CAL-Text" svg:width="3.28cm" svg:height="0.44cm" svg:x="14.25cm" svg:y="5.43cm"><draw:text-box> <text:p text:style-name="FCAL-Text"><text:span text:style-name="FCAL-Text">Warner, James 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4</text:span>
</text:p>
</draw:text-box></draw:frame>
<text:alphabetical-index-mark text:string-value="Warner, John Allen (1979-05-04 -  )"/><draw:frame text:anchor-type="paragraph" draw:z-index="2" draw:style-name="CAL-Text" svg:width="3.05cm" svg:height="0.44cm" svg:x="0.10cm" svg:y="8.82cm"><draw:text-box> <text:p text:style-name="FCAL-Text"><text:span text:style-name="FCAL-Text">Warner, John 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5</text:span>
</text:p>
</draw:text-box></draw:frame>
<text:alphabetical-index-mark text:string-value="West, Kevin Wayne (1989-05-05 -  )"/><draw:frame text:anchor-type="paragraph" draw:z-index="2" draw:style-name="CAL-Text" svg:width="3.28cm" svg:height="0.44cm" svg:x="2.46cm" svg:y="8.82cm"><draw:text-box> <text:p text:style-name="FCAL-Text"><text:span text:style-name="FCAL-Text">West, Kevin W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6</text:span>
</text:p>
</draw:text-box></draw:frame>
<text:alphabetical-index-mark text:string-value="Benson, Joseph Louis(Jr.) (1702-05-06 - )"/><draw:frame text:anchor-type="paragraph" draw:z-index="2" draw:style-name="CAL-Text" svg:width="3.29cm" svg:height="0.44cm" svg:x="4.82cm" svg:y="8.82cm"><draw:text-box> <text:p text:style-name="FCAL-Text"><text:span text:style-name="FCAL-Text">Benson, Joseph...</text:span></text:p></draw:text-box>
</draw:frame>
<text:alphabetical-index-mark text:string-value="Sánchez, Jonathan Andrew (1991-05-06 -  )"/><draw:frame text:anchor-type="paragraph" draw:z-index="2" draw:style-name="CAL-Text" svg:width="3.18cm" svg:height="0.44cm" svg:x="4.82cm" svg:y="8.42cm"><draw:text-box> <text:p text:style-name="FCAL-Text"><text:span text:style-name="FCAL-Text">Sánchez, Jonat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7</text:span>
</text:p>
</draw:text-box></draw:frame>
<text:alphabetical-index-mark text:string-value="Reed, Terrence (1948-05-07 -  )"/><draw:frame text:anchor-type="paragraph" draw:z-index="2" draw:style-name="CAL-Text" svg:width="3.24cm" svg:height="0.44cm" svg:x="7.18cm" svg:y="8.82cm"><draw:text-box> <text:p text:style-name="FCAL-Text"><text:span text:style-name="FCAL-Text">Reed, Terrence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8</text:span>
</text:p>
</draw:text-box></draw:frame>
<text:alphabetical-index-mark text:string-value="Henderson, Cathy Sue (1965-05-08 -  )"/><draw:frame text:anchor-type="paragraph" draw:z-index="2" draw:style-name="CAL-Text" svg:width="3.29cm" svg:height="0.44cm" svg:x="9.53cm" svg:y="8.82cm"><draw:text-box> <text:p text:style-name="FCAL-Text"><text:span text:style-name="FCAL-Text">Henderson, Cat...</text:span></text:p></draw:text-box>
</draw:frame>
<text:alphabetical-index-mark text:string-value="Черных, Mary Helen (1916-05-08 -  )"/><draw:frame text:anchor-type="paragraph" draw:z-index="2" draw:style-name="CAL-Text" svg:width="3.16cm" svg:height="0.44cm" svg:x="9.53cm" svg:y="8.42cm"><draw:text-box> <text:p text:style-name="FCAL-Text"><text:span text:style-name="FCAL-Text">Черных, Mary 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9</text:span>
</text:p>
</draw:text-box></draw:frame>
<text:alphabetical-index-mark text:string-value="Parent, Eleanor (1799-05-09 - )"/><draw:frame text:anchor-type="paragraph" draw:z-index="2" draw:style-name="CAL-Text" svg:width="3.27cm" svg:height="0.44cm" svg:x="11.89cm" svg:y="8.82cm"><draw:text-box> <text:p text:style-name="FCAL-Text"><text:span text:style-name="FCAL-Text">Parent, Eleanor...</text:span></text:p></draw:text-box>
</draw:frame>
<text:alphabetical-index-mark text:string-value="Watson, Alvin E. (1948-05-09 -  )"/><draw:frame text:anchor-type="paragraph" draw:z-index="2" draw:style-name="CAL-Text" svg:width="3.23cm" svg:height="0.44cm" svg:x="11.89cm" svg:y="8.42cm"><draw:text-box> <text:p text:style-name="FCAL-Text"><text:span text:style-name="FCAL-Text">Watson, Alvin 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0</text:span>
</text:p>
</draw:text-box></draw:frame>
<text:alphabetical-index-mark text:string-value="Hill, Sean Michael (1980-05-10 -  )"/><draw:frame text:anchor-type="paragraph" draw:z-index="2" draw:style-name="CAL-Text" svg:width="3.14cm" svg:height="0.44cm" svg:x="14.25cm" svg:y="8.82cm"><draw:text-box> <text:p text:style-name="FCAL-Text"><text:span text:style-name="FCAL-Text">Hill, Sean Mic...</text:span></text:p></draw:text-box>
</draw:frame>
<text:alphabetical-index-mark text:string-value="Peters, John C. (1946-05-10 -  )"/><draw:frame text:anchor-type="paragraph" draw:z-index="2" draw:style-name="CAL-Text" svg:width="3.30cm" svg:height="0.44cm" svg:x="14.25cm" svg:y="8.42cm"><draw:text-box> <text:p text:style-name="FCAL-Text"><text:span text:style-name="FCAL-Text">Peters, John C.,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1</text:span>
</text:p>
</draw:text-box></draw:frame>
<text:alphabetical-index-mark text:string-value="Hopkins, Joseph (1786-05-11 - )"/><draw:frame text:anchor-type="paragraph" draw:z-index="2" draw:style-name="CAL-Text" svg:width="3.24cm" svg:height="0.44cm" svg:x="0.10cm" svg:y="12.20cm"><draw:text-box> <text:p text:style-name="FCAL-Text"><text:span text:style-name="FCAL-Text">Hopkins, Josep...</text:span></text:p></draw:text-box>
</draw:frame>
<text:alphabetical-index-mark text:string-value="Warner, Carl Thomas (1981-05-11 -  )"/><draw:frame text:anchor-type="paragraph" draw:z-index="2" draw:style-name="CAL-Text" svg:width="3.23cm" svg:height="0.44cm" svg:x="0.10cm" svg:y="11.81cm"><draw:text-box> <text:p text:style-name="FCAL-Text"><text:span text:style-name="FCAL-Text">Warner, Carl T...</text:span></text:p></draw:text-box>
</draw:frame>
<text:alphabetical-index-mark text:string-value="Weaver, Steven Matthew ( -  )"/><draw:frame text:anchor-type="paragraph" draw:z-index="2" draw:style-name="CAL-Text" svg:width="3.23cm" svg:height="0.44cm" svg:x="0.10cm" svg:y="11.41cm"><draw:text-box> <text:p text:style-name="FCAL-Text"><text:span text:style-name="FCAL-Text"> Weaver, Steve...</text:span></text:p></draw:text-box>
</draw:frame>
<text:alphabetical-index-mark text:string-value="Warner, JenniferMae(Ganoe) (1973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aver, Steven Matthew ( -  )"/><draw:frame text:anchor-type="paragraph" draw:z-index="2" draw:style-name="CAL-Text" svg:width="3.17cm" svg:height="0.44cm" svg:x="0.10cm" svg:y="11.01cm"><draw:text-box> <text:p text:style-name="FCAL-Text"><text:span text:style-name="FCAL-Text">Warner, Jennif...</text:span></text:p></draw:text-box>
</draw:frame>
<text:alphabetical-index-mark text:string-value="Warner, JenniferMae(Ganoe) (1973-02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2</text:span>
</text:p>
</draw:text-box></draw:frame>
<text:alphabetical-index-mark text:string-value="West, Ronald David (1953-07-13 -  )"/><draw:frame text:anchor-type="paragraph" draw:z-index="2" draw:style-name="CAL-Text" svg:width="3.18cm" svg:height="0.44cm" svg:x="2.46cm" svg:y="12.20cm"><draw:text-box> <text:p text:style-name="FCAL-Text"><text:span text:style-name="FCAL-Text"> West, Ronald ...</text:span></text:p></draw:text-box>
</draw:frame>
<text:alphabetical-index-mark text:string-value="Cruz, Melinda Lou (1956-12-1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st, Ronald David (1953-07-13 -  )"/><draw:frame text:anchor-type="paragraph" draw:z-index="2" draw:style-name="CAL-Text" svg:width="3.21cm" svg:height="0.44cm" svg:x="2.46cm" svg:y="11.81cm"><draw:text-box> <text:p text:style-name="FCAL-Text"><text:span text:style-name="FCAL-Text">Cruz, Melinda ...</text:span></text:p></draw:text-box>
</draw:frame>
<text:alphabetical-index-mark text:string-value="Cruz, Melinda Lou (1956-12-1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Ильин, Gary (1950-05-12 -  )"/><draw:frame text:anchor-type="paragraph" draw:z-index="2" draw:style-name="CAL-Text" svg:width="3.10cm" svg:height="0.44cm" svg:x="2.46cm" svg:y="11.41cm"><draw:text-box> <text:p text:style-name="FCAL-Text"><text:span text:style-name="FCAL-Text">Ильин, Gary, 65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3</text:span>
</text:p>
</draw:text-box></draw:frame>
<text:alphabetical-index-mark text:string-value="Garrett, William Forest (1927-05-13 -  )"/><draw:frame text:anchor-type="paragraph" draw:z-index="2" draw:style-name="CAL-Text" svg:width="3.13cm" svg:height="0.44cm" svg:x="4.82cm" svg:y="12.20cm"><draw:text-box> <text:p text:style-name="FCAL-Text"><text:span text:style-name="FCAL-Text">Garrett, Willia...</text:span></text:p></draw:text-box>
</draw:frame>
<text:alphabetical-index-mark text:string-value="Reed, Joan (1943-05-13 -  )"/><draw:frame text:anchor-type="paragraph" draw:z-index="2" draw:style-name="CAL-Text" svg:width="2.84cm" svg:height="0.44cm" svg:x="4.82cm" svg:y="11.81cm"><draw:text-box> <text:p text:style-name="FCAL-Text"><text:span text:style-name="FCAL-Text">Reed, Joan, 72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4</text:span>
</text:p>
</draw:text-box>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5</text:span>
</text:p>
</draw:text-box></draw:frame>
<text:alphabetical-index-mark text:string-value="Максимов, Heather Michelle (1970-05-15 -  )"/><draw:frame text:anchor-type="paragraph" draw:z-index="2" draw:style-name="CAL-Text" svg:width="3.24cm" svg:height="0.44cm" svg:x="9.53cm" svg:y="12.20cm"><draw:text-box> <text:p text:style-name="FCAL-Text"><text:span text:style-name="FCAL-Text">Максимов, Hea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6</text:span>
</text:p>
</draw:text-box></draw:frame>
<text:alphabetical-index-mark text:string-value="Bélanger, Donald (1944-05-16 -  )"/><draw:frame text:anchor-type="paragraph" draw:z-index="2" draw:style-name="CAL-Text" svg:width="3.31cm" svg:height="0.44cm" svg:x="11.89cm" svg:y="12.20cm"><draw:text-box> <text:p text:style-name="FCAL-Text"><text:span text:style-name="FCAL-Text">Bélanger, Dona...</text:span></text:p></draw:text-box>
</draw:frame>
<text:alphabetical-index-mark text:string-value="Rhodes, Mary Jane (1922-05-16 -  )"/><draw:frame text:anchor-type="paragraph" draw:z-index="2" draw:style-name="CAL-Text" svg:width="3.32cm" svg:height="0.44cm" svg:x="11.89cm" svg:y="11.81cm"><draw:text-box> <text:p text:style-name="FCAL-Text"><text:span text:style-name="FCAL-Text">Rhodes, Mary J...</text:span></text:p></draw:text-box>
</draw:frame>
<text:alphabetical-index-mark text:string-value="Welch, Russell Eugene (1949-04-08 -  )"/><draw:frame text:anchor-type="paragraph" draw:z-index="2" draw:style-name="CAL-Text" svg:width="3.32cm" svg:height="0.44cm" svg:x="11.89cm" svg:y="11.41cm"><draw:text-box> <text:p text:style-name="FCAL-Text"><text:span text:style-name="FCAL-Text"> Welch, Russell...</text:span></text:p></draw:text-box>
</draw:frame>
<text:alphabetical-index-mark text:string-value="Walsh, Penelope (1955-01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31cm" svg:height="0.44cm" svg:x="11.89cm" svg:y="11.01cm"><draw:text-box> <text:p text:style-name="FCAL-Text"><text:span text:style-name="FCAL-Text">Walsh, Penelop...</text:span></text:p></draw:text-box>
</draw:frame>
<text:alphabetical-index-mark text:string-value="Walsh, Penelope (1955-01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7</text:span>
</text:p>
</draw:text-box></draw:frame>
<text:alphabetical-index-mark text:string-value="Warner, James Andrew (1979-05-17 -  )"/><draw:frame text:anchor-type="paragraph" draw:z-index="2" draw:style-name="CAL-Text" svg:width="3.28cm" svg:height="0.44cm" svg:x="14.25cm" svg:y="12.20cm"><draw:text-box> <text:p text:style-name="FCAL-Text"><text:span text:style-name="FCAL-Text">Warner, James 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8</text:span>
</text:p>
</draw:text-box></draw:frame>
<text:alphabetical-index-mark text:string-value="Osborne, Paul Daniel (1963-05-18 -  )"/><draw:frame text:anchor-type="paragraph" draw:z-index="2" draw:style-name="CAL-Text" svg:width="3.16cm" svg:height="0.44cm" svg:x="0.10cm" svg:y="15.59cm"><draw:text-box> <text:p text:style-name="FCAL-Text"><text:span text:style-name="FCAL-Text">Osborne, Paul ...</text:span></text:p></draw:text-box>
</draw:frame>
<text:alphabetical-index-mark text:string-value="Лопатин, Donna Elaine (1949-05-18 -  )"/><draw:frame text:anchor-type="paragraph" draw:z-index="2" draw:style-name="CAL-Text" svg:width="3.29cm" svg:height="0.44cm" svg:x="0.10cm" svg:y="15.19cm"><draw:text-box> <text:p text:style-name="FCAL-Text"><text:span text:style-name="FCAL-Text">Лопатин, Donn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9</text:span>
</text:p>
</draw:text-box></draw:frame>
<text:alphabetical-index-mark text:string-value="Warner, David Luther (1921-05-19 -  )"/><draw:frame text:anchor-type="paragraph" draw:z-index="2" draw:style-name="CAL-Text" svg:width="3.28cm" svg:height="0.44cm" svg:x="2.46cm" svg:y="15.59cm"><draw:text-box> <text:p text:style-name="FCAL-Text"><text:span text:style-name="FCAL-Text">Warner, David ...</text:span></text:p></draw:text-box>
</draw:frame>
<text:alphabetical-index-mark text:string-value="Brock, Stephen (1948-06-20 -  )"/><draw:frame text:anchor-type="paragraph" draw:z-index="2" draw:style-name="CAL-Text" svg:width="3.16cm" svg:height="0.44cm" svg:x="2.46cm" svg:y="15.19cm"><draw:text-box> <text:p text:style-name="FCAL-Text"><text:span text:style-name="FCAL-Text"> Brock, Stephe...</text:span></text:p></draw:text-box>
</draw:frame>
<text:alphabetical-index-mark text:string-value="Welch, Annabelle Elaine (1951-03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rock, Stephen (1948-06-20 -  )"/><draw:frame text:anchor-type="paragraph" draw:z-index="2" draw:style-name="CAL-Text" svg:width="3.29cm" svg:height="0.44cm" svg:x="2.46cm" svg:y="14.80cm"><draw:text-box> <text:p text:style-name="FCAL-Text"><text:span text:style-name="FCAL-Text">Welch, Annabe...</text:span></text:p></draw:text-box>
</draw:frame>
<text:alphabetical-index-mark text:string-value="Welch, Annabelle Elaine (1951-03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0</text:span>
</text:p>
</draw:text-box></draw:frame>
<text:alphabetical-index-mark text:string-value="Мельников, Marylou (1930-05-20 -  )"/><draw:frame text:anchor-type="paragraph" draw:z-index="2" draw:style-name="CAL-Text" svg:width="3.15cm" svg:height="0.44cm" svg:x="4.82cm" svg:y="15.59cm"><draw:text-box> <text:p text:style-name="FCAL-Text"><text:span text:style-name="FCAL-Text">Мельников, M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1</text:span>
</text:p>
</draw:text-box>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2</text:span>
</text:p>
</draw:text-box></draw:frame>
<text:alphabetical-index-mark text:string-value="Mcbride, Paul (1954-05-22 -  )"/><draw:frame text:anchor-type="paragraph" draw:z-index="2" draw:style-name="CAL-Text" svg:width="3.27cm" svg:height="0.44cm" svg:x="9.53cm" svg:y="15.59cm"><draw:text-box> <text:p text:style-name="FCAL-Text"><text:span text:style-name="FCAL-Text">Mcbride, Paul, 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3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4</text:span>
</text:p>
</draw:text-box></draw:frame>
<text:alphabetical-index-mark text:string-value="Watkins, Bruce Edward (1950-12-12 -  )"/><draw:frame text:anchor-type="paragraph" draw:z-index="2" draw:style-name="CAL-Text" svg:width="3.21cm" svg:height="0.44cm" svg:x="14.25cm" svg:y="15.59cm"><draw:text-box> <text:p text:style-name="FCAL-Text"><text:span text:style-name="FCAL-Text"> Watkins, Bruc...</text:span></text:p></draw:text-box>
</draw:frame>
<text:alphabetical-index-mark text:string-value="Warner, Mary Christine (1954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tkins, Bruce Edward (1950-12-12 -  )"/><draw:frame text:anchor-type="paragraph" draw:z-index="2" draw:style-name="CAL-Text" svg:width="3.16cm" svg:height="0.44cm" svg:x="14.25cm" svg:y="15.19cm"><draw:text-box> <text:p text:style-name="FCAL-Text"><text:span text:style-name="FCAL-Text">Warner, Mary ...</text:span></text:p></draw:text-box>
</draw:frame>
<text:alphabetical-index-mark text:string-value="Warner, Mary Christine (1954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5</text:span>
</text:p>
</draw:text-box>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6</text:span>
</text:p>
</draw:text-box></draw:frame>
<text:alphabetical-index-mark text:string-value="Evans, Christian Anne (1969-05-26 -  )"/><draw:frame text:anchor-type="paragraph" draw:z-index="2" draw:style-name="CAL-Text" svg:width="3.24cm" svg:height="0.44cm" svg:x="2.46cm" svg:y="18.98cm"><draw:text-box> <text:p text:style-name="FCAL-Text"><text:span text:style-name="FCAL-Text">Evans, Christia...</text:span></text:p></draw:text-box>
</draw:frame>
<text:alphabetical-index-mark text:string-value="Peters, Elissa Marie (1979-05-26 -  )"/><draw:frame text:anchor-type="paragraph" draw:z-index="2" draw:style-name="CAL-Text" svg:width="3.03cm" svg:height="0.44cm" svg:x="2.46cm" svg:y="18.58cm"><draw:text-box> <text:p text:style-name="FCAL-Text"><text:span text:style-name="FCAL-Text">Peters, Elissa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7</text:span>
</text:p>
</draw:text-box></draw:frame>
<text:alphabetical-index-mark text:string-value="Warner, Amber Lynne (1985-05-27 -  )"/><draw:frame text:anchor-type="paragraph" draw:z-index="2" draw:style-name="CAL-Text" svg:width="3.31cm" svg:height="0.44cm" svg:x="4.82cm" svg:y="18.98cm"><draw:text-box> <text:p text:style-name="FCAL-Text"><text:span text:style-name="FCAL-Text">Warner, Amber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8</text:span>
</text:p>
</draw:text-box></draw:frame>
<text:alphabetical-index-mark text:string-value="Page, David Alan (1981-05-28 -  )"/><draw:frame text:anchor-type="paragraph" draw:z-index="2" draw:style-name="CAL-Text" svg:width="3.26cm" svg:height="0.44cm" svg:x="7.18cm" svg:y="18.98cm"><draw:text-box> <text:p text:style-name="FCAL-Text"><text:span text:style-name="FCAL-Text">Page, David Al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9</text:span>
</text:p>
</draw:text-box>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0</text:span>
</text:p>
</draw:text-box>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uin 2015" text:outline-level="2"/><draw:frame text:anchor-type="paragraph" draw:style-name="CAL-Title" draw:z-index="2" svg:width="3.63cm" svg:height="20.00pt" svg:x="6.44cm" svg:y="0.18cm">
<draw:text-box><text:p text:style-name="XCAL-Title"><text:span text:style-name="FCAL-Title">Juin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0.00cm" svg:y1="2.54cm" svg:x2="0.00cm" svg:y2="5.93cm"><text:p/>
</draw:line>
<draw:line text:anchor-type="paragraph" draw:z-index="3" draw:style-name="CAL-Border" svg:x1="0.00cm" svg:y1="2.54cm" svg:x2="2.36cm" svg:y2="2.54cm"><text:p/>
</draw:line>
<draw:line text:anchor-type="paragraph" draw:z-index="3" draw:style-name="CAL-Border" svg:x1="2.36cm" svg:y1="2.54cm" svg:x2="2.36cm" svg:y2="5.93cm"><text:p/>
</draw:line>
<draw:line text:anchor-type="paragraph" draw:z-index="3" draw:style-name="CAL-Border" svg:x1="0.00cm" svg:y1="5.93cm" svg:x2="2.36cm" svg:y2="5.93cm"><text:p/>
</draw:line>
<draw:frame text:anchor-type="paragraph" draw:style-name="CAL-Numbers" draw:z-index="2" svg:width="0.69cm" svg:height="13.00pt" svg:x="0.84cm" svg:y="2.54cm">
<draw:text-box><text:p text:style-name="XCAL-Numbers"><text:span text:style-name="FCAL-Numbers">1</text:span>
</text:p>
</draw:text-box></draw:frame>
<text:alphabetical-index-mark text:string-value="Garner, Michael Christopher (1975-06-01 -  )"/><draw:frame text:anchor-type="paragraph" draw:z-index="2" draw:style-name="CAL-Text" svg:width="3.31cm" svg:height="0.44cm" svg:x="0.10cm" svg:y="5.43cm"><draw:text-box> <text:p text:style-name="FCAL-Text"><text:span text:style-name="FCAL-Text">Garner, Michae...</text:span></text:p></draw:text-box>
</draw:frame>
<text:alphabetical-index-mark text:string-value="Mortensen, Daniel (1951-11-21 -  )"/><draw:frame text:anchor-type="paragraph" draw:z-index="2" draw:style-name="CAL-Text" svg:width="3.28cm" svg:height="0.44cm" svg:x="0.10cm" svg:y="5.03cm"><draw:text-box> <text:p text:style-name="FCAL-Text"><text:span text:style-name="FCAL-Text"> Mortensen, Da...</text:span></text:p></draw:text-box>
</draw:frame>
<text:alphabetical-index-mark text:string-value="Warner, Sarah Jane (1953-09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ortensen, Daniel (1951-11-21 -  )"/><draw:frame text:anchor-type="paragraph" draw:z-index="2" draw:style-name="CAL-Text" svg:width="3.21cm" svg:height="0.44cm" svg:x="0.10cm" svg:y="4.64cm"><draw:text-box> <text:p text:style-name="FCAL-Text"><text:span text:style-name="FCAL-Text">Warner, Sarah ...</text:span></text:p></draw:text-box>
</draw:frame>
<text:alphabetical-index-mark text:string-value="Warner, Sarah Jane (1953-09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Сергеев, Adria Maria (1971-06-01 -  )"/><draw:frame text:anchor-type="paragraph" draw:z-index="2" draw:style-name="CAL-Text" svg:width="3.31cm" svg:height="0.44cm" svg:x="0.10cm" svg:y="4.24cm"><draw:text-box> <text:p text:style-name="FCAL-Text"><text:span text:style-name="FCAL-Text">Сергеев, Adria...</text:span></text:p></draw:text-box>
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2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3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4</text:span>
</text:p>
</draw:text-box></draw:frame>
<text:alphabetical-index-mark text:string-value="Warner, Stephen Paul (1951-11-04 -  )"/><draw:frame text:anchor-type="paragraph" draw:z-index="2" draw:style-name="CAL-Text" svg:width="3.21cm" svg:height="0.44cm" svg:x="7.18cm" svg:y="5.43cm"><draw:text-box> <text:p text:style-name="FCAL-Text"><text:span text:style-name="FCAL-Text"> Warner, Steph...</text:span></text:p></draw:text-box>
</draw:frame>
<text:alphabetical-index-mark text:string-value="Худоногов, Patrici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Stephen Paul (1951-11-04 -  )"/><draw:frame text:anchor-type="paragraph" draw:z-index="2" draw:style-name="CAL-Text" svg:width="3.31cm" svg:height="0.44cm" svg:x="7.18cm" svg:y="5.03cm"><draw:text-box> <text:p text:style-name="FCAL-Text"><text:span text:style-name="FCAL-Text">Худоногов, Pat...</text:span></text:p></draw:text-box>
</draw:frame>
<text:alphabetical-index-mark text:string-value="Худоногов, Patricia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5</text:span>
</text:p>
</draw:text-box></draw:frame>
<text:alphabetical-index-mark text:string-value="Warner, Richard Kenneth (1925-01-17 -  )"/><draw:frame text:anchor-type="paragraph" draw:z-index="2" draw:style-name="CAL-Text" svg:width="3.23cm" svg:height="0.44cm" svg:x="9.53cm" svg:y="5.43cm"><draw:text-box> <text:p text:style-name="FCAL-Text"><text:span text:style-name="FCAL-Text"> Warner, Richa...</text:span></text:p></draw:text-box>
</draw:frame>
<text:alphabetical-index-mark text:string-value="Мельников, Marylou (1930-05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ichard Kenneth (1925-01-17 -  )"/><draw:frame text:anchor-type="paragraph" draw:z-index="2" draw:style-name="CAL-Text" svg:width="3.15cm" svg:height="0.44cm" svg:x="9.53cm" svg:y="5.03cm"><draw:text-box> <text:p text:style-name="FCAL-Text"><text:span text:style-name="FCAL-Text">Мельников, M...</text:span></text:p></draw:text-box>
</draw:frame>
<text:alphabetical-index-mark text:string-value="Мельников, Marylou (1930-05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6</text:span>
</text:p>
</draw:text-box></draw:frame>
<text:alphabetical-index-mark text:string-value="Kelly, Ashley Diane (1990-06-06 -  )"/><draw:frame text:anchor-type="paragraph" draw:z-index="2" draw:style-name="CAL-Text" svg:width="3.12cm" svg:height="0.44cm" svg:x="11.89cm" svg:y="5.43cm"><draw:text-box> <text:p text:style-name="FCAL-Text"><text:span text:style-name="FCAL-Text">Kelly, Ashley 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7</text:span>
</text:p>
</draw:text-box></draw:frame>
<text:alphabetical-index-mark text:string-value="Богданов, Dr. Brent"/><draw:frame text:anchor-type="paragraph" draw:z-index="2" draw:style-name="CAL-Text" svg:width="3.32cm" svg:height="0.44cm" svg:x="14.25cm" svg:y="5.43cm"><draw:text-box> <text:p text:style-name="FCAL-Text"><text:span text:style-name="FCAL-Text"> Богданов, Dr. ...</text:span></text:p></draw:text-box>
</draw:frame>
<text:alphabetical-index-mark text:string-value="Cruz, Ann Lynn (1968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Богданов, Dr. Brent"/><draw:frame text:anchor-type="paragraph" draw:z-index="2" draw:style-name="CAL-Text" svg:width="3.21cm" svg:height="0.44cm" svg:x="14.25cm" svg:y="5.03cm"><draw:text-box> <text:p text:style-name="FCAL-Text"><text:span text:style-name="FCAL-Text">Cruz, Ann Lyn...</text:span></text:p></draw:text-box>
</draw:frame>
<text:alphabetical-index-mark text:string-value="Cruz, Ann Lynn (1968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aver, Justin Matthew (1995-06-07 -  )"/><draw:frame text:anchor-type="paragraph" draw:z-index="2" draw:style-name="CAL-Text" svg:width="2.97cm" svg:height="0.44cm" svg:x="14.25cm" svg:y="4.64cm"><draw:text-box> <text:p text:style-name="FCAL-Text"><text:span text:style-name="FCAL-Text">Weaver, Justin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8</text:span>
</text:p>
</draw:text-box></draw:frame>
<text:alphabetical-index-mark text:string-value="Barber, Mary Elizabeth (1925-06-08 -  )"/><draw:frame text:anchor-type="paragraph" draw:z-index="2" draw:style-name="CAL-Text" svg:width="3.30cm" svg:height="0.44cm" svg:x="0.10cm" svg:y="8.82cm"><draw:text-box> <text:p text:style-name="FCAL-Text"><text:span text:style-name="FCAL-Text">Barber, Mary E...</text:span></text:p></draw:text-box>
</draw:frame>
<text:alphabetical-index-mark text:string-value="Cox, Robert C."/><draw:frame text:anchor-type="paragraph" draw:z-index="2" draw:style-name="CAL-Text" svg:width="3.33cm" svg:height="0.44cm" svg:x="0.10cm" svg:y="8.42cm"><draw:text-box> <text:p text:style-name="FCAL-Text"><text:span text:style-name="FCAL-Text"> Cox, Robert C....</text:span></text:p></draw:text-box>
</draw:frame>
<text:alphabetical-index-mark text:string-value="Garner, Jane McClellan (1950-04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ox, Robert C."/><draw:frame text:anchor-type="paragraph" draw:z-index="2" draw:style-name="CAL-Text" svg:width="3.28cm" svg:height="0.44cm" svg:x="0.10cm" svg:y="8.02cm"><draw:text-box> <text:p text:style-name="FCAL-Text"><text:span text:style-name="FCAL-Text">Garner, Jane M...</text:span></text:p></draw:text-box>
</draw:frame>
<text:alphabetical-index-mark text:string-value="Garner, Jane McClellan (1950-04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ane, Joseph Edward (1943-10-10 -  )"/><draw:frame text:anchor-type="paragraph" draw:z-index="2" draw:style-name="CAL-Text" svg:width="3.08cm" svg:height="0.44cm" svg:x="0.10cm" svg:y="7.63cm"><draw:text-box> <text:p text:style-name="FCAL-Text"><text:span text:style-name="FCAL-Text"> Lane, Joseph ...</text:span></text:p></draw:text-box>
</draw:frame>
<text:alphabetical-index-mark text:string-value="Козлов, Linda Ma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ane, Joseph Edward (1943-10-10 -  )"/><draw:frame text:anchor-type="paragraph" draw:z-index="2" draw:style-name="CAL-Text" svg:width="3.23cm" svg:height="0.44cm" svg:x="0.10cm" svg:y="7.23cm"><draw:text-box> <text:p text:style-name="FCAL-Text"><text:span text:style-name="FCAL-Text">Козлов, Linda ...</text:span></text:p></draw:text-box>
</draw:frame>
<text:alphabetical-index-mark text:string-value="Козлов, Linda Ma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9</text:span>
</text:p>
</draw:text-box></draw:frame>
<text:alphabetical-index-mark text:string-value="Poulsen, Randall Lee (1963-01-25 -  )"/><draw:frame text:anchor-type="paragraph" draw:z-index="2" draw:style-name="CAL-Text" svg:width="3.21cm" svg:height="0.44cm" svg:x="2.46cm" svg:y="8.82cm"><draw:text-box> <text:p text:style-name="FCAL-Text"><text:span text:style-name="FCAL-Text"> Poulsen, Rand...</text:span></text:p></draw:text-box>
</draw:frame>
<text:alphabetical-index-mark text:string-value="Welch, Lisa Dawn (1962-12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oulsen, Randall Lee (1963-01-25 -  )"/><draw:frame text:anchor-type="paragraph" draw:z-index="2" draw:style-name="CAL-Text" svg:width="3.30cm" svg:height="0.44cm" svg:x="2.46cm" svg:y="8.42cm"><draw:text-box> <text:p text:style-name="FCAL-Text"><text:span text:style-name="FCAL-Text">Welch, Lisa Da...</text:span></text:p></draw:text-box>
</draw:frame>
<text:alphabetical-index-mark text:string-value="Welch, Lisa Dawn (1962-12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92cm" svg:height="13.00pt" svg:x="5.44cm" svg:y="5.93cm">
<draw:text-box><text:p text:style-name="XCAL-Numbers"><text:span text:style-name="FCAL-Numbers">10</text:span>
</text:p>
</draw:text-box></draw:frame>
<text:alphabetical-index-mark text:string-value="Lopez, Lee William (1958-06-10 -  )"/><draw:frame text:anchor-type="paragraph" draw:z-index="2" draw:style-name="CAL-Text" svg:width="3.30cm" svg:height="0.44cm" svg:x="4.82cm" svg:y="8.82cm"><draw:text-box> <text:p text:style-name="FCAL-Text"><text:span text:style-name="FCAL-Text">Lopez, Lee Wil...</text:span></text:p></draw:text-box>
</draw:frame>
<text:alphabetical-index-mark text:string-value="Jørgensen, Jeffrey (1966-11-24 -  )"/><draw:frame text:anchor-type="paragraph" draw:z-index="2" draw:style-name="CAL-Text" svg:width="3.30cm" svg:height="0.44cm" svg:x="4.82cm" svg:y="8.42cm"><draw:text-box> <text:p text:style-name="FCAL-Text"><text:span text:style-name="FCAL-Text"> Jørgensen, Jeff...</text:span></text:p></draw:text-box>
</draw:frame>
<text:alphabetical-index-mark text:string-value="Osborne, Julia Marie (1967-10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Jørgensen, Jeffrey (1966-11-24 -  )"/><draw:frame text:anchor-type="paragraph" draw:z-index="2" draw:style-name="CAL-Text" svg:width="3.21cm" svg:height="0.44cm" svg:x="4.82cm" svg:y="8.02cm"><draw:text-box> <text:p text:style-name="FCAL-Text"><text:span text:style-name="FCAL-Text">Osborne, Julia ...</text:span></text:p></draw:text-box>
</draw:frame>
<text:alphabetical-index-mark text:string-value="Osborne, Julia Marie (1967-10-06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Michael Douglas (1958-06-10 -  )"/><draw:frame text:anchor-type="paragraph" draw:z-index="2" draw:style-name="CAL-Text" svg:width="3.22cm" svg:height="0.44cm" svg:x="4.82cm" svg:y="7.63cm"><draw:text-box> <text:p text:style-name="FCAL-Text"><text:span text:style-name="FCAL-Text">Warner, Micha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1</text:span>
</text:p>
</draw:text-box>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2</text:span>
</text:p>
</draw:text-box></draw:frame>
<text:alphabetical-index-mark text:string-value="Bell, Gary Richard (1950-09-06 -  )"/><draw:frame text:anchor-type="paragraph" draw:z-index="2" draw:style-name="CAL-Text" svg:width="3.22cm" svg:height="0.44cm" svg:x="9.53cm" svg:y="8.82cm"><draw:text-box> <text:p text:style-name="FCAL-Text"><text:span text:style-name="FCAL-Text"> Bell, Gary Ric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ell, Gary Richard (1950-09-06 -  )"/><draw:frame text:anchor-type="paragraph" draw:z-index="2" draw:style-name="CAL-Text" svg:width="3.30cm" svg:height="0.44cm" svg:x="9.53cm" svg:y="8.42cm"><draw:text-box> <text:p text:style-name="FCAL-Text"><text:span text:style-name="FCAL-Text">Cruz, Judy Den...</text:span></text:p></draw:text-box>
</draw:frame>
<text:alphabetical-index-mark text:string-value="Cruz, Judy Denise (1952-11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ichael Stanley (1948-06-12 -  )"/><draw:frame text:anchor-type="paragraph" draw:z-index="2" draw:style-name="CAL-Text" svg:width="3.31cm" svg:height="0.44cm" svg:x="9.53cm" svg:y="8.02cm"><draw:text-box> <text:p text:style-name="FCAL-Text"><text:span text:style-name="FCAL-Text">Garner, Michae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3</text:span>
</text:p>
</draw:text-box></draw:frame>
<text:alphabetical-index-mark text:string-value="Warner, Melissa Lee (1987-06-13 -  )"/><draw:frame text:anchor-type="paragraph" draw:z-index="2" draw:style-name="CAL-Text" svg:width="3.27cm" svg:height="0.44cm" svg:x="11.89cm" svg:y="8.82cm"><draw:text-box> <text:p text:style-name="FCAL-Text"><text:span text:style-name="FCAL-Text">Warner, Meliss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4</text:span>
</text:p>
</draw:text-box></draw:frame>
<text:alphabetical-index-mark text:string-value="Krawczyk, Douglas (1956-06-14 -  )"/><draw:frame text:anchor-type="paragraph" draw:z-index="2" draw:style-name="CAL-Text" svg:width="3.13cm" svg:height="0.44cm" svg:x="14.25cm" svg:y="8.82cm"><draw:text-box> <text:p text:style-name="FCAL-Text"><text:span text:style-name="FCAL-Text">Krawczyk, Do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5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6</text:span>
</text:p>
</draw:text-box></draw:frame>
<text:alphabetical-index-mark text:string-value="Watson, Mary Grace (1983-06-16 -  )"/><draw:frame text:anchor-type="paragraph" draw:z-index="2" draw:style-name="CAL-Text" svg:width="3.19cm" svg:height="0.44cm" svg:x="2.46cm" svg:y="12.20cm"><draw:text-box> <text:p text:style-name="FCAL-Text"><text:span text:style-name="FCAL-Text">Watson, Mary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7</text:span>
</text:p>
</draw:text-box></draw:frame>
<text:alphabetical-index-mark text:string-value="Thornton, Phillip James (1949-06-17 -  )"/><draw:frame text:anchor-type="paragraph" draw:z-index="2" draw:style-name="CAL-Text" svg:width="3.25cm" svg:height="0.44cm" svg:x="4.82cm" svg:y="12.20cm"><draw:text-box> <text:p text:style-name="FCAL-Text"><text:span text:style-name="FCAL-Text">Thornton, Phill...</text:span></text:p></draw:text-box>
</draw:frame>
<text:alphabetical-index-mark text:string-value="Warner, Stanley Louis (1963-06-17 -  )"/><draw:frame text:anchor-type="paragraph" draw:z-index="2" draw:style-name="CAL-Text" svg:width="3.20cm" svg:height="0.44cm" svg:x="4.82cm" svg:y="11.81cm"><draw:text-box> <text:p text:style-name="FCAL-Text"><text:span text:style-name="FCAL-Text">Warner, Stanle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8</text:span>
</text:p>
</draw:text-box></draw:frame>
<text:alphabetical-index-mark text:string-value="Todd, Cora Olive (1889-06-18 - )"/><draw:frame text:anchor-type="paragraph" draw:z-index="2" draw:style-name="CAL-Text" svg:width="3.23cm" svg:height="0.44cm" svg:x="7.18cm" svg:y="12.20cm"><draw:text-box> <text:p text:style-name="FCAL-Text"><text:span text:style-name="FCAL-Text">Todd, Cora Oli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9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20</text:span>
</text:p>
</draw:text-box></draw:frame>
<text:alphabetical-index-mark text:string-value="Brock, Stephen (1948-06-20 -  )"/><draw:frame text:anchor-type="paragraph" draw:z-index="2" draw:style-name="CAL-Text" svg:width="3.27cm" svg:height="0.44cm" svg:x="11.89cm" svg:y="12.20cm"><draw:text-box> <text:p text:style-name="FCAL-Text"><text:span text:style-name="FCAL-Text">Brock, Stephen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1</text:span>
</text:p>
</draw:text-box></draw:frame>
<text:alphabetical-index-mark text:string-value="Osborne, Anita June (1961-06-21 -  )"/><draw:frame text:anchor-type="paragraph" draw:z-index="2" draw:style-name="CAL-Text" svg:width="3.24cm" svg:height="0.44cm" svg:x="14.25cm" svg:y="12.20cm"><draw:text-box> <text:p text:style-name="FCAL-Text"><text:span text:style-name="FCAL-Text">Osborne, Anita...</text:span></text:p></draw:text-box>
</draw:frame>
<text:alphabetical-index-mark text:string-value="Garner, Raymond Scott (1956-03-05 -  )"/><draw:frame text:anchor-type="paragraph" draw:z-index="2" draw:style-name="CAL-Text" svg:width="3.16cm" svg:height="0.44cm" svg:x="14.25cm" svg:y="11.81cm"><draw:text-box> <text:p text:style-name="FCAL-Text"><text:span text:style-name="FCAL-Text"> Garner, Raym...</text:span></text:p></draw:text-box>
</draw:frame>
<text:alphabetical-index-mark text:string-value="Pérez, Angela Ga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Raymond Scott (1956-03-05 -  )"/><draw:frame text:anchor-type="paragraph" draw:z-index="2" draw:style-name="CAL-Text" svg:width="3.14cm" svg:height="0.44cm" svg:x="14.25cm" svg:y="11.41cm"><draw:text-box> <text:p text:style-name="FCAL-Text"><text:span text:style-name="FCAL-Text">Pérez, Angela ...</text:span></text:p></draw:text-box>
</draw:frame>
<text:alphabetical-index-mark text:string-value="Pérez, Angela Gay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2</text:span>
</text:p>
</draw:text-box></draw:frame>
<text:alphabetical-index-mark text:string-value="Garner, Francis William (1945-01-03 -  )"/><draw:frame text:anchor-type="paragraph" draw:z-index="2" draw:style-name="CAL-Text" svg:width="3.23cm" svg:height="0.44cm" svg:x="0.10cm" svg:y="15.59cm"><draw:text-box> <text:p text:style-name="FCAL-Text"><text:span text:style-name="FCAL-Text"> Garner, Franci...</text:span></text:p></draw:text-box>
</draw:frame>
<text:alphabetical-index-mark text:string-value="Gibbs, Connie (1943-02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Francis William (1945-01-03 -  )"/><draw:frame text:anchor-type="paragraph" draw:z-index="2" draw:style-name="CAL-Text" svg:width="3.21cm" svg:height="0.44cm" svg:x="0.10cm" svg:y="15.19cm"><draw:text-box> <text:p text:style-name="FCAL-Text"><text:span text:style-name="FCAL-Text">Gibbs, Connie ...</text:span></text:p></draw:text-box>
</draw:frame>
<text:alphabetical-index-mark text:string-value="Gibbs, Connie (1943-02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3cm" svg:height="0.44cm" svg:x="0.10cm" svg:y="14.80cm"><draw:text-box> <text:p text:style-name="FCAL-Text"><text:span text:style-name="FCAL-Text"> Russell, Bruce...</text:span></text:p></draw:text-box>
</draw:frame>
<text:alphabetical-index-mark text:string-value="Henderson, Cathy Sue (1965-05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9cm" svg:height="0.44cm" svg:x="0.10cm" svg:y="14.40cm"><draw:text-box> <text:p text:style-name="FCAL-Text"><text:span text:style-name="FCAL-Text">Henderson, Cat...</text:span></text:p></draw:text-box>
</draw:frame>
<text:alphabetical-index-mark text:string-value="Henderson, Cathy Sue (1965-05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3</text:span>
</text:p>
</draw:text-box></draw:frame>
<text:alphabetical-index-mark text:string-value="Hayes, LeAnn (1969-06-23 -  )"/><draw:frame text:anchor-type="paragraph" draw:z-index="2" draw:style-name="CAL-Text" svg:width="3.31cm" svg:height="0.44cm" svg:x="2.46cm" svg:y="15.59cm"><draw:text-box> <text:p text:style-name="FCAL-Text"><text:span text:style-name="FCAL-Text">Hayes, LeAnn, ...</text:span></text:p></draw:text-box>
</draw:frame>
<text:alphabetical-index-mark text:string-value="Welch, Michael (1959-03-04 -  )"/><draw:frame text:anchor-type="paragraph" draw:z-index="2" draw:style-name="CAL-Text" svg:width="3.16cm" svg:height="0.44cm" svg:x="2.46cm" svg:y="15.19cm"><draw:text-box> <text:p text:style-name="FCAL-Text"><text:span text:style-name="FCAL-Text"> Welch, Micha...</text:span></text:p></draw:text-box>
</draw:frame>
<text:alphabetical-index-mark text:string-value="Osborne, Anita June (1961-06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Michael (1959-03-04 -  )"/><draw:frame text:anchor-type="paragraph" draw:z-index="2" draw:style-name="CAL-Text" svg:width="3.24cm" svg:height="0.44cm" svg:x="2.46cm" svg:y="14.80cm"><draw:text-box> <text:p text:style-name="FCAL-Text"><text:span text:style-name="FCAL-Text">Osborne, Anita...</text:span></text:p></draw:text-box>
</draw:frame>
<text:alphabetical-index-mark text:string-value="Osborne, Anita June (1961-06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Matthew Steven (1977-06-23 -  )"/><draw:frame text:anchor-type="paragraph" draw:z-index="2" draw:style-name="CAL-Text" svg:width="3.15cm" svg:height="0.44cm" svg:x="2.46cm" svg:y="14.40cm"><draw:text-box> <text:p text:style-name="FCAL-Text"><text:span text:style-name="FCAL-Text">Warner, Matth...</text:span></text:p></draw:text-box>
</draw:frame>
<text:alphabetical-index-mark text:string-value="Warner, Stephanie Sue (1950-06-23 -  )"/><draw:frame text:anchor-type="paragraph" draw:z-index="2" draw:style-name="CAL-Text" svg:width="3.29cm" svg:height="0.44cm" svg:x="2.46cm" svg:y="14.00cm"><draw:text-box> <text:p text:style-name="FCAL-Text"><text:span text:style-name="FCAL-Text">Warner, Stepha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4</text:span>
</text:p>
</draw:text-box></draw:frame>
<text:alphabetical-index-mark text:string-value="Киселев, Dennis John (1952-07-16 -  )"/><draw:frame text:anchor-type="paragraph" draw:z-index="2" draw:style-name="CAL-Text" svg:width="3.16cm" svg:height="0.44cm" svg:x="4.82cm" svg:y="15.59cm"><draw:text-box> <text:p text:style-name="FCAL-Text"><text:span text:style-name="FCAL-Text"> Киселев, Den...</text:span></text:p></draw:text-box>
</draw:frame>
<text:alphabetical-index-mark text:string-value="Warner, Nancy Elizabeth (1951-10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Киселев, Dennis John (1952-07-16 -  )"/><draw:frame text:anchor-type="paragraph" draw:z-index="2" draw:style-name="CAL-Text" svg:width="3.24cm" svg:height="0.44cm" svg:x="4.82cm" svg:y="15.19cm"><draw:text-box> <text:p text:style-name="FCAL-Text"><text:span text:style-name="FCAL-Text">Warner, Nancy...</text:span></text:p></draw:text-box>
</draw:frame>
<text:alphabetical-index-mark text:string-value="Warner, Nancy Elizabeth (1951-10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wnsend, Mark"/><draw:frame text:anchor-type="paragraph" draw:z-index="2" draw:style-name="CAL-Text" svg:width="3.30cm" svg:height="0.44cm" svg:x="4.82cm" svg:y="14.80cm"><draw:text-box> <text:p text:style-name="FCAL-Text"><text:span text:style-name="FCAL-Text"> Townsend, Ma...</text:span></text:p></draw:text-box>
</draw:frame>
<text:alphabetical-index-mark text:string-value="Максимов, Heather Michelle (1970-05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wnsend, Mark"/><draw:frame text:anchor-type="paragraph" draw:z-index="2" draw:style-name="CAL-Text" svg:width="3.24cm" svg:height="0.44cm" svg:x="4.82cm" svg:y="14.40cm"><draw:text-box> <text:p text:style-name="FCAL-Text"><text:span text:style-name="FCAL-Text">Максимов, Hea...</text:span></text:p></draw:text-box>
</draw:frame>
<text:alphabetical-index-mark text:string-value="Максимов, Heather Michelle (1970-05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5</text:span>
</text:p>
</draw:text-box></draw:frame>
<text:alphabetical-index-mark text:string-value="Wójcik, Suzanne (1928-06-25 -  )"/><draw:frame text:anchor-type="paragraph" draw:z-index="2" draw:style-name="CAL-Text" svg:width="3.15cm" svg:height="0.44cm" svg:x="7.18cm" svg:y="15.59cm"><draw:text-box> <text:p text:style-name="FCAL-Text"><text:span text:style-name="FCAL-Text">Wójcik, Suzan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6</text:span>
</text:p>
</draw:text-box></draw:frame>
<text:alphabetical-index-mark text:string-value="Warner, Harold Lowell (1946-12-21 -  )"/><draw:frame text:anchor-type="paragraph" draw:z-index="2" draw:style-name="CAL-Text" svg:width="3.21cm" svg:height="0.44cm" svg:x="9.53cm" svg:y="15.59cm"><draw:text-box> <text:p text:style-name="FCAL-Text"><text:span text:style-name="FCAL-Text"> Warner, Harol...</text:span></text:p></draw:text-box>
</draw:frame>
<text:alphabetical-index-mark text:string-value="Powers, Nancy Lou (1945-08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Harold Lowell (1946-12-21 -  )"/><draw:frame text:anchor-type="paragraph" draw:z-index="2" draw:style-name="CAL-Text" svg:width="3.32cm" svg:height="0.44cm" svg:x="9.53cm" svg:y="15.19cm"><draw:text-box> <text:p text:style-name="FCAL-Text"><text:span text:style-name="FCAL-Text">Powers, Nancy ...</text:span></text:p></draw:text-box>
</draw:frame>
<text:alphabetical-index-mark text:string-value="Powers, Nancy Lou (1945-08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Todd, Lena Viola (1884-06-26 - )"/><draw:frame text:anchor-type="paragraph" draw:z-index="2" draw:style-name="CAL-Text" svg:width="3.14cm" svg:height="0.44cm" svg:x="9.53cm" svg:y="14.80cm"><draw:text-box> <text:p text:style-name="FCAL-Text"><text:span text:style-name="FCAL-Text">Todd, Lena Vi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7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8</text:span>
</text:p>
</draw:text-box></draw:frame>
<text:alphabetical-index-mark text:string-value="Cruz, Joella Lynn (1971-06-28 -  )"/><draw:frame text:anchor-type="paragraph" draw:z-index="2" draw:style-name="CAL-Text" svg:width="3.26cm" svg:height="0.44cm" svg:x="14.25cm" svg:y="15.59cm"><draw:text-box> <text:p text:style-name="FCAL-Text"><text:span text:style-name="FCAL-Text">Cruz, Joella Ly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9</text:span>
</text:p>
</draw:text-box></draw:frame>
<text:alphabetical-index-mark text:string-value="Cruz, Karla Sue (1972-06-29 -  )"/><draw:frame text:anchor-type="paragraph" draw:z-index="2" draw:style-name="CAL-Text" svg:width="3.19cm" svg:height="0.44cm" svg:x="0.10cm" svg:y="18.98cm"><draw:text-box> <text:p text:style-name="FCAL-Text"><text:span text:style-name="FCAL-Text">Cruz, Karla Su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30</text:span>
</text:p>
</draw:text-box></draw:frame>
<text:alphabetical-index-mark text:string-value="Warner, Noah Stuart (1998-06-30 -  )"/><draw:frame text:anchor-type="paragraph" draw:z-index="2" draw:style-name="CAL-Text" svg:width="3.16cm" svg:height="0.44cm" svg:x="2.46cm" svg:y="18.98cm"><draw:text-box> <text:p text:style-name="FCAL-Text"><text:span text:style-name="FCAL-Text">Warner, Noah 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Juillet 2015" text:outline-level="2"/><draw:frame text:anchor-type="paragraph" draw:style-name="CAL-Title" draw:z-index="2" svg:width="4.14cm" svg:height="20.00pt" svg:x="6.19cm" svg:y="0.18cm">
<draw:text-box><text:p text:style-name="XCAL-Title"><text:span text:style-name="FCAL-Title">Juillet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1</text:span>
</text:p>
</draw:text-box></draw:frame>
<text:alphabetical-index-mark text:string-value="Gutiérrez, Virginia Elizabeth (1921-07-01 -  )"/><draw:frame text:anchor-type="paragraph" draw:z-index="2" draw:style-name="CAL-Text" svg:width="3.24cm" svg:height="0.44cm" svg:x="4.82cm" svg:y="5.43cm"><draw:text-box> <text:p text:style-name="FCAL-Text"><text:span text:style-name="FCAL-Text">Gutiérrez, Virg...</text:span></text:p></draw:text-box>
</draw:frame>
<text:alphabetical-index-mark text:string-value="Mortensen, Maria Christine (1981-07-01 -  )"/><draw:frame text:anchor-type="paragraph" draw:z-index="2" draw:style-name="CAL-Text" svg:width="3.24cm" svg:height="0.44cm" svg:x="4.82cm" svg:y="5.03cm"><draw:text-box> <text:p text:style-name="FCAL-Text"><text:span text:style-name="FCAL-Text">Mortensen, Ma...</text:span></text:p></draw:text-box>
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2</text:span>
</text:p>
</draw:text-box></draw:frame>
<text:alphabetical-index-mark text:string-value="Ward, David J. (1944-12-31 -  )"/><draw:frame text:anchor-type="paragraph" draw:z-index="2" draw:style-name="CAL-Text" svg:width="3.32cm" svg:height="0.44cm" svg:x="7.18cm" svg:y="5.43cm"><draw:text-box> <text:p text:style-name="FCAL-Text"><text:span text:style-name="FCAL-Text"> Ward, David J....</text:span></text:p></draw:text-box>
</draw:frame>
<text:alphabetical-index-mark text:string-value="Warner, Margaret Ruth (1949-07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d, David J. (1944-12-31 -  )"/><draw:frame text:anchor-type="paragraph" draw:z-index="2" draw:style-name="CAL-Text" svg:width="3.24cm" svg:height="0.44cm" svg:x="7.18cm" svg:y="5.03cm"><draw:text-box> <text:p text:style-name="FCAL-Text"><text:span text:style-name="FCAL-Text">Warner, Marga...</text:span></text:p></draw:text-box>
</draw:frame>
<text:alphabetical-index-mark text:string-value="Warner, Margaret Ruth (1949-07-1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3</text:span>
</text:p>
</draw:text-box></draw:frame>
<text:alphabetical-index-mark text:string-value="French, Kevin Wayne (1973-07-03 -  )"/><draw:frame text:anchor-type="paragraph" draw:z-index="2" draw:style-name="CAL-Text" svg:width="3.19cm" svg:height="0.44cm" svg:x="9.53cm" svg:y="5.43cm"><draw:text-box> <text:p text:style-name="FCAL-Text"><text:span text:style-name="FCAL-Text">French, Kevin 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4</text:span>
</text:p>
</draw:text-box></draw:frame>
<text:alphabetical-index-mark text:string-value="Blanco, John Sr. (vers 1779 - )"/><draw:frame text:anchor-type="paragraph" draw:z-index="2" draw:style-name="CAL-Text" svg:width="3.31cm" svg:height="0.44cm" svg:x="11.89cm" svg:y="5.43cm"><draw:text-box> <text:p text:style-name="FCAL-Text"><text:span text:style-name="FCAL-Text"> Blanco, John S...</text:span></text:p></draw:text-box>
</draw:frame>
<text:alphabetical-index-mark text:string-value="Lucas, Christina (178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lanco, John Sr. (vers 1779 - )"/><draw:frame text:anchor-type="paragraph" draw:z-index="2" draw:style-name="CAL-Text" svg:width="3.24cm" svg:height="0.44cm" svg:x="11.89cm" svg:y="5.03cm"><draw:text-box> <text:p text:style-name="FCAL-Text"><text:span text:style-name="FCAL-Text">Lucas, Christin...</text:span></text:p></draw:text-box>
</draw:frame>
<text:alphabetical-index-mark text:string-value="Lucas, Christina (1780 -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guyen, Laurie Ann (1981-07-04 -  )"/><draw:frame text:anchor-type="paragraph" draw:z-index="2" draw:style-name="CAL-Text" svg:width="3.31cm" svg:height="0.44cm" svg:x="11.89cm" svg:y="4.64cm"><draw:text-box> <text:p text:style-name="FCAL-Text"><text:span text:style-name="FCAL-Text">Nguyen, Laurie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5</text:span>
</text:p>
</draw:text-box>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6</text:span>
</text:p>
</draw:text-box></draw:frame>
<text:alphabetical-index-mark text:string-value="McCoy, Thomas Michael (1940-07-06 -  )"/><draw:frame text:anchor-type="paragraph" draw:z-index="2" draw:style-name="CAL-Text" svg:width="3.15cm" svg:height="0.44cm" svg:x="0.10cm" svg:y="8.82cm"><draw:text-box> <text:p text:style-name="FCAL-Text"><text:span text:style-name="FCAL-Text">McCoy, Thom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7</text:span>
</text:p>
</draw:text-box></draw:frame>
<text:alphabetical-index-mark text:string-value="Киселев, Timothy Andrew (1983-07-07 -  )"/><draw:frame text:anchor-type="paragraph" draw:z-index="2" draw:style-name="CAL-Text" svg:width="3.27cm" svg:height="0.44cm" svg:x="2.46cm" svg:y="8.82cm"><draw:text-box> <text:p text:style-name="FCAL-Text"><text:span text:style-name="FCAL-Text">Киселев, Timo...</text:span></text:p></draw:text-box>
</draw:frame>
<text:alphabetical-index-mark text:string-value="Garner, Thomas James (1965-12-10 -  )"/><draw:frame text:anchor-type="paragraph" draw:z-index="2" draw:style-name="CAL-Text" svg:width="3.16cm" svg:height="0.44cm" svg:x="2.46cm" svg:y="8.42cm"><draw:text-box> <text:p text:style-name="FCAL-Text"><text:span text:style-name="FCAL-Text"> Garner, Thom...</text:span></text:p></draw:text-box>
</draw:frame>
<text:alphabetical-index-mark text:string-value="Сорокин, Holly Ruth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Thomas James (1965-12-10 -  )"/><draw:frame text:anchor-type="paragraph" draw:z-index="2" draw:style-name="CAL-Text" svg:width="3.31cm" svg:height="0.44cm" svg:x="2.46cm" svg:y="8.02cm"><draw:text-box> <text:p text:style-name="FCAL-Text"><text:span text:style-name="FCAL-Text">Сорокин, Holly...</text:span></text:p></draw:text-box>
</draw:frame>
<text:alphabetical-index-mark text:string-value="Сорокин, Holly Ruth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8</text:span>
</text:p>
</draw:text-box></draw:frame>
<text:alphabetical-index-mark text:string-value="Bates, William Robert (1950-08-04 -  )"/><draw:frame text:anchor-type="paragraph" draw:z-index="2" draw:style-name="CAL-Text" svg:width="3.30cm" svg:height="0.44cm" svg:x="4.82cm" svg:y="8.82cm"><draw:text-box> <text:p text:style-name="FCAL-Text"><text:span text:style-name="FCAL-Text"> Bates, William...</text:span></text:p></draw:text-box>
</draw:frame>
<text:alphabetical-index-mark text:string-value="Данилов, Elaine Suzanne (1951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Bates, William Robert (1950-08-04 -  )"/><draw:frame text:anchor-type="paragraph" draw:z-index="2" draw:style-name="CAL-Text" svg:width="3.24cm" svg:height="0.44cm" svg:x="4.82cm" svg:y="8.42cm"><draw:text-box> <text:p text:style-name="FCAL-Text"><text:span text:style-name="FCAL-Text">Данилов, Elain...</text:span></text:p></draw:text-box>
</draw:frame>
<text:alphabetical-index-mark text:string-value="Данилов, Elaine Suzanne (1951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9</text:span>
</text:p>
</draw:text-box></draw:frame>
<text:alphabetical-index-mark text:string-value="Garner, Howard Lane (1928-07-09 -  )"/><draw:frame text:anchor-type="paragraph" draw:z-index="2" draw:style-name="CAL-Text" svg:width="3.20cm" svg:height="0.44cm" svg:x="7.18cm" svg:y="8.82cm"><draw:text-box> <text:p text:style-name="FCAL-Text"><text:span text:style-name="FCAL-Text">Garner, Howar...</text:span></text:p></draw:text-box>
</draw:frame>
<text:alphabetical-index-mark text:string-value="Poirier, Jeffrey Alan (1974-07-09 -  )"/><draw:frame text:anchor-type="paragraph" draw:z-index="2" draw:style-name="CAL-Text" svg:width="3.30cm" svg:height="0.44cm" svg:x="7.18cm" svg:y="8.42cm"><draw:text-box> <text:p text:style-name="FCAL-Text"><text:span text:style-name="FCAL-Text">Poirier, Jeffrey 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0</text:span>
</text:p>
</draw:text-box></draw:frame>
<text:alphabetical-index-mark text:string-value="Gosselin, Andrea Lynn (1988-07-10 -  )"/><draw:frame text:anchor-type="paragraph" draw:z-index="2" draw:style-name="CAL-Text" svg:width="3.22cm" svg:height="0.44cm" svg:x="9.53cm" svg:y="8.82cm"><draw:text-box> <text:p text:style-name="FCAL-Text"><text:span text:style-name="FCAL-Text">Gosselin, Andr...</text:span></text:p></draw:text-box>
</draw:frame>
<text:alphabetical-index-mark text:string-value="Harrison, Benjamin Allen (1986-07-10 -  )"/><draw:frame text:anchor-type="paragraph" draw:z-index="2" draw:style-name="CAL-Text" svg:width="3.15cm" svg:height="0.44cm" svg:x="9.53cm" svg:y="8.42cm"><draw:text-box> <text:p text:style-name="FCAL-Text"><text:span text:style-name="FCAL-Text">Harrison, Benj...</text:span></text:p></draw:text-box>
</draw:frame>
<text:alphabetical-index-mark text:string-value="Lessard, Elinor Jane (1931-07-10 -  )"/><draw:frame text:anchor-type="paragraph" draw:z-index="2" draw:style-name="CAL-Text" svg:width="3.24cm" svg:height="0.44cm" svg:x="9.53cm" svg:y="8.02cm"><draw:text-box> <text:p text:style-name="FCAL-Text"><text:span text:style-name="FCAL-Text">Lessard, Elinor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1</text:span>
</text:p>
</draw:text-box></draw:frame>
<text:alphabetical-index-mark text:string-value="Matthews, Nicholas Ian (1995-07-11 -  )"/><draw:frame text:anchor-type="paragraph" draw:z-index="2" draw:style-name="CAL-Text" svg:width="3.15cm" svg:height="0.44cm" svg:x="11.89cm" svg:y="8.82cm"><draw:text-box> <text:p text:style-name="FCAL-Text"><text:span text:style-name="FCAL-Text">Matthews, Nic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2</text:span>
</text:p>
</draw:text-box></draw:frame>
<text:alphabetical-index-mark text:string-value="Evans, Heather Lee (1977-07-12 -  )"/><draw:frame text:anchor-type="paragraph" draw:z-index="2" draw:style-name="CAL-Text" svg:width="3.24cm" svg:height="0.44cm" svg:x="14.25cm" svg:y="8.82cm"><draw:text-box> <text:p text:style-name="FCAL-Text"><text:span text:style-name="FCAL-Text">Evans, Heather...</text:span></text:p></draw:text-box>
</draw:frame>
<text:alphabetical-index-mark text:string-value="Lane, Anthony David (1972-07-12 -  )"/><draw:frame text:anchor-type="paragraph" draw:z-index="2" draw:style-name="CAL-Text" svg:width="3.30cm" svg:height="0.44cm" svg:x="14.25cm" svg:y="8.42cm"><draw:text-box> <text:p text:style-name="FCAL-Text"><text:span text:style-name="FCAL-Text">Lane, Anthony 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3</text:span>
</text:p>
</draw:text-box></draw:frame>
<text:alphabetical-index-mark text:string-value="Warner, Margaret Ruth (1949-07-13 -  )"/><draw:frame text:anchor-type="paragraph" draw:z-index="2" draw:style-name="CAL-Text" svg:width="3.24cm" svg:height="0.44cm" svg:x="0.10cm" svg:y="12.20cm"><draw:text-box> <text:p text:style-name="FCAL-Text"><text:span text:style-name="FCAL-Text">Warner, Marga...</text:span></text:p></draw:text-box>
</draw:frame>
<text:alphabetical-index-mark text:string-value="West, Ronald David (1953-07-13 -  )"/><draw:frame text:anchor-type="paragraph" draw:z-index="2" draw:style-name="CAL-Text" svg:width="3.07cm" svg:height="0.44cm" svg:x="0.10cm" svg:y="11.81cm"><draw:text-box> <text:p text:style-name="FCAL-Text"><text:span text:style-name="FCAL-Text">West, Ronald 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4</text:span>
</text:p>
</draw:text-box></draw:frame>
<text:alphabetical-index-mark text:string-value="Garner, Cecilia (1960-07-14 -  )"/><draw:frame text:anchor-type="paragraph" draw:z-index="2" draw:style-name="CAL-Text" svg:width="3.24cm" svg:height="0.44cm" svg:x="2.46cm" svg:y="12.20cm"><draw:text-box> <text:p text:style-name="FCAL-Text"><text:span text:style-name="FCAL-Text">Garner, Cecilia...</text:span></text:p></draw:text-box>
</draw:frame>
<text:alphabetical-index-mark text:string-value="Warner, Belle Marie (1974-07-14 -  )"/><draw:frame text:anchor-type="paragraph" draw:z-index="2" draw:style-name="CAL-Text" svg:width="3.14cm" svg:height="0.44cm" svg:x="2.46cm" svg:y="11.81cm"><draw:text-box> <text:p text:style-name="FCAL-Text"><text:span text:style-name="FCAL-Text">Warner, Belle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5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6</text:span>
</text:p>
</draw:text-box></draw:frame>
<text:alphabetical-index-mark text:string-value="Phillips, Anita Irene (1947-07-16 -  )"/><draw:frame text:anchor-type="paragraph" draw:z-index="2" draw:style-name="CAL-Text" svg:width="3.21cm" svg:height="0.44cm" svg:x="7.18cm" svg:y="12.20cm"><draw:text-box> <text:p text:style-name="FCAL-Text"><text:span text:style-name="FCAL-Text">Phillips, Anita ...</text:span></text:p></draw:text-box>
</draw:frame>
<text:alphabetical-index-mark text:string-value="Киселев, Dennis John (1952-07-16 -  )"/><draw:frame text:anchor-type="paragraph" draw:z-index="2" draw:style-name="CAL-Text" svg:width="3.27cm" svg:height="0.44cm" svg:x="7.18cm" svg:y="11.81cm"><draw:text-box> <text:p text:style-name="FCAL-Text"><text:span text:style-name="FCAL-Text">Киселев, Denn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7</text:span>
</text:p>
</draw:text-box></draw:frame>
<text:alphabetical-index-mark text:string-value="Boucher, Steven Joseph (1963-07-17 -  )"/><draw:frame text:anchor-type="paragraph" draw:z-index="2" draw:style-name="CAL-Text" svg:width="3.24cm" svg:height="0.44cm" svg:x="9.53cm" svg:y="12.20cm"><draw:text-box> <text:p text:style-name="FCAL-Text"><text:span text:style-name="FCAL-Text">Boucher, Steve...</text:span></text:p></draw:text-box>
</draw:frame>
<text:alphabetical-index-mark text:string-value="Garner, Megan Ann (1978-07-17 -  )"/><draw:frame text:anchor-type="paragraph" draw:z-index="2" draw:style-name="CAL-Text" svg:width="3.32cm" svg:height="0.44cm" svg:x="9.53cm" svg:y="11.81cm"><draw:text-box> <text:p text:style-name="FCAL-Text"><text:span text:style-name="FCAL-Text">Garner, Megan ...</text:span></text:p></draw:text-box>
</draw:frame>
<text:alphabetical-index-mark text:string-value="Hale, Joseph Brendan (1975-07-17 -  )"/><draw:frame text:anchor-type="paragraph" draw:z-index="2" draw:style-name="CAL-Text" svg:width="3.21cm" svg:height="0.44cm" svg:x="9.53cm" svg:y="11.41cm"><draw:text-box> <text:p text:style-name="FCAL-Text"><text:span text:style-name="FCAL-Text">Hale, Joseph B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8</text:span>
</text:p>
</draw:text-box></draw:frame>
<text:alphabetical-index-mark text:string-value="Warner, Robert Eugene (1923-10-08 -  )"/><draw:frame text:anchor-type="paragraph" draw:z-index="2" draw:style-name="CAL-Text" svg:width="3.28cm" svg:height="0.44cm" svg:x="11.89cm" svg:y="12.20cm"><draw:text-box> <text:p text:style-name="FCAL-Text"><text:span text:style-name="FCAL-Text"> Warner, Rober...</text:span></text:p></draw:text-box>
</draw:frame>
<text:alphabetical-index-mark text:string-value="Barber, Mary Elizabeth (1925-06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Eugene (1923-10-08 -  )"/><draw:frame text:anchor-type="paragraph" draw:z-index="2" draw:style-name="CAL-Text" svg:width="3.30cm" svg:height="0.44cm" svg:x="11.89cm" svg:y="11.81cm"><draw:text-box> <text:p text:style-name="FCAL-Text"><text:span text:style-name="FCAL-Text">Barber, Mary E...</text:span></text:p></draw:text-box>
</draw:frame>
<text:alphabetical-index-mark text:string-value="Barber, Mary Elizabeth (1925-06-0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Canice Oliver (1975-07-18 -  )"/><draw:frame text:anchor-type="paragraph" draw:z-index="2" draw:style-name="CAL-Text" svg:width="3.31cm" svg:height="0.44cm" svg:x="11.89cm" svg:y="11.41cm"><draw:text-box> <text:p text:style-name="FCAL-Text"><text:span text:style-name="FCAL-Text">McCoy, Canic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9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0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1</text:span>
</text:p>
</draw:text-box></draw:frame>
<text:alphabetical-index-mark text:string-value="Russell, Melvin Glen (1936-09-23 -  )"/><draw:frame text:anchor-type="paragraph" draw:z-index="2" draw:style-name="CAL-Text" svg:width="3.23cm" svg:height="0.44cm" svg:x="2.46cm" svg:y="15.59cm"><draw:text-box> <text:p text:style-name="FCAL-Text"><text:span text:style-name="FCAL-Text"> Russell, Melvi...</text:span></text:p></draw:text-box>
</draw:frame>
<text:alphabetical-index-mark text:string-value="Manning, Judith Ann (1940-09-0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Melvin Glen (1936-09-23 -  )"/><draw:frame text:anchor-type="paragraph" draw:z-index="2" draw:style-name="CAL-Text" svg:width="3.22cm" svg:height="0.44cm" svg:x="2.46cm" svg:y="15.19cm"><draw:text-box> <text:p text:style-name="FCAL-Text"><text:span text:style-name="FCAL-Text">Manning, Judit...</text:span></text:p></draw:text-box>
</draw:frame>
<text:alphabetical-index-mark text:string-value="Manning, Judith Ann (1940-09-0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2</text:span>
</text:p>
</draw:text-box></draw:frame>
<text:alphabetical-index-mark text:string-value="Lessard, Laura Eloise (1898-07-22 - vers 1975)"/><draw:frame text:anchor-type="paragraph" draw:z-index="2" draw:style-name="CAL-Text" svg:width="3.28cm" svg:height="0.44cm" svg:x="4.82cm" svg:y="15.59cm"><draw:text-box> <text:p text:style-name="FCAL-Text"><text:span text:style-name="FCAL-Text">Lessard, Laura ...</text:span></text:p></draw:text-box>
</draw:frame>
<text:alphabetical-index-mark text:string-value="Warner, Martin B. (1985-07-22 -  )"/><draw:frame text:anchor-type="paragraph" draw:z-index="2" draw:style-name="CAL-Text" svg:width="3.29cm" svg:height="0.44cm" svg:x="4.82cm" svg:y="15.19cm"><draw:text-box> <text:p text:style-name="FCAL-Text"><text:span text:style-name="FCAL-Text">Warner, Martin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3</text:span>
</text:p>
</draw:text-box></draw:frame>
<text:alphabetical-index-mark text:string-value="Russell, Janet Gail (1942-07-23 -  )"/><draw:frame text:anchor-type="paragraph" draw:z-index="2" draw:style-name="CAL-Text" svg:width="3.10cm" svg:height="0.44cm" svg:x="7.18cm" svg:y="15.59cm"><draw:text-box> <text:p text:style-name="FCAL-Text"><text:span text:style-name="FCAL-Text">Russell, Janet 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4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5</text:span>
</text:p>
</draw:text-box></draw:frame>
<text:alphabetical-index-mark text:string-value="Warner, Fred Loren (1956-11-27 -  )"/><draw:frame text:anchor-type="paragraph" draw:z-index="2" draw:style-name="CAL-Text" svg:width="3.13cm" svg:height="0.44cm" svg:x="11.89cm" svg:y="15.59cm"><draw:text-box> <text:p text:style-name="FCAL-Text"><text:span text:style-name="FCAL-Text"> Warner, Fred ...</text:span></text:p></draw:text-box>
</draw:frame>
<text:alphabetical-index-mark text:string-value="Flores, Jamie Lee (1959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Fred Loren (1956-11-27 -  )"/><draw:frame text:anchor-type="paragraph" draw:z-index="2" draw:style-name="CAL-Text" svg:width="3.28cm" svg:height="0.44cm" svg:x="11.89cm" svg:y="15.19cm"><draw:text-box> <text:p text:style-name="FCAL-Text"><text:span text:style-name="FCAL-Text">Flores, Jamie L...</text:span></text:p></draw:text-box>
</draw:frame>
<text:alphabetical-index-mark text:string-value="Flores, Jamie Lee (1959-10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Floyd, Joan Louise (1988-07-25 -  )"/><draw:frame text:anchor-type="paragraph" draw:z-index="2" draw:style-name="CAL-Text" svg:width="3.21cm" svg:height="0.44cm" svg:x="11.89cm" svg:y="14.80cm"><draw:text-box> <text:p text:style-name="FCAL-Text"><text:span text:style-name="FCAL-Text">Floyd, Joan Lo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6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7</text:span>
</text:p>
</draw:text-box></draw:frame>
<text:alphabetical-index-mark text:string-value="Floyd, Robert William (1950-07-27 -  )"/><draw:frame text:anchor-type="paragraph" draw:z-index="2" draw:style-name="CAL-Text" svg:width="3.12cm" svg:height="0.44cm" svg:x="0.10cm" svg:y="18.98cm"><draw:text-box> <text:p text:style-name="FCAL-Text"><text:span text:style-name="FCAL-Text">Floyd, Robert ...</text:span></text:p></draw:text-box>
</draw:frame>
<text:alphabetical-index-mark text:string-value="Hale, Michael Patrick (1977-07-27 -  )"/><draw:frame text:anchor-type="paragraph" draw:z-index="2" draw:style-name="CAL-Text" svg:width="3.16cm" svg:height="0.44cm" svg:x="0.10cm" svg:y="18.58cm"><draw:text-box> <text:p text:style-name="FCAL-Text"><text:span text:style-name="FCAL-Text">Hale, Michael ...</text:span></text:p></draw:text-box>
</draw:frame>
<text:alphabetical-index-mark text:string-value="Jørgensen, Molly Marie (1990-07-27 -  )"/><draw:frame text:anchor-type="paragraph" draw:z-index="2" draw:style-name="CAL-Text" svg:width="3.27cm" svg:height="0.44cm" svg:x="0.10cm" svg:y="18.18cm"><draw:text-box> <text:p text:style-name="FCAL-Text"><text:span text:style-name="FCAL-Text">Jørgensen, Mol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8</text:span>
</text:p>
</draw:text-box>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9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0</text:span>
</text:p>
</draw:text-box></draw:frame>
<text:alphabetical-index-mark text:string-value="Page, Marvin Ray (1941-07-30 -  )"/><draw:frame text:anchor-type="paragraph" draw:z-index="2" draw:style-name="CAL-Text" svg:width="3.32cm" svg:height="0.44cm" svg:x="7.18cm" svg:y="18.98cm"><draw:text-box> <text:p text:style-name="FCAL-Text"><text:span text:style-name="FCAL-Text">Page, Marvin R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1</text:span>
</text:p>
</draw:text-box></draw:frame>
<text:alphabetical-index-mark text:string-value="Garner, Gerard Stephen (1955-07-31 -  )"/><draw:frame text:anchor-type="paragraph" draw:z-index="2" draw:style-name="CAL-Text" svg:width="3.32cm" svg:height="0.44cm" svg:x="9.53cm" svg:y="18.98cm"><draw:text-box> <text:p text:style-name="FCAL-Text"><text:span text:style-name="FCAL-Text">Garner, Gerard ...</text:span></text:p></draw:text-box>
</draw:frame>
<text:alphabetical-index-mark text:string-value="Sánchez, David Andrew (1951-03-02 -  )"/><draw:frame text:anchor-type="paragraph" draw:z-index="2" draw:style-name="CAL-Text" svg:width="3.21cm" svg:height="0.44cm" svg:x="9.53cm" svg:y="18.58cm"><draw:text-box> <text:p text:style-name="FCAL-Text"><text:span text:style-name="FCAL-Text"> Sánchez, Davi...</text:span></text:p></draw:text-box>
</draw:frame>
<text:alphabetical-index-mark text:string-value="Welch, Rosalie Jane (1956-08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Sánchez, David Andrew (1951-03-02 -  )"/><draw:frame text:anchor-type="paragraph" draw:z-index="2" draw:style-name="CAL-Text" svg:width="3.24cm" svg:height="0.44cm" svg:x="9.53cm" svg:y="18.18cm"><draw:text-box> <text:p text:style-name="FCAL-Text"><text:span text:style-name="FCAL-Text">Welch, Rosalie...</text:span></text:p></draw:text-box>
</draw:frame>
<text:alphabetical-index-mark text:string-value="Welch, Rosalie Jane (1956-08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Août 2015" text:outline-level="2"/><draw:frame text:anchor-type="paragraph" draw:style-name="CAL-Title" draw:z-index="2" svg:width="3.70cm" svg:height="20.00pt" svg:x="6.40cm" svg:y="0.18cm">
<draw:text-box><text:p text:style-name="XCAL-Title"><text:span text:style-name="FCAL-Title">Août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1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2</text:span>
</text:p>
</draw:text-box></draw:frame>
<text:alphabetical-index-mark text:string-value="Gosselin, David Martin (1983-08-02 -  )"/><draw:frame text:anchor-type="paragraph" draw:z-index="2" draw:style-name="CAL-Text" svg:width="3.18cm" svg:height="0.44cm" svg:x="14.25cm" svg:y="5.43cm"><draw:text-box> <text:p text:style-name="FCAL-Text"><text:span text:style-name="FCAL-Text">Gosselin, Davi...</text:span></text:p></draw:text-box>
</draw:frame>
<text:alphabetical-index-mark text:string-value="Poirier, Janelle Marie (1971-08-02 -  )"/><draw:frame text:anchor-type="paragraph" draw:z-index="2" draw:style-name="CAL-Text" svg:width="2.99cm" svg:height="0.44cm" svg:x="14.25cm" svg:y="5.03cm"><draw:text-box> <text:p text:style-name="FCAL-Text"><text:span text:style-name="FCAL-Text">Poirier, Janelle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3</text:span>
</text:p>
</draw:text-box></draw:frame>
<text:alphabetical-index-mark text:string-value="Bates, Stephen Michael (1982-08-03 -  )"/><draw:frame text:anchor-type="paragraph" draw:z-index="2" draw:style-name="CAL-Text" svg:width="2.97cm" svg:height="0.44cm" svg:x="0.10cm" svg:y="8.82cm"><draw:text-box> <text:p text:style-name="FCAL-Text"><text:span text:style-name="FCAL-Text">Bates, Stephen </text:span></text:p></draw:text-box>
</draw:frame>
<text:alphabetical-index-mark text:string-value="Cruz, Gerald Ray (1944-01-09 -  )"/><draw:frame text:anchor-type="paragraph" draw:z-index="2" draw:style-name="CAL-Text" svg:width="3.06cm" svg:height="0.44cm" svg:x="0.10cm" svg:y="8.42cm"><draw:text-box> <text:p text:style-name="FCAL-Text"><text:span text:style-name="FCAL-Text"> Cruz, Gerald ...</text:span></text:p></draw:text-box>
</draw:frame>
<text:alphabetical-index-mark text:string-value="Rasmussen, Marilyn Joan (1944-09-1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Gerald Ray (1944-01-09 -  )"/><draw:frame text:anchor-type="paragraph" draw:z-index="2" draw:style-name="CAL-Text" svg:width="3.15cm" svg:height="0.44cm" svg:x="0.10cm" svg:y="8.02cm"><draw:text-box> <text:p text:style-name="FCAL-Text"><text:span text:style-name="FCAL-Text">Rasmussen, M...</text:span></text:p></draw:text-box>
</draw:frame>
<text:alphabetical-index-mark text:string-value="Rasmussen, Marilyn Joan (1944-09-1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osalie Jane (1956-08-03 -  )"/><draw:frame text:anchor-type="paragraph" draw:z-index="2" draw:style-name="CAL-Text" svg:width="3.24cm" svg:height="0.44cm" svg:x="0.10cm" svg:y="7.63cm"><draw:text-box> <text:p text:style-name="FCAL-Text"><text:span text:style-name="FCAL-Text">Welch, Rosalie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4</text:span>
</text:p>
</draw:text-box></draw:frame>
<text:alphabetical-index-mark text:string-value="Bates, William Robert (1950-08-04 -  )"/><draw:frame text:anchor-type="paragraph" draw:z-index="2" draw:style-name="CAL-Text" svg:width="3.30cm" svg:height="0.44cm" svg:x="2.46cm" svg:y="8.82cm"><draw:text-box> <text:p text:style-name="FCAL-Text"><text:span text:style-name="FCAL-Text">Bates, William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5</text:span>
</text:p>
</draw:text-box></draw:frame>
<text:alphabetical-index-mark text:string-value="Garner, Peter George (1954-08-05 -  )"/><draw:frame text:anchor-type="paragraph" draw:z-index="2" draw:style-name="CAL-Text" svg:width="3.32cm" svg:height="0.44cm" svg:x="4.82cm" svg:y="8.82cm"><draw:text-box> <text:p text:style-name="FCAL-Text"><text:span text:style-name="FCAL-Text">Garner, Peter G...</text:span></text:p></draw:text-box>
</draw:frame>
<text:alphabetical-index-mark text:string-value="Welch, Christopher Paul (1966-09-04 -  )"/><draw:frame text:anchor-type="paragraph" draw:z-index="2" draw:style-name="CAL-Text" svg:width="3.32cm" svg:height="0.44cm" svg:x="4.82cm" svg:y="8.42cm"><draw:text-box> <text:p text:style-name="FCAL-Text"><text:span text:style-name="FCAL-Text"> Welch, Christo...</text:span></text:p></draw:text-box>
</draw:frame>
<text:alphabetical-index-mark text:string-value="Hayes, LeAnn (1969-06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Christopher Paul (1966-09-04 -  )"/><draw:frame text:anchor-type="paragraph" draw:z-index="2" draw:style-name="CAL-Text" svg:width="3.21cm" svg:height="0.44cm" svg:x="4.82cm" svg:y="8.02cm"><draw:text-box> <text:p text:style-name="FCAL-Text"><text:span text:style-name="FCAL-Text">Hayes, LeAnn ...</text:span></text:p></draw:text-box>
</draw:frame>
<text:alphabetical-index-mark text:string-value="Hayes, LeAnn (1969-06-2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odgers, Shawna Marie (1979-08-05 -  )"/><draw:frame text:anchor-type="paragraph" draw:z-index="2" draw:style-name="CAL-Text" svg:width="3.22cm" svg:height="0.44cm" svg:x="4.82cm" svg:y="7.63cm"><draw:text-box> <text:p text:style-name="FCAL-Text"><text:span text:style-name="FCAL-Text">Rodgers, Shaw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6</text:span>
</text:p>
</draw:text-box></draw:frame>
<text:alphabetical-index-mark text:string-value="French, Erin Jenny (1981-08-06 -  )"/><draw:frame text:anchor-type="paragraph" draw:z-index="2" draw:style-name="CAL-Text" svg:width="3.23cm" svg:height="0.44cm" svg:x="7.18cm" svg:y="8.82cm"><draw:text-box> <text:p text:style-name="FCAL-Text"><text:span text:style-name="FCAL-Text">French, Erin Je...</text:span></text:p></draw:text-box>
</draw:frame>
<text:alphabetical-index-mark text:string-value="Landry, Charles Doyle (1922-08-06 -  )"/><draw:frame text:anchor-type="paragraph" draw:z-index="2" draw:style-name="CAL-Text" svg:width="3.22cm" svg:height="0.44cm" svg:x="7.18cm" svg:y="8.42cm"><draw:text-box> <text:p text:style-name="FCAL-Text"><text:span text:style-name="FCAL-Text">Landry, Charle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7</text:span>
</text:p>
</draw:text-box></draw:frame>
<text:alphabetical-index-mark text:string-value="Cruz, Susan Marguerite (1976-08-07 -  )"/><draw:frame text:anchor-type="paragraph" draw:z-index="2" draw:style-name="CAL-Text" svg:width="3.19cm" svg:height="0.44cm" svg:x="9.53cm" svg:y="8.82cm"><draw:text-box> <text:p text:style-name="FCAL-Text"><text:span text:style-name="FCAL-Text">Cruz, Susan M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8</text:span>
</text:p>
</draw:text-box></draw:frame>
<text:alphabetical-index-mark text:string-value="Garner, Michael Stanley (1948-06-12 -  )"/><draw:frame text:anchor-type="paragraph" draw:z-index="2" draw:style-name="CAL-Text" svg:width="3.23cm" svg:height="0.44cm" svg:x="11.89cm" svg:y="8.82cm"><draw:text-box> <text:p text:style-name="FCAL-Text"><text:span text:style-name="FCAL-Text"> Garner, Micha...</text:span></text:p></draw:text-box>
</draw:frame>
<text:alphabetical-index-mark text:string-value="Gibbs, Sharo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ichael Stanley (1948-06-12 -  )"/><draw:frame text:anchor-type="paragraph" draw:z-index="2" draw:style-name="CAL-Text" svg:width="3.19cm" svg:height="0.44cm" svg:x="11.89cm" svg:y="8.42cm"><draw:text-box> <text:p text:style-name="FCAL-Text"><text:span text:style-name="FCAL-Text">Gibbs, Sharon ...</text:span></text:p></draw:text-box>
</draw:frame>
<text:alphabetical-index-mark text:string-value="Gibbs, Sharo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yne, Elizabeth (1772-08-08 - )"/><draw:frame text:anchor-type="paragraph" draw:z-index="2" draw:style-name="CAL-Text" svg:width="3.29cm" svg:height="0.44cm" svg:x="11.89cm" svg:y="8.02cm"><draw:text-box> <text:p text:style-name="FCAL-Text"><text:span text:style-name="FCAL-Text">Payne, Elizabet...</text:span></text:p></draw:text-box>
</draw:frame>
<text:alphabetical-index-mark text:string-value="Rodriquez, William M. (1785-08-08 - )"/><draw:frame text:anchor-type="paragraph" draw:z-index="2" draw:style-name="CAL-Text" svg:width="3.27cm" svg:height="0.44cm" svg:x="11.89cm" svg:y="7.63cm"><draw:text-box> <text:p text:style-name="FCAL-Text"><text:span text:style-name="FCAL-Text">Rodriquez, Wil...</text:span></text:p></draw:text-box>
</draw:frame>
<text:alphabetical-index-mark text:string-value="Киселев, Aaron D. (1985-08-08 -  )"/><draw:frame text:anchor-type="paragraph" draw:z-index="2" draw:style-name="CAL-Text" svg:width="3.20cm" svg:height="0.44cm" svg:x="11.89cm" svg:y="7.23cm"><draw:text-box> <text:p text:style-name="FCAL-Text"><text:span text:style-name="FCAL-Text">Киселев, Aaro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9</text:span>
</text:p>
</draw:text-box></draw:frame>
<text:alphabetical-index-mark text:string-value="Page, Dwayne Alan (1950-04-04 -  )"/><draw:frame text:anchor-type="paragraph" draw:z-index="2" draw:style-name="CAL-Text" svg:width="3.31cm" svg:height="0.44cm" svg:x="14.25cm" svg:y="8.82cm"><draw:text-box> <text:p text:style-name="FCAL-Text"><text:span text:style-name="FCAL-Text"> Page, Dwayne ...</text:span></text:p></draw:text-box>
</draw:frame>
<text:alphabetical-index-mark text:string-value="Scott, Cheryl Le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Dwayne Alan (1950-04-04 -  )"/><draw:frame text:anchor-type="paragraph" draw:z-index="2" draw:style-name="CAL-Text" svg:width="3.26cm" svg:height="0.44cm" svg:x="14.25cm" svg:y="8.42cm"><draw:text-box> <text:p text:style-name="FCAL-Text"><text:span text:style-name="FCAL-Text">Scott, Cheryl L...</text:span></text:p></draw:text-box>
</draw:frame>
<text:alphabetical-index-mark text:string-value="Scott, Cheryl Le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Jeremy Quentin (1982-08-09 -  )"/><draw:frame text:anchor-type="paragraph" draw:z-index="2" draw:style-name="CAL-Text" svg:width="3.30cm" svg:height="0.44cm" svg:x="14.25cm" svg:y="8.02cm"><draw:text-box> <text:p text:style-name="FCAL-Text"><text:span text:style-name="FCAL-Text">Welch, Jeremy ...</text:span></text:p></draw:text-box>
</draw:frame>
<text:alphabetical-index-mark text:string-value="Willis, Matea Elizabeth (1996-08-09 -  )"/><draw:frame text:anchor-type="paragraph" draw:z-index="2" draw:style-name="CAL-Text" svg:width="3.32cm" svg:height="0.44cm" svg:x="14.25cm" svg:y="7.63cm"><draw:text-box> <text:p text:style-name="FCAL-Text"><text:span text:style-name="FCAL-Text">Willis, Matea E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0</text:span>
</text:p>
</draw:text-box></draw:frame>
<text:alphabetical-index-mark text:string-value="Graham, Steve"/><draw:frame text:anchor-type="paragraph" draw:z-index="2" draw:style-name="CAL-Text" svg:width="3.28cm" svg:height="0.44cm" svg:x="0.10cm" svg:y="12.20cm"><draw:text-box> <text:p text:style-name="FCAL-Text"><text:span text:style-name="FCAL-Text"> Graham, Steve...</text:span></text:p></draw:text-box>
</draw:frame>
<text:alphabetical-index-mark text:string-value="Cruz, Laura Joy (1973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raham, Steve"/><draw:frame text:anchor-type="paragraph" draw:z-index="2" draw:style-name="CAL-Text" svg:width="3.16cm" svg:height="0.44cm" svg:x="0.10cm" svg:y="11.81cm"><draw:text-box> <text:p text:style-name="FCAL-Text"><text:span text:style-name="FCAL-Text">Cruz, Laura Jo...</text:span></text:p></draw:text-box>
</draw:frame>
<text:alphabetical-index-mark text:string-value="Cruz, Laura Joy (1973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llen Carl (1952-02-01 -  )"/><draw:frame text:anchor-type="paragraph" draw:z-index="2" draw:style-name="CAL-Text" svg:width="3.29cm" svg:height="0.44cm" svg:x="0.10cm" svg:y="11.41cm"><draw:text-box> <text:p text:style-name="FCAL-Text"><text:span text:style-name="FCAL-Text"> Warner, Allen ...</text:span></text:p></draw:text-box>
</draw:frame>
<text:alphabetical-index-mark text:string-value="Garner, Rita Marie (1952-09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Allen Carl (1952-02-01 -  )"/><draw:frame text:anchor-type="paragraph" draw:z-index="2" draw:style-name="CAL-Text" svg:width="3.23cm" svg:height="0.44cm" svg:x="0.10cm" svg:y="11.01cm"><draw:text-box> <text:p text:style-name="FCAL-Text"><text:span text:style-name="FCAL-Text">Garner, Rita M...</text:span></text:p></draw:text-box>
</draw:frame>
<text:alphabetical-index-mark text:string-value="Garner, Rita Marie (1952-09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1</text:span>
</text:p>
</draw:text-box></draw:frame>
<text:alphabetical-index-mark text:string-value="Warner, John William (1944-08-11 -  )"/><draw:frame text:anchor-type="paragraph" draw:z-index="2" draw:style-name="CAL-Text" svg:width="3.05cm" svg:height="0.44cm" svg:x="2.46cm" svg:y="12.20cm"><draw:text-box> <text:p text:style-name="FCAL-Text"><text:span text:style-name="FCAL-Text">Warner, John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2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3</text:span>
</text:p>
</draw:text-box></draw:frame>
<text:alphabetical-index-mark text:string-value="Walker, Andrew Vincent (1928-01-12 -  )"/><draw:frame text:anchor-type="paragraph" draw:z-index="2" draw:style-name="CAL-Text" svg:width="3.28cm" svg:height="0.44cm" svg:x="7.18cm" svg:y="12.20cm"><draw:text-box> <text:p text:style-name="FCAL-Text"><text:span text:style-name="FCAL-Text"> Walker, Andre...</text:span></text:p></draw:text-box>
</draw:frame>
<text:alphabetical-index-mark text:string-value="Pearson, Eileen Ruth (1930-04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lker, Andrew Vincent (1928-01-12 -  )"/><draw:frame text:anchor-type="paragraph" draw:z-index="2" draw:style-name="CAL-Text" svg:width="3.29cm" svg:height="0.44cm" svg:x="7.18cm" svg:y="11.81cm"><draw:text-box> <text:p text:style-name="FCAL-Text"><text:span text:style-name="FCAL-Text">Pearson, Eileen...</text:span></text:p></draw:text-box>
</draw:frame>
<text:alphabetical-index-mark text:string-value="Pearson, Eileen Ruth (1930-04-0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4</text:span>
</text:p>
</draw:text-box></draw:frame>
<text:alphabetical-index-mark text:string-value="Cruz, Patti Jo (1959-08-14 -  )"/><draw:frame text:anchor-type="paragraph" draw:z-index="2" draw:style-name="CAL-Text" svg:width="3.27cm" svg:height="0.44cm" svg:x="9.53cm" svg:y="12.20cm"><draw:text-box> <text:p text:style-name="FCAL-Text"><text:span text:style-name="FCAL-Text">Cruz, Patti Jo, 56</text:span></text:p></draw:text-box>
</draw:frame>
<text:alphabetical-index-mark text:string-value="Wójcik, Richard (1929-08-14 -  )"/><draw:frame text:anchor-type="paragraph" draw:z-index="2" draw:style-name="CAL-Text" svg:width="3.24cm" svg:height="0.44cm" svg:x="9.53cm" svg:y="11.81cm"><draw:text-box> <text:p text:style-name="FCAL-Text"><text:span text:style-name="FCAL-Text">Wójcik, Richar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5</text:span>
</text:p>
</draw:text-box></draw:frame>
<text:alphabetical-index-mark text:string-value="Garner, John Joseph (1961-08-15 -  )"/><draw:frame text:anchor-type="paragraph" draw:z-index="2" draw:style-name="CAL-Text" svg:width="3.32cm" svg:height="0.44cm" svg:x="11.89cm" svg:y="12.20cm"><draw:text-box> <text:p text:style-name="FCAL-Text"><text:span text:style-name="FCAL-Text">Garner, John Jo...</text:span></text:p></draw:text-box>
</draw:frame>
<text:alphabetical-index-mark text:string-value="Welch, Russell Eugene (1949-04-08 -  )"/><draw:frame text:anchor-type="paragraph" draw:z-index="2" draw:style-name="CAL-Text" svg:width="3.32cm" svg:height="0.44cm" svg:x="11.89cm" svg:y="11.81cm"><draw:text-box> <text:p text:style-name="FCAL-Text"><text:span text:style-name="FCAL-Text"> Welch, Russell...</text:span></text:p></draw:text-box>
</draw:frame>
<text:alphabetical-index-mark text:string-value="Norton, Dorothy (1945-11-2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lch, Russell Eugene (1949-04-08 -  )"/><draw:frame text:anchor-type="paragraph" draw:z-index="2" draw:style-name="CAL-Text" svg:width="3.27cm" svg:height="0.44cm" svg:x="11.89cm" svg:y="11.41cm"><draw:text-box> <text:p text:style-name="FCAL-Text"><text:span text:style-name="FCAL-Text">Norton, Doroth...</text:span></text:p></draw:text-box>
</draw:frame>
<text:alphabetical-index-mark text:string-value="Norton, Dorothy (1945-11-2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6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7</text:span>
</text:p>
</draw:text-box></draw:frame>
<text:alphabetical-index-mark text:string-value="Cruz, Dale Eugene (1947-11-11 -  )"/><draw:frame text:anchor-type="paragraph" draw:z-index="2" draw:style-name="CAL-Text" svg:width="3.18cm" svg:height="0.44cm" svg:x="0.10cm" svg:y="15.59cm"><draw:text-box> <text:p text:style-name="FCAL-Text"><text:span text:style-name="FCAL-Text"> Cruz, Dale Eu...</text:span></text:p></draw:text-box>
</draw:frame>
<text:alphabetical-index-mark text:string-value="Gill, Linda (1946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Dale Eugene (1947-11-11 -  )"/><draw:frame text:anchor-type="paragraph" draw:z-index="2" draw:style-name="CAL-Text" svg:width="2.92cm" svg:height="0.44cm" svg:x="0.10cm" svg:y="15.19cm"><draw:text-box> <text:p text:style-name="FCAL-Text"><text:span text:style-name="FCAL-Text">Gill, Linda and</text:span></text:p></draw:text-box>
</draw:frame>
<text:alphabetical-index-mark text:string-value="Gill, Linda (1946-1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ge, Mitchell Lee (1983-08-17 -  )"/><draw:frame text:anchor-type="paragraph" draw:z-index="2" draw:style-name="CAL-Text" svg:width="3.23cm" svg:height="0.44cm" svg:x="0.10cm" svg:y="14.80cm"><draw:text-box> <text:p text:style-name="FCAL-Text"><text:span text:style-name="FCAL-Text">Page, Mitchell 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8</text:span>
</text:p>
</draw:text-box></draw:frame>
<text:alphabetical-index-mark text:string-value="Warner, Richard Kenneth (1925-01-17 -  )"/><draw:frame text:anchor-type="paragraph" draw:z-index="2" draw:style-name="CAL-Text" svg:width="3.23cm" svg:height="0.44cm" svg:x="2.46cm" svg:y="15.59cm"><draw:text-box> <text:p text:style-name="FCAL-Text"><text:span text:style-name="FCAL-Text"> Warner, Richa...</text:span></text:p></draw:text-box>
</draw:frame>
<text:alphabetical-index-mark text:string-value="Wade, Joy A.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ichard Kenneth (1925-01-17 -  )"/><draw:frame text:anchor-type="paragraph" draw:z-index="2" draw:style-name="CAL-Text" svg:width="3.26cm" svg:height="0.44cm" svg:x="2.46cm" svg:y="15.19cm"><draw:text-box> <text:p text:style-name="FCAL-Text"><text:span text:style-name="FCAL-Text">Wade, Joy A. a...</text:span></text:p></draw:text-box>
</draw:frame>
<text:alphabetical-index-mark text:string-value="Wade, Joy A.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9</text:span>
</text:p>
</draw:text-box></draw:frame>
<text:alphabetical-index-mark text:string-value="Poulsen, Curtis Theobald (1988-08-19 -  )"/><draw:frame text:anchor-type="paragraph" draw:z-index="2" draw:style-name="CAL-Text" svg:width="3.25cm" svg:height="0.44cm" svg:x="4.82cm" svg:y="15.59cm"><draw:text-box> <text:p text:style-name="FCAL-Text"><text:span text:style-name="FCAL-Text">Poulsen, Curtis...</text:span></text:p></draw:text-box>
</draw:frame>
<text:alphabetical-index-mark text:string-value="Warner, Beverly Ann (1947-08-19 -  )"/><draw:frame text:anchor-type="paragraph" draw:z-index="2" draw:style-name="CAL-Text" svg:width="3.27cm" svg:height="0.44cm" svg:x="4.82cm" svg:y="15.19cm"><draw:text-box> <text:p text:style-name="FCAL-Text"><text:span text:style-name="FCAL-Text">Warner, Beverl...</text:span></text:p></draw:text-box>
</draw:frame>
<text:alphabetical-index-mark text:string-value="Willis, Mattea Elizabeth (1996-08-19 -  )"/><draw:frame text:anchor-type="paragraph" draw:z-index="2" draw:style-name="CAL-Text" svg:width="3.19cm" svg:height="0.44cm" svg:x="4.82cm" svg:y="14.80cm"><draw:text-box> <text:p text:style-name="FCAL-Text"><text:span text:style-name="FCAL-Text">Willis, Mattea 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0</text:span>
</text:p>
</draw:text-box></draw:frame>
<text:alphabetical-index-mark text:string-value="Jørgensen, Maggie Leigh (1993-08-20 -  )"/><draw:frame text:anchor-type="paragraph" draw:z-index="2" draw:style-name="CAL-Text" svg:width="3.13cm" svg:height="0.44cm" svg:x="7.18cm" svg:y="15.59cm"><draw:text-box> <text:p text:style-name="FCAL-Text"><text:span text:style-name="FCAL-Text">Jørgensen, Ma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1</text:span>
</text:p>
</draw:text-box></draw:frame>
<text:alphabetical-index-mark text:string-value="Douglas, Jacob (1813-08-21 - )"/><draw:frame text:anchor-type="paragraph" draw:z-index="2" draw:style-name="CAL-Text" svg:width="3.24cm" svg:height="0.44cm" svg:x="9.53cm" svg:y="15.59cm"><draw:text-box> <text:p text:style-name="FCAL-Text"><text:span text:style-name="FCAL-Text">Douglas, Jacob...</text:span></text:p></draw:text-box>
</draw:frame>
<text:alphabetical-index-mark text:string-value="Page, Sylvia Louise (1939-08-21 -  )"/><draw:frame text:anchor-type="paragraph" draw:z-index="2" draw:style-name="CAL-Text" svg:width="3.14cm" svg:height="0.44cm" svg:x="9.53cm" svg:y="15.19cm"><draw:text-box> <text:p text:style-name="FCAL-Text"><text:span text:style-name="FCAL-Text">Page, Sylvia L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2</text:span>
</text:p>
</draw:text-box></draw:frame>
<text:alphabetical-index-mark text:string-value="Garrett, Doris Mae (1950-08-22 -  )"/><draw:frame text:anchor-type="paragraph" draw:z-index="2" draw:style-name="CAL-Text" svg:width="3.12cm" svg:height="0.44cm" svg:x="11.89cm" svg:y="15.59cm"><draw:text-box> <text:p text:style-name="FCAL-Text"><text:span text:style-name="FCAL-Text">Garrett, Doris 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3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4</text:span>
</text:p>
</draw:text-box></draw:frame>
<text:alphabetical-index-mark text:string-value="Côté, Raymond Patrick (1964-12-12 -  )"/><draw:frame text:anchor-type="paragraph" draw:z-index="2" draw:style-name="CAL-Text" svg:width="3.21cm" svg:height="0.44cm" svg:x="0.10cm" svg:y="18.98cm"><draw:text-box> <text:p text:style-name="FCAL-Text"><text:span text:style-name="FCAL-Text"> Côté, Raymon...</text:span></text:p></draw:text-box>
</draw:frame>
<text:alphabetical-index-mark text:string-value="Russell, Beth Ann (1968-02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ôté, Raymond Patrick (1964-12-12 -  )"/><draw:frame text:anchor-type="paragraph" draw:z-index="2" draw:style-name="CAL-Text" svg:width="3.33cm" svg:height="0.44cm" svg:x="0.10cm" svg:y="18.58cm"><draw:text-box> <text:p text:style-name="FCAL-Text"><text:span text:style-name="FCAL-Text">Russell, Beth A...</text:span></text:p></draw:text-box>
</draw:frame>
<text:alphabetical-index-mark text:string-value="Russell, Beth Ann (1968-02-15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d, Michael David (1978-08-24 -  )"/><draw:frame text:anchor-type="paragraph" draw:z-index="2" draw:style-name="CAL-Text" svg:width="3.30cm" svg:height="0.44cm" svg:x="0.10cm" svg:y="18.18cm"><draw:text-box> <text:p text:style-name="FCAL-Text"><text:span text:style-name="FCAL-Text">Ward, Michael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5</text:span>
</text:p>
</draw:text-box></draw:frame>
<text:alphabetical-index-mark text:string-value="Garner, Betty Jane (1920-08-25 -  )"/><draw:frame text:anchor-type="paragraph" draw:z-index="2" draw:style-name="CAL-Text" svg:width="3.23cm" svg:height="0.44cm" svg:x="2.46cm" svg:y="18.98cm"><draw:text-box> <text:p text:style-name="FCAL-Text"><text:span text:style-name="FCAL-Text">Garner, Betty J...</text:span></text:p></draw:text-box>
</draw:frame>
<text:alphabetical-index-mark text:string-value="Wójcik, Daniel Burton (1949-08-25 -  )"/><draw:frame text:anchor-type="paragraph" draw:z-index="2" draw:style-name="CAL-Text" svg:width="3.24cm" svg:height="0.44cm" svg:x="2.46cm" svg:y="18.58cm"><draw:text-box> <text:p text:style-name="FCAL-Text"><text:span text:style-name="FCAL-Text">Wójcik, Daniel...</text:span></text:p></draw:text-box>
</draw:frame>
<text:alphabetical-index-mark text:string-value="Максимов, Hyla Rae (1973-08-25 -  )"/><draw:frame text:anchor-type="paragraph" draw:z-index="2" draw:style-name="CAL-Text" svg:width="3.20cm" svg:height="0.44cm" svg:x="2.46cm" svg:y="18.18cm"><draw:text-box> <text:p text:style-name="FCAL-Text"><text:span text:style-name="FCAL-Text">Максимов, Hyl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6</text:span>
</text:p>
</draw:text-box></draw:frame>
<text:alphabetical-index-mark text:string-value="Warner, Whitney Lianne (1986-08-26 -  )"/><draw:frame text:anchor-type="paragraph" draw:z-index="2" draw:style-name="CAL-Text" svg:width="3.20cm" svg:height="0.44cm" svg:x="4.82cm" svg:y="18.98cm"><draw:text-box> <text:p text:style-name="FCAL-Text"><text:span text:style-name="FCAL-Text">Warner, Whitn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7</text:span>
</text:p>
</draw:text-box></draw:frame>
<text:alphabetical-index-mark text:string-value="Garner, Regina Lynne (1973-08-27 -  )"/><draw:frame text:anchor-type="paragraph" draw:z-index="2" draw:style-name="CAL-Text" svg:width="3.24cm" svg:height="0.44cm" svg:x="7.18cm" svg:y="18.98cm"><draw:text-box> <text:p text:style-name="FCAL-Text"><text:span text:style-name="FCAL-Text">Garner, Regina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8</text:span>
</text:p>
</draw:text-box></draw:frame>
<text:alphabetical-index-mark text:string-value="Powers, Nancy Lou (1945-08-28 -  )"/><draw:frame text:anchor-type="paragraph" draw:z-index="2" draw:style-name="CAL-Text" svg:width="3.32cm" svg:height="0.44cm" svg:x="9.53cm" svg:y="18.98cm"><draw:text-box> <text:p text:style-name="FCAL-Text"><text:span text:style-name="FCAL-Text">Powers, Nancy 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9</text:span>
</text:p>
</draw:text-box></draw:frame>
<text:alphabetical-index-mark text:string-value="Garrett, Lloyd Willis (1936-08-29 -  )"/><draw:frame text:anchor-type="paragraph" draw:z-index="2" draw:style-name="CAL-Text" svg:width="3.19cm" svg:height="0.44cm" svg:x="11.89cm" svg:y="18.98cm"><draw:text-box> <text:p text:style-name="FCAL-Text"><text:span text:style-name="FCAL-Text">Garrett, Lloyd ...</text:span></text:p></draw:text-box>
</draw:frame>
<text:alphabetical-index-mark text:string-value="Warner, Sarah Suzanne (1987-08-29 -  )"/><draw:frame text:anchor-type="paragraph" draw:z-index="2" draw:style-name="CAL-Text" svg:width="3.21cm" svg:height="0.44cm" svg:x="11.89cm" svg:y="18.58cm"><draw:text-box> <text:p text:style-name="FCAL-Text"><text:span text:style-name="FCAL-Text">Warner, Sarah ...</text:span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30</text:span>
</text:p>
</draw:text-box></draw:frame>
<text:alphabetical-index-mark text:string-value="Neal, Helen M. (1916-08-30 -  )"/><draw:frame text:anchor-type="paragraph" draw:z-index="2" draw:style-name="CAL-Text" svg:width="3.27cm" svg:height="0.44cm" svg:x="14.25cm" svg:y="18.98cm"><draw:text-box> <text:p text:style-name="FCAL-Text"><text:span text:style-name="FCAL-Text">Neal, Helen M....</text:span></text:p></draw:text-box>
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1</text:span>
</text:p>
</draw:text-box></draw:frame>
<text:alphabetical-index-mark text:string-value="Garner, Bernadette (1957-08-31 -  )"/><draw:frame text:anchor-type="paragraph" draw:z-index="2" draw:style-name="CAL-Text" svg:width="3.27cm" svg:height="0.44cm" svg:x="0.10cm" svg:y="22.36cm"><draw:text-box> <text:p text:style-name="FCAL-Text"><text:span text:style-name="FCAL-Text">Garner, Bernad...</text:span></text:p></draw:text-box>
</draw:frame>
<draw:frame text:anchor-type="paragraph" draw:style-name="CAL-Text1style" draw:z-index="2" svg:width="2.65cm" svg:height="12.00pt" svg:x="8.11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7.27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7.64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Septembre 2015" text:outline-level="2"/><draw:frame text:anchor-type="paragraph" draw:style-name="CAL-Title" draw:z-index="2" svg:width="5.35cm" svg:height="20.00pt" svg:x="5.58cm" svg:y="0.18cm">
<draw:text-box><text:p text:style-name="XCAL-Title"><text:span text:style-name="FCAL-Title">Sept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1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2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3</text:span>
</text:p>
</draw:text-box></draw:frame>
<text:alphabetical-index-mark text:string-value="Obrien, Kieran Thomas (1981-09-03 -  )"/><draw:frame text:anchor-type="paragraph" draw:z-index="2" draw:style-name="CAL-Text" svg:width="3.30cm" svg:height="0.44cm" svg:x="7.18cm" svg:y="5.43cm"><draw:text-box> <text:p text:style-name="FCAL-Text"><text:span text:style-name="FCAL-Text">Obrien, Kieran ...</text:span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4</text:span>
</text:p>
</draw:text-box></draw:frame>
<text:alphabetical-index-mark text:string-value="Welch, Christopher Paul (1966-09-04 -  )"/><draw:frame text:anchor-type="paragraph" draw:z-index="2" draw:style-name="CAL-Text" svg:width="3.22cm" svg:height="0.44cm" svg:x="9.53cm" svg:y="5.43cm"><draw:text-box> <text:p text:style-name="FCAL-Text"><text:span text:style-name="FCAL-Text">Welch, Christo...</text:span></text:p></draw:text-box>
</draw:frame>
<text:alphabetical-index-mark text:string-value="Wójcik, Arnold Clark (1944-09-04 -  )"/><draw:frame text:anchor-type="paragraph" draw:z-index="2" draw:style-name="CAL-Text" svg:width="3.31cm" svg:height="0.44cm" svg:x="9.53cm" svg:y="5.03cm"><draw:text-box> <text:p text:style-name="FCAL-Text"><text:span text:style-name="FCAL-Text">Wójcik, Arnold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5</text:span>
</text:p>
</draw:text-box></draw:frame>
<text:alphabetical-index-mark text:string-value="Haynes, Michael Walter (1977-09-05 -  )"/><draw:frame text:anchor-type="paragraph" draw:z-index="2" draw:style-name="CAL-Text" svg:width="3.22cm" svg:height="0.44cm" svg:x="11.89cm" svg:y="5.43cm"><draw:text-box> <text:p text:style-name="FCAL-Text"><text:span text:style-name="FCAL-Text">Haynes, Micha...</text:span></text:p></draw:text-box>
</draw:frame>
<text:alphabetical-index-mark text:string-value="Manning, Judith Ann (1940-09-05 -  )"/><draw:frame text:anchor-type="paragraph" draw:z-index="2" draw:style-name="CAL-Text" svg:width="3.22cm" svg:height="0.44cm" svg:x="11.89cm" svg:y="5.03cm"><draw:text-box> <text:p text:style-name="FCAL-Text"><text:span text:style-name="FCAL-Text">Manning, Judit...</text:span></text:p></draw:text-box>
</draw:frame>
<text:alphabetical-index-mark text:string-value="Matthews, Mark John"/><draw:frame text:anchor-type="paragraph" draw:z-index="2" draw:style-name="CAL-Text" svg:width="3.21cm" svg:height="0.44cm" svg:x="11.89cm" svg:y="4.64cm"><draw:text-box> <text:p text:style-name="FCAL-Text"><text:span text:style-name="FCAL-Text"> Matthews, Ma...</text:span></text:p></draw:text-box>
</draw:frame>
<text:alphabetical-index-mark text:string-value="Warner, Andrea Susan (1969-04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atthews, Mark John"/><draw:frame text:anchor-type="paragraph" draw:z-index="2" draw:style-name="CAL-Text" svg:width="3.20cm" svg:height="0.44cm" svg:x="11.89cm" svg:y="4.24cm"><draw:text-box> <text:p text:style-name="FCAL-Text"><text:span text:style-name="FCAL-Text">Warner, Andre...</text:span></text:p></draw:text-box>
</draw:frame>
<text:alphabetical-index-mark text:string-value="Warner, Andrea Susan (1969-04-21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ynes, Marc W. (1950-01-29 -  )"/><draw:frame text:anchor-type="paragraph" draw:z-index="2" draw:style-name="CAL-Text" svg:width="3.24cm" svg:height="0.44cm" svg:x="11.89cm" svg:y="3.84cm"><draw:text-box> <text:p text:style-name="FCAL-Text"><text:span text:style-name="FCAL-Text"> Haynes, Marc ...</text:span></text:p></draw:text-box>
</draw:frame>
<text:alphabetical-index-mark text:string-value="Warner, Laura Gail (1952-09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ynes, Marc W. (1950-01-29 -  )"/><draw:frame text:anchor-type="paragraph" draw:z-index="2" draw:style-name="CAL-Text" svg:width="3.23cm" svg:height="0.44cm" svg:x="11.89cm" svg:y="3.45cm"><draw:text-box> <text:p text:style-name="FCAL-Text"><text:span text:style-name="FCAL-Text">Warner, Laura ...</text:span></text:p></draw:text-box>
</draw:frame>
<text:alphabetical-index-mark text:string-value="Warner, Laura Gail (1952-09-2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6</text:span>
</text:p>
</draw:text-box></draw:frame>
<text:alphabetical-index-mark text:string-value="Bell, Gary Richard (1950-09-06 -  )"/><draw:frame text:anchor-type="paragraph" draw:z-index="2" draw:style-name="CAL-Text" svg:width="3.32cm" svg:height="0.44cm" svg:x="14.25cm" svg:y="5.43cm"><draw:text-box> <text:p text:style-name="FCAL-Text"><text:span text:style-name="FCAL-Text">Bell, Gary Rich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7</text:span>
</text:p>
</draw:text-box></draw:frame>
<text:alphabetical-index-mark text:string-value="Garner, Rita Marie (1952-09-07 -  )"/><draw:frame text:anchor-type="paragraph" draw:z-index="2" draw:style-name="CAL-Text" svg:width="3.23cm" svg:height="0.44cm" svg:x="0.10cm" svg:y="8.82cm"><draw:text-box> <text:p text:style-name="FCAL-Text"><text:span text:style-name="FCAL-Text">Garner, Rita M...</text:span></text:p></draw:text-box>
</draw:frame>
<text:alphabetical-index-mark text:string-value="Данилов, Earl William"/><draw:frame text:anchor-type="paragraph" draw:z-index="2" draw:style-name="CAL-Text" svg:width="2.96cm" svg:height="0.44cm" svg:x="0.10cm" svg:y="8.42cm"><draw:text-box> <text:p text:style-name="FCAL-Text"><text:span text:style-name="FCAL-Text"> Данилов, Earl </text:span></text:p></draw:text-box>
</draw:frame>
<text:alphabetical-index-mark text:string-value="Lessard, Dorothy Louise (1926-09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Earl William"/><draw:frame text:anchor-type="paragraph" draw:z-index="2" draw:style-name="CAL-Text" svg:width="3.18cm" svg:height="0.44cm" svg:x="0.10cm" svg:y="8.02cm"><draw:text-box> <text:p text:style-name="FCAL-Text"><text:span text:style-name="FCAL-Text">Lessard, Dorot...</text:span></text:p></draw:text-box>
</draw:frame>
<text:alphabetical-index-mark text:string-value="Lessard, Dorothy Louise (1926-09-29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Douglas (1962-09-07 -  )"/><draw:frame text:anchor-type="paragraph" draw:z-index="2" draw:style-name="CAL-Text" svg:width="3.29cm" svg:height="0.44cm" svg:x="0.10cm" svg:y="7.63cm"><draw:text-box> <text:p text:style-name="FCAL-Text"><text:span text:style-name="FCAL-Text">Warner, Robert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8</text:span>
</text:p>
</draw:text-box></draw:frame>
<text:alphabetical-index-mark text:string-value="Cruz, Karen Kay (1975-09-08 -  )"/><draw:frame text:anchor-type="paragraph" draw:z-index="2" draw:style-name="CAL-Text" svg:width="3.32cm" svg:height="0.44cm" svg:x="2.46cm" svg:y="8.82cm"><draw:text-box> <text:p text:style-name="FCAL-Text"><text:span text:style-name="FCAL-Text">Cruz, Karen Ka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9</text:span>
</text:p>
</draw:text-box></draw:frame>
<text:alphabetical-index-mark text:string-value="McCoy, Thomas Michael (1940-07-06 -  )"/><draw:frame text:anchor-type="paragraph" draw:z-index="2" draw:style-name="CAL-Text" svg:width="3.26cm" svg:height="0.44cm" svg:x="4.82cm" svg:y="8.82cm"><draw:text-box> <text:p text:style-name="FCAL-Text"><text:span text:style-name="FCAL-Text"> McCoy, Thom...</text:span></text:p></draw:text-box>
</draw:frame>
<text:alphabetical-index-mark text:string-value="Howell, Mary (1945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Coy, Thomas Michael (1940-07-06 -  )"/><draw:frame text:anchor-type="paragraph" draw:z-index="2" draw:style-name="CAL-Text" svg:width="3.32cm" svg:height="0.44cm" svg:x="4.82cm" svg:y="8.42cm"><draw:text-box> <text:p text:style-name="FCAL-Text"><text:span text:style-name="FCAL-Text">Howell, Mary a...</text:span></text:p></draw:text-box>
</draw:frame>
<text:alphabetical-index-mark text:string-value="Howell, Mary (1945-1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0</text:span>
</text:p>
</draw:text-box></draw:frame>
<text:alphabetical-index-mark text:string-value="Garner, Anne Therese (1950-09-10 -  )"/><draw:frame text:anchor-type="paragraph" draw:z-index="2" draw:style-name="CAL-Text" svg:width="3.32cm" svg:height="0.44cm" svg:x="7.18cm" svg:y="8.82cm"><draw:text-box> <text:p text:style-name="FCAL-Text"><text:span text:style-name="FCAL-Text">Garner, Anne T...</text:span></text:p></draw:text-box>
</draw:frame>
<text:alphabetical-index-mark text:string-value="Garner, Kathryn Mary (1952-09-10 -  )"/><draw:frame text:anchor-type="paragraph" draw:z-index="2" draw:style-name="CAL-Text" svg:width="3.22cm" svg:height="0.44cm" svg:x="7.18cm" svg:y="8.42cm"><draw:text-box> <text:p text:style-name="FCAL-Text"><text:span text:style-name="FCAL-Text">Garner, Kathry...</text:span></text:p></draw:text-box>
</draw:frame>
<text:alphabetical-index-mark text:string-value="Lane, Donna Elizabeth (1974-09-10 -  )"/><draw:frame text:anchor-type="paragraph" draw:z-index="2" draw:style-name="CAL-Text" svg:width="3.32cm" svg:height="0.44cm" svg:x="7.18cm" svg:y="8.02cm"><draw:text-box> <text:p text:style-name="FCAL-Text"><text:span text:style-name="FCAL-Text">Lane, Donna El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1</text:span>
</text:p>
</draw:text-box></draw:frame>
<text:alphabetical-index-mark text:string-value="Rasmussen, Marilyn Joan (1944-09-11 -  )"/><draw:frame text:anchor-type="paragraph" draw:z-index="2" draw:style-name="CAL-Text" svg:width="3.15cm" svg:height="0.44cm" svg:x="9.53cm" svg:y="8.82cm"><draw:text-box> <text:p text:style-name="FCAL-Text"><text:span text:style-name="FCAL-Text">Rasmussen, M...</text:span></text:p></draw:text-box>
</draw:frame>
<text:alphabetical-index-mark text:string-value="Данилов, Darrell Edwin (1953-09-11 -  )"/><draw:frame text:anchor-type="paragraph" draw:z-index="2" draw:style-name="CAL-Text" svg:width="3.31cm" svg:height="0.44cm" svg:x="9.53cm" svg:y="8.42cm"><draw:text-box> <text:p text:style-name="FCAL-Text"><text:span text:style-name="FCAL-Text">Данилов, Darre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2</text:span>
</text:p>
</draw:text-box></draw:frame>
<text:alphabetical-index-mark text:string-value="Nunez, Barbara Ann (1948-09-12 -  )"/><draw:frame text:anchor-type="paragraph" draw:z-index="2" draw:style-name="CAL-Text" svg:width="3.31cm" svg:height="0.44cm" svg:x="11.89cm" svg:y="8.82cm"><draw:text-box> <text:p text:style-name="FCAL-Text"><text:span text:style-name="FCAL-Text">Nunez, Barbara...</text:span></text:p></draw:text-box>
</draw:frame>
<text:alphabetical-index-mark text:string-value="Sánchez, Roxanne Marie (1988-09-12 -  )"/><draw:frame text:anchor-type="paragraph" draw:z-index="2" draw:style-name="CAL-Text" svg:width="3.18cm" svg:height="0.44cm" svg:x="11.89cm" svg:y="8.42cm"><draw:text-box> <text:p text:style-name="FCAL-Text"><text:span text:style-name="FCAL-Text">Sánchez, Roxa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3</text:span>
</text:p>
</draw:text-box></draw:frame>
<text:alphabetical-index-mark text:string-value="Osborne, Dwight Billington (1933-12-31 -  )"/><draw:frame text:anchor-type="paragraph" draw:z-index="2" draw:style-name="CAL-Text" svg:width="3.14cm" svg:height="0.44cm" svg:x="14.25cm" svg:y="8.82cm"><draw:text-box> <text:p text:style-name="FCAL-Text"><text:span text:style-name="FCAL-Text"> Osborne, Dwi...</text:span></text:p></draw:text-box>
</draw:frame>
<text:alphabetical-index-mark text:string-value="Lessard, Mary Alice (1937-0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Dwight Billington (1933-12-31 -  )"/><draw:frame text:anchor-type="paragraph" draw:z-index="2" draw:style-name="CAL-Text" svg:width="3.21cm" svg:height="0.44cm" svg:x="14.25cm" svg:y="8.42cm"><draw:text-box> <text:p text:style-name="FCAL-Text"><text:span text:style-name="FCAL-Text">Lessard, Mary ...</text:span></text:p></draw:text-box>
</draw:frame>
<text:alphabetical-index-mark text:string-value="Lessard, Mary Alice (1937-01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4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5</text:span>
</text:p>
</draw:text-box></draw:frame>
<text:alphabetical-index-mark text:string-value="Boucher, Rose Mary (1926-09-15 -  )"/><draw:frame text:anchor-type="paragraph" draw:z-index="2" draw:style-name="CAL-Text" svg:width="3.26cm" svg:height="0.44cm" svg:x="2.46cm" svg:y="12.20cm"><draw:text-box> <text:p text:style-name="FCAL-Text"><text:span text:style-name="FCAL-Text">Boucher, Rose ...</text:span></text:p></draw:text-box>
</draw:frame>
<text:alphabetical-index-mark text:string-value="Hale, Lawrence Paul (1950-10-30 -  )"/><draw:frame text:anchor-type="paragraph" draw:z-index="2" draw:style-name="CAL-Text" svg:width="3.25cm" svg:height="0.44cm" svg:x="2.46cm" svg:y="11.81cm"><draw:text-box> <text:p text:style-name="FCAL-Text"><text:span text:style-name="FCAL-Text"> Hale, Lawrenc...</text:span></text:p></draw:text-box>
</draw:frame>
<text:alphabetical-index-mark text:string-value="Garner, Anne Therese (1950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le, Lawrence Paul (1950-10-30 -  )"/><draw:frame text:anchor-type="paragraph" draw:z-index="2" draw:style-name="CAL-Text" svg:width="3.32cm" svg:height="0.44cm" svg:x="2.46cm" svg:y="11.41cm"><draw:text-box> <text:p text:style-name="FCAL-Text"><text:span text:style-name="FCAL-Text">Garner, Anne T...</text:span></text:p></draw:text-box>
</draw:frame>
<text:alphabetical-index-mark text:string-value="Garner, Anne Therese (1950-09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6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7</text:span>
</text:p>
</draw:text-box></draw:frame>
<text:alphabetical-index-mark text:string-value="Cruz, Gayle Joan (1975-09-17 -  )"/><draw:frame text:anchor-type="paragraph" draw:z-index="2" draw:style-name="CAL-Text" svg:width="3.19cm" svg:height="0.44cm" svg:x="7.18cm" svg:y="12.20cm"><draw:text-box> <text:p text:style-name="FCAL-Text"><text:span text:style-name="FCAL-Text">Cruz, Gayle Jo...</text:span></text:p></draw:text-box>
</draw:frame>
<text:alphabetical-index-mark text:string-value="Page, Kenneth Fritz (1951-09-17 -  )"/><draw:frame text:anchor-type="paragraph" draw:z-index="2" draw:style-name="CAL-Text" svg:width="3.23cm" svg:height="0.44cm" svg:x="7.18cm" svg:y="11.81cm"><draw:text-box> <text:p text:style-name="FCAL-Text"><text:span text:style-name="FCAL-Text">Page, Kenneth ...</text:span></text:p></draw:text-box>
</draw:frame>
<text:alphabetical-index-mark text:string-value="Vázquez, April Lynn (1963-09-17 -  )"/><draw:frame text:anchor-type="paragraph" draw:z-index="2" draw:style-name="CAL-Text" svg:width="3.24cm" svg:height="0.44cm" svg:x="7.18cm" svg:y="11.41cm"><draw:text-box> <text:p text:style-name="FCAL-Text"><text:span text:style-name="FCAL-Text">Vázquez, April...</text:span></text:p></draw:text-box>
</draw:frame>
<text:alphabetical-index-mark text:string-value="Mcbride, Paul (1954-05-22 -  )"/><draw:frame text:anchor-type="paragraph" draw:z-index="2" draw:style-name="CAL-Text" svg:width="3.27cm" svg:height="0.44cm" svg:x="7.18cm" svg:y="11.01cm"><draw:text-box> <text:p text:style-name="FCAL-Text"><text:span text:style-name="FCAL-Text"> Mcbride, Paul,...</text:span></text:p></draw:text-box>
</draw:frame>
<text:alphabetical-index-mark text:string-value="Данилов, Barbara Joanne (1955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Mcbride, Paul (1954-05-22 -  )"/><draw:frame text:anchor-type="paragraph" draw:z-index="2" draw:style-name="CAL-Text" svg:width="3.18cm" svg:height="0.44cm" svg:x="7.18cm" svg:y="10.62cm"><draw:text-box> <text:p text:style-name="FCAL-Text"><text:span text:style-name="FCAL-Text">Данилов, Barb...</text:span></text:p></draw:text-box>
</draw:frame>
<text:alphabetical-index-mark text:string-value="Данилов, Barbara Joanne (1955-04-3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8</text:span>
</text:p>
</draw:text-box>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9</text:span>
</text:p>
</draw:text-box></draw:frame>
<text:alphabetical-index-mark text:string-value="Osborne, Paul Daniel (1963-05-18 -  )"/><draw:frame text:anchor-type="paragraph" draw:z-index="2" draw:style-name="CAL-Text" svg:width="3.27cm" svg:height="0.44cm" svg:x="11.89cm" svg:y="12.20cm"><draw:text-box> <text:p text:style-name="FCAL-Text"><text:span text:style-name="FCAL-Text"> Osborne, Paul ...</text:span></text:p></draw:text-box>
</draw:frame>
<text:alphabetical-index-mark text:string-value="Hawkins, Jennifer Leigh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Paul Daniel (1963-05-18 -  )"/><draw:frame text:anchor-type="paragraph" draw:z-index="2" draw:style-name="CAL-Text" svg:width="3.27cm" svg:height="0.44cm" svg:x="11.89cm" svg:y="11.81cm"><draw:text-box> <text:p text:style-name="FCAL-Text"><text:span text:style-name="FCAL-Text">Hawkins, Jenni...</text:span></text:p></draw:text-box>
</draw:frame>
<text:alphabetical-index-mark text:string-value="Hawkins, Jennifer Leigh (1973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Osborne, Madeline Kathleen (1998-09-19 -  )"/><draw:frame text:anchor-type="paragraph" draw:z-index="2" draw:style-name="CAL-Text" svg:width="3.27cm" svg:height="0.44cm" svg:x="11.89cm" svg:y="11.41cm"><draw:text-box> <text:p text:style-name="FCAL-Text"><text:span text:style-name="FCAL-Text">Osborne, Made...</text:span></text:p></draw:text-box>
</draw:frame>
<text:alphabetical-index-mark text:string-value="Warner, Nicole Lynn (1996-09-19 -  )"/><draw:frame text:anchor-type="paragraph" draw:z-index="2" draw:style-name="CAL-Text" svg:width="3.27cm" svg:height="0.44cm" svg:x="11.89cm" svg:y="11.01cm"><draw:text-box> <text:p text:style-name="FCAL-Text"><text:span text:style-name="FCAL-Text">Warner, Nicole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0</text:span>
</text:p>
</draw:text-box></draw:frame>
<text:alphabetical-index-mark text:string-value="Warner, Marcia Jane (1958-09-20 -  )"/><draw:frame text:anchor-type="paragraph" draw:z-index="2" draw:style-name="CAL-Text" svg:width="3.15cm" svg:height="0.44cm" svg:x="14.25cm" svg:y="12.20cm"><draw:text-box> <text:p text:style-name="FCAL-Text"><text:span text:style-name="FCAL-Text">Warner, Marci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1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2</text:span>
</text:p>
</draw:text-box>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3</text:span>
</text:p>
</draw:text-box></draw:frame>
<text:alphabetical-index-mark text:string-value="Russell, Melvin Glen (1936-09-23 -  )"/><draw:frame text:anchor-type="paragraph" draw:z-index="2" draw:style-name="CAL-Text" svg:width="3.13cm" svg:height="0.44cm" svg:x="4.82cm" svg:y="15.59cm"><draw:text-box> <text:p text:style-name="FCAL-Text"><text:span text:style-name="FCAL-Text">Russell, Melvi...</text:span></text:p></draw:text-box>
</draw:frame>
<text:alphabetical-index-mark text:string-value="Warner, Sarah Jane (1953-09-23 -  )"/><draw:frame text:anchor-type="paragraph" draw:z-index="2" draw:style-name="CAL-Text" svg:width="3.21cm" svg:height="0.44cm" svg:x="4.82cm" svg:y="15.19cm"><draw:text-box> <text:p text:style-name="FCAL-Text"><text:span text:style-name="FCAL-Text">Warner, Sarah 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4</text:span>
</text:p>
</draw:text-box></draw:frame>
<text:alphabetical-index-mark text:string-value="Hawkins, Ellen Marie (1929-09-24 -  )"/><draw:frame text:anchor-type="paragraph" draw:z-index="2" draw:style-name="CAL-Text" svg:width="3.27cm" svg:height="0.44cm" svg:x="7.18cm" svg:y="15.59cm"><draw:text-box> <text:p text:style-name="FCAL-Text"><text:span text:style-name="FCAL-Text">Hawkins, Ellen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5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6</text:span>
</text:p>
</draw:text-box></draw:frame>
<text:alphabetical-index-mark text:string-value="Watkins, Laura Kathryn (1980-09-26 -  )"/><draw:frame text:anchor-type="paragraph" draw:z-index="2" draw:style-name="CAL-Text" svg:width="3.27cm" svg:height="0.44cm" svg:x="11.89cm" svg:y="15.59cm"><draw:text-box> <text:p text:style-name="FCAL-Text"><text:span text:style-name="FCAL-Text">Watkins, Laura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7</text:span>
</text:p>
</draw:text-box></draw:frame>
<text:alphabetical-index-mark text:string-value="Warner, Laura Gail (1952-09-27 -  )"/><draw:frame text:anchor-type="paragraph" draw:z-index="2" draw:style-name="CAL-Text" svg:width="3.23cm" svg:height="0.44cm" svg:x="14.25cm" svg:y="15.59cm"><draw:text-box> <text:p text:style-name="FCAL-Text"><text:span text:style-name="FCAL-Text">Warner, Laura 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8</text:span>
</text:p>
</draw:text-box></draw:frame>
<text:alphabetical-index-mark text:string-value="Ward, Catherine Marie (1980-09-28 -  )"/><draw:frame text:anchor-type="paragraph" draw:z-index="2" draw:style-name="CAL-Text" svg:width="3.27cm" svg:height="0.44cm" svg:x="0.10cm" svg:y="18.98cm"><draw:text-box> <text:p text:style-name="FCAL-Text"><text:span text:style-name="FCAL-Text">Ward, Catherin...</text:span></text:p></draw:text-box>
</draw:frame>
<text:alphabetical-index-mark text:string-value="Брюханов, Violet Louise (1915-09-28 -  )"/><draw:frame text:anchor-type="paragraph" draw:z-index="2" draw:style-name="CAL-Text" svg:width="3.31cm" svg:height="0.44cm" svg:x="0.10cm" svg:y="18.58cm"><draw:text-box> <text:p text:style-name="FCAL-Text"><text:span text:style-name="FCAL-Text">Брюханов, Viol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9</text:span>
</text:p>
</draw:text-box></draw:frame>
<text:alphabetical-index-mark text:string-value="Krawczyk, Douglas (1956-06-14 -  )"/><draw:frame text:anchor-type="paragraph" draw:z-index="2" draw:style-name="CAL-Text" svg:width="3.23cm" svg:height="0.44cm" svg:x="2.46cm" svg:y="18.98cm"><draw:text-box> <text:p text:style-name="FCAL-Text"><text:span text:style-name="FCAL-Text"> Krawczyk, Do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Krawczyk, Douglas (1956-06-14 -  )"/><draw:frame text:anchor-type="paragraph" draw:z-index="2" draw:style-name="CAL-Text" svg:width="3.24cm" svg:height="0.44cm" svg:x="2.46cm" svg:y="18.58cm"><draw:text-box> <text:p text:style-name="FCAL-Text"><text:span text:style-name="FCAL-Text">Cruz, Patti Jo a...</text:span></text:p></draw:text-box>
</draw:frame>
<text:alphabetical-index-mark text:string-value="Cruz, Patti Jo (1959-08-1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Lessard, Dorothy Louise (1926-09-29 -  )"/><draw:frame text:anchor-type="paragraph" draw:z-index="2" draw:style-name="CAL-Text" svg:width="3.18cm" svg:height="0.44cm" svg:x="2.46cm" svg:y="18.18cm"><draw:text-box> <text:p text:style-name="FCAL-Text"><text:span text:style-name="FCAL-Text">Lessard, Dorot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30</text:span>
</text:p>
</draw:text-box></draw:frame>
<text:alphabetical-index-mark text:string-value="Alvarado, Michelle Lynn (1968-09-30 -  )"/><draw:frame text:anchor-type="paragraph" draw:z-index="2" draw:style-name="CAL-Text" svg:width="3.13cm" svg:height="0.44cm" svg:x="4.82cm" svg:y="18.98cm"><draw:text-box> <text:p text:style-name="FCAL-Text"><text:span text:style-name="FCAL-Text">Alvarado, Mic...</text:span></text:p></draw:text-box>
</draw:frame>
<text:alphabetical-index-mark text:string-value="Carter, Debra J. (1954-09-30 -  )"/><draw:frame text:anchor-type="paragraph" draw:z-index="2" draw:style-name="CAL-Text" svg:width="3.23cm" svg:height="0.44cm" svg:x="4.82cm" svg:y="18.58cm"><draw:text-box> <text:p text:style-name="FCAL-Text"><text:span text:style-name="FCAL-Text">Carter, Debra J...</text:span></text:p></draw:text-box>
</draw:frame>
<text:alphabetical-index-mark text:string-value="Gosselin, Martin Kelly (1958-09-30 -  )"/><draw:frame text:anchor-type="paragraph" draw:z-index="2" draw:style-name="CAL-Text" svg:width="3.29cm" svg:height="0.44cm" svg:x="4.82cm" svg:y="18.18cm"><draw:text-box> <text:p text:style-name="FCAL-Text"><text:span text:style-name="FCAL-Text">Gosselin, Marti...</text:span></text:p></draw:text-box>
</draw:frame>
<text:alphabetical-index-mark text:string-value="Holloway, Gail (1956-09-30 -  )"/><draw:frame text:anchor-type="paragraph" draw:z-index="2" draw:style-name="CAL-Text" svg:width="3.27cm" svg:height="0.44cm" svg:x="4.82cm" svg:y="17.79cm"><draw:text-box> <text:p text:style-name="FCAL-Text"><text:span text:style-name="FCAL-Text">Holloway, Gail...</text:span></text:p></draw:text-box>
</draw:frame>
<text:alphabetical-index-mark text:string-value="Welch, Paul Allen (1940-09-30 -  )"/><draw:frame text:anchor-type="paragraph" draw:z-index="2" draw:style-name="CAL-Text" svg:width="3.26cm" svg:height="0.44cm" svg:x="4.82cm" svg:y="17.39cm"><draw:text-box> <text:p text:style-name="FCAL-Text"><text:span text:style-name="FCAL-Text">Welch, Paul Al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Octobre 2015" text:outline-level="2"/><draw:frame text:anchor-type="paragraph" draw:style-name="CAL-Title" draw:z-index="2" svg:width="4.61cm" svg:height="20.00pt" svg:x="5.95cm" svg:y="0.18cm">
<draw:text-box><text:p text:style-name="XCAL-Title"><text:span text:style-name="FCAL-Title">Octo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1</text:span>
</text:p>
</draw:text-box></draw:frame>
<text:alphabetical-index-mark text:string-value="Garner, Vanichia Elaine (1993-10-01 -  )"/><draw:frame text:anchor-type="paragraph" draw:z-index="2" draw:style-name="CAL-Text" svg:width="3.27cm" svg:height="0.44cm" svg:x="7.18cm" svg:y="5.43cm"><draw:text-box> <text:p text:style-name="FCAL-Text"><text:span text:style-name="FCAL-Text">Garner, Vanich...</text:span></text:p></draw:text-box>
</draw:frame>
<text:alphabetical-index-mark text:string-value="Герасимов, John (1956-01-14 -  )"/><draw:frame text:anchor-type="paragraph" draw:z-index="2" draw:style-name="CAL-Text" svg:width="3.26cm" svg:height="0.44cm" svg:x="7.18cm" svg:y="5.03cm"><draw:text-box> <text:p text:style-name="FCAL-Text"><text:span text:style-name="FCAL-Text"> Герасимов, Jo...</text:span></text:p></draw:text-box>
</draw:frame>
<text:alphabetical-index-mark text:string-value="Garrett, Doris Mae (1950-08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Герасимов, John (1956-01-14 -  )"/><draw:frame text:anchor-type="paragraph" draw:z-index="2" draw:style-name="CAL-Text" svg:width="3.12cm" svg:height="0.44cm" svg:x="7.18cm" svg:y="4.64cm"><draw:text-box> <text:p text:style-name="FCAL-Text"><text:span text:style-name="FCAL-Text">Garrett, Doris ...</text:span></text:p></draw:text-box>
</draw:frame>
<text:alphabetical-index-mark text:string-value="Garrett, Doris Mae (1950-08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2</text:span>
</text:p>
</draw:text-box></draw:frame>
<text:alphabetical-index-mark text:string-value="Evans, James Patrick (1945-10-02 -  )"/><draw:frame text:anchor-type="paragraph" draw:z-index="2" draw:style-name="CAL-Text" svg:width="3.28cm" svg:height="0.44cm" svg:x="9.53cm" svg:y="5.43cm"><draw:text-box> <text:p text:style-name="FCAL-Text"><text:span text:style-name="FCAL-Text">Evans, James P...</text:span></text:p></draw:text-box>
</draw:frame>
<text:alphabetical-index-mark text:string-value="Wheeler, Richard Max (1967-10-02 -  )"/><draw:frame text:anchor-type="paragraph" draw:z-index="2" draw:style-name="CAL-Text" svg:width="3.29cm" svg:height="0.44cm" svg:x="9.53cm" svg:y="5.03cm"><draw:text-box> <text:p text:style-name="FCAL-Text"><text:span text:style-name="FCAL-Text">Wheeler, Richa...</text:span></text:p></draw:text-box>
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3</text:span>
</text:p>
</draw:text-box></draw:frame>
<text:alphabetical-index-mark text:string-value="Gosselin, Joel Thomas (1985-10-03 -  )"/><draw:frame text:anchor-type="paragraph" draw:z-index="2" draw:style-name="CAL-Text" svg:width="3.14cm" svg:height="0.44cm" svg:x="11.89cm" svg:y="5.43cm"><draw:text-box> <text:p text:style-name="FCAL-Text"><text:span text:style-name="FCAL-Text">Gosselin, Joel ...</text:span></text:p></draw:text-box>
</draw:frame>
<text:alphabetical-index-mark text:string-value="Hale, Gina Marie (1982-10-03 -  )"/><draw:frame text:anchor-type="paragraph" draw:z-index="2" draw:style-name="CAL-Text" svg:width="3.30cm" svg:height="0.44cm" svg:x="11.89cm" svg:y="5.03cm"><draw:text-box> <text:p text:style-name="FCAL-Text"><text:span text:style-name="FCAL-Text">Hale, Gina Mar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4</text:span>
</text:p>
</draw:text-box></draw:frame>
<text:alphabetical-index-mark text:string-value="Cruz, Marsha Ann (1968-10-04 -  )"/><draw:frame text:anchor-type="paragraph" draw:z-index="2" draw:style-name="CAL-Text" svg:width="3.07cm" svg:height="0.44cm" svg:x="14.25cm" svg:y="5.43cm"><draw:text-box> <text:p text:style-name="FCAL-Text"><text:span text:style-name="FCAL-Text">Cruz, Marsha ...</text:span></text:p></draw:text-box>
</draw:frame>
<text:alphabetical-index-mark text:string-value="Warner, Christopher Arthur (1982-10-04 -  )"/><draw:frame text:anchor-type="paragraph" draw:z-index="2" draw:style-name="CAL-Text" svg:width="3.18cm" svg:height="0.44cm" svg:x="14.25cm" svg:y="5.03cm"><draw:text-box> <text:p text:style-name="FCAL-Text"><text:span text:style-name="FCAL-Text">Warner, Christ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5</text:span>
</text:p>
</draw:text-box></draw:frame>
<text:alphabetical-index-mark text:string-value="Garner, Stephen Gerard (1983-10-05 -  )"/><draw:frame text:anchor-type="paragraph" draw:z-index="2" draw:style-name="CAL-Text" svg:width="3.20cm" svg:height="0.44cm" svg:x="0.10cm" svg:y="8.82cm"><draw:text-box> <text:p text:style-name="FCAL-Text"><text:span text:style-name="FCAL-Text">Garner, Stephe...</text:span></text:p></draw:text-box>
</draw:frame>
<text:alphabetical-index-mark text:string-value="Wheeler, Lynnett Diane (1970-10-05 -  )"/><draw:frame text:anchor-type="paragraph" draw:z-index="2" draw:style-name="CAL-Text" svg:width="3.20cm" svg:height="0.44cm" svg:x="0.10cm" svg:y="8.42cm"><draw:text-box> <text:p text:style-name="FCAL-Text"><text:span text:style-name="FCAL-Text">Wheeler, Lynn...</text:span></text:p></draw:text-box>
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6</text:span>
</text:p>
</draw:text-box></draw:frame>
<text:alphabetical-index-mark text:string-value="Osborne, Julia Marie (1967-10-06 -  )"/><draw:frame text:anchor-type="paragraph" draw:z-index="2" draw:style-name="CAL-Text" svg:width="3.21cm" svg:height="0.44cm" svg:x="2.46cm" svg:y="8.82cm"><draw:text-box> <text:p text:style-name="FCAL-Text"><text:span text:style-name="FCAL-Text">Osborne, Julia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7</text:span>
</text:p>
</draw:text-box></draw:frame>
<text:alphabetical-index-mark text:string-value="Garner, John Roger (1925-10-29 -  )"/><draw:frame text:anchor-type="paragraph" draw:z-index="2" draw:style-name="CAL-Text" svg:width="3.06cm" svg:height="0.44cm" svg:x="4.82cm" svg:y="8.82cm"><draw:text-box> <text:p text:style-name="FCAL-Text"><text:span text:style-name="FCAL-Text"> Garner, John ...</text:span></text:p></draw:text-box>
</draw:frame>
<text:alphabetical-index-mark text:string-value="Брюханов, Violet Louise (1915-09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John Roger (1925-10-29 -  )"/><draw:frame text:anchor-type="paragraph" draw:z-index="2" draw:style-name="CAL-Text" svg:width="3.31cm" svg:height="0.44cm" svg:x="4.82cm" svg:y="8.42cm"><draw:text-box> <text:p text:style-name="FCAL-Text"><text:span text:style-name="FCAL-Text">Брюханов, Viol...</text:span></text:p></draw:text-box>
</draw:frame>
<text:alphabetical-index-mark text:string-value="Брюханов, Violet Louise (1915-09-28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8</text:span>
</text:p>
</draw:text-box></draw:frame>
<text:alphabetical-index-mark text:string-value="Warner, Robert Eugene (1923-10-08 -  )"/><draw:frame text:anchor-type="paragraph" draw:z-index="2" draw:style-name="CAL-Text" svg:width="3.29cm" svg:height="0.44cm" svg:x="7.18cm" svg:y="8.82cm"><draw:text-box> <text:p text:style-name="FCAL-Text"><text:span text:style-name="FCAL-Text">Warner, Robert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9</text:span>
</text:p>
</draw:text-box>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0</text:span>
</text:p>
</draw:text-box></draw:frame>
<text:alphabetical-index-mark text:string-value="Díez, William George Jr. (1972-10-10 -  )"/><draw:frame text:anchor-type="paragraph" draw:z-index="2" draw:style-name="CAL-Text" svg:width="3.16cm" svg:height="0.44cm" svg:x="11.89cm" svg:y="8.82cm"><draw:text-box> <text:p text:style-name="FCAL-Text"><text:span text:style-name="FCAL-Text">Díez, William ...</text:span></text:p></draw:text-box>
</draw:frame>
<text:alphabetical-index-mark text:string-value="Lane, Joseph Edward (1943-10-10 -  )"/><draw:frame text:anchor-type="paragraph" draw:z-index="2" draw:style-name="CAL-Text" svg:width="3.23cm" svg:height="0.44cm" svg:x="11.89cm" svg:y="8.42cm"><draw:text-box> <text:p text:style-name="FCAL-Text"><text:span text:style-name="FCAL-Text">Lane, Joseph E...</text:span></text:p></draw:text-box>
</draw:frame>
<text:alphabetical-index-mark text:string-value="Warner, Sheryl Ann (1972-10-10 -  )"/><draw:frame text:anchor-type="paragraph" draw:z-index="2" draw:style-name="CAL-Text" svg:width="3.24cm" svg:height="0.44cm" svg:x="11.89cm" svg:y="8.02cm"><draw:text-box> <text:p text:style-name="FCAL-Text"><text:span text:style-name="FCAL-Text">Warner, Sheryl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1</text:span>
</text:p>
</draw:text-box>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2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3</text:span>
</text:p>
</draw:text-box>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4</text:span>
</text:p>
</draw:text-box></draw:frame>
<text:alphabetical-index-mark text:string-value="Warner, Shirley Kay (1957-10-14 -  )"/><draw:frame text:anchor-type="paragraph" draw:z-index="2" draw:style-name="CAL-Text" svg:width="3.15cm" svg:height="0.44cm" svg:x="4.82cm" svg:y="12.20cm"><draw:text-box> <text:p text:style-name="FCAL-Text"><text:span text:style-name="FCAL-Text">Warner, Shirle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5</text:span>
</text:p>
</draw:text-box></draw:frame>
<text:alphabetical-index-mark text:string-value="Cruz, Thomas Everett (1940-10-15 -  )"/><draw:frame text:anchor-type="paragraph" draw:z-index="2" draw:style-name="CAL-Text" svg:width="3.16cm" svg:height="0.44cm" svg:x="7.18cm" svg:y="12.20cm"><draw:text-box> <text:p text:style-name="FCAL-Text"><text:span text:style-name="FCAL-Text">Cruz, Thomas 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6</text:span>
</text:p>
</draw:text-box></draw:frame>
<text:alphabetical-index-mark text:string-value="Garner, Mark Gerard (1962-10-16 -  )"/><draw:frame text:anchor-type="paragraph" draw:z-index="2" draw:style-name="CAL-Text" svg:width="3.07cm" svg:height="0.44cm" svg:x="9.53cm" svg:y="12.20cm"><draw:text-box> <text:p text:style-name="FCAL-Text"><text:span text:style-name="FCAL-Text">Garner, Mark ...</text:span></text:p></draw:text-box>
</draw:frame>
<text:alphabetical-index-mark text:string-value="Norman, Dorothy Louise (1914-10-16 -  )"/><draw:frame text:anchor-type="paragraph" draw:z-index="2" draw:style-name="CAL-Text" svg:width="3.24cm" svg:height="0.44cm" svg:x="9.53cm" svg:y="11.81cm"><draw:text-box> <text:p text:style-name="FCAL-Text"><text:span text:style-name="FCAL-Text">Norman, Dorot...</text:span></text:p></draw:text-box>
</draw:frame>
<text:alphabetical-index-mark text:string-value="Harrison, Paul Allen (1958-10-26 -  )"/><draw:frame text:anchor-type="paragraph" draw:z-index="2" draw:style-name="CAL-Text" svg:width="3.31cm" svg:height="0.44cm" svg:x="9.53cm" svg:y="11.41cm"><draw:text-box> <text:p text:style-name="FCAL-Text"><text:span text:style-name="FCAL-Text"> Harrison, Paul ...</text:span></text:p></draw:text-box>
</draw:frame>
<text:alphabetical-index-mark text:string-value="Данилов, Lucinda Elinor (1958-04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Harrison, Paul Allen (1958-10-26 -  )"/><draw:frame text:anchor-type="paragraph" draw:z-index="2" draw:style-name="CAL-Text" svg:width="3.13cm" svg:height="0.44cm" svg:x="9.53cm" svg:y="11.01cm"><draw:text-box> <text:p text:style-name="FCAL-Text"><text:span text:style-name="FCAL-Text">Данилов, Luci...</text:span></text:p></draw:text-box>
</draw:frame>
<text:alphabetical-index-mark text:string-value="Данилов, Lucinda Elinor (1958-04-1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7</text:span>
</text:p>
</draw:text-box></draw:frame>
<text:alphabetical-index-mark text:string-value="Bélanger, Amy Jo (1965-10-17 -  )"/><draw:frame text:anchor-type="paragraph" draw:z-index="2" draw:style-name="CAL-Text" svg:width="3.24cm" svg:height="0.44cm" svg:x="11.89cm" svg:y="12.20cm"><draw:text-box> <text:p text:style-name="FCAL-Text"><text:span text:style-name="FCAL-Text">Bélanger, Amy...</text:span></text:p></draw:text-box>
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8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9</text:span>
</text:p>
</draw:text-box>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0</text:span>
</text:p>
</draw:text-box></draw:frame>
<text:alphabetical-index-mark text:string-value="Garner, Jason Richard (1975-10-20 -  )"/><draw:frame text:anchor-type="paragraph" draw:z-index="2" draw:style-name="CAL-Text" svg:width="3.09cm" svg:height="0.44cm" svg:x="2.46cm" svg:y="15.59cm"><draw:text-box> <text:p text:style-name="FCAL-Text"><text:span text:style-name="FCAL-Text">Garner, Jason ...</text:span></text:p></draw:text-box>
</draw:frame>
<text:alphabetical-index-mark text:string-value="Osborne, Andrew Cole (1996-10-20 -  )"/><draw:frame text:anchor-type="paragraph" draw:z-index="2" draw:style-name="CAL-Text" svg:width="3.18cm" svg:height="0.44cm" svg:x="2.46cm" svg:y="15.19cm"><draw:text-box> <text:p text:style-name="FCAL-Text"><text:span text:style-name="FCAL-Text">Osborne, Andr...</text:span></text:p></draw:text-box>
</draw:frame>
<text:alphabetical-index-mark text:string-value="Warner, Monica Jane (1990-10-20 -  )"/><draw:frame text:anchor-type="paragraph" draw:z-index="2" draw:style-name="CAL-Text" svg:width="3.24cm" svg:height="0.44cm" svg:x="2.46cm" svg:y="14.80cm"><draw:text-box> <text:p text:style-name="FCAL-Text"><text:span text:style-name="FCAL-Text">Warner, Monic...</text:span></text:p></draw:text-box>
</draw:frame>
<text:alphabetical-index-mark text:string-value="Warner, Nancy Elizabeth (1951-10-20 -  )"/><draw:frame text:anchor-type="paragraph" draw:z-index="2" draw:style-name="CAL-Text" svg:width="3.24cm" svg:height="0.44cm" svg:x="2.46cm" svg:y="14.40cm"><draw:text-box> <text:p text:style-name="FCAL-Text"><text:span text:style-name="FCAL-Text">Warner, Nancy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1</text:span>
</text:p>
</draw:text-box></draw:frame>
<text:alphabetical-index-mark text:string-value="Garner, Bernetha Ellen (1912-10-21 -  )"/><draw:frame text:anchor-type="paragraph" draw:z-index="2" draw:style-name="CAL-Text" svg:width="3.17cm" svg:height="0.44cm" svg:x="4.82cm" svg:y="15.59cm"><draw:text-box> <text:p text:style-name="FCAL-Text"><text:span text:style-name="FCAL-Text">Garner, Bernet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2</text:span>
</text:p>
</draw:text-box></draw:frame>
<text:alphabetical-index-mark text:string-value="Gagnon, Bettie Lou (1923-10-22 -  )"/><draw:frame text:anchor-type="paragraph" draw:z-index="2" draw:style-name="CAL-Text" svg:width="3.32cm" svg:height="0.44cm" svg:x="7.18cm" svg:y="15.59cm"><draw:text-box> <text:p text:style-name="FCAL-Text"><text:span text:style-name="FCAL-Text">Gagnon, Bettie ...</text:span></text:p></draw:text-box>
</draw:frame>
<text:alphabetical-index-mark text:string-value="Максимов, Rodney Herman (1945-10-22 -  )"/><draw:frame text:anchor-type="paragraph" draw:z-index="2" draw:style-name="CAL-Text" svg:width="3.27cm" svg:height="0.44cm" svg:x="7.18cm" svg:y="15.19cm"><draw:text-box> <text:p text:style-name="FCAL-Text"><text:span text:style-name="FCAL-Text">Максимов, Rod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3</text:span>
</text:p>
</draw:text-box></draw:frame>
<text:alphabetical-index-mark text:string-value="Flores, Jamie Lee (1959-10-23 -  )"/><draw:frame text:anchor-type="paragraph" draw:z-index="2" draw:style-name="CAL-Text" svg:width="3.28cm" svg:height="0.44cm" svg:x="9.53cm" svg:y="15.59cm"><draw:text-box> <text:p text:style-name="FCAL-Text"><text:span text:style-name="FCAL-Text">Flores, Jamie L...</text:span></text:p></draw:text-box>
</draw:frame>
<text:alphabetical-index-mark text:string-value="Garner, Richard Eugene (1947-02-28 -  )"/><draw:frame text:anchor-type="paragraph" draw:z-index="2" draw:style-name="CAL-Text" svg:width="3.28cm" svg:height="0.44cm" svg:x="9.53cm" svg:y="15.19cm"><draw:text-box> <text:p text:style-name="FCAL-Text"><text:span text:style-name="FCAL-Text"> Garner, Richar...</text:span></text:p></draw:text-box>
</draw:frame>
<text:alphabetical-index-mark text:string-value="Gibbs, Ela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Richard Eugene (1947-02-28 -  )"/><draw:frame text:anchor-type="paragraph" draw:z-index="2" draw:style-name="CAL-Text" svg:width="3.26cm" svg:height="0.44cm" svg:x="9.53cm" svg:y="14.80cm"><draw:text-box> <text:p text:style-name="FCAL-Text"><text:span text:style-name="FCAL-Text">Gibbs, Elaine a...</text:span></text:p></draw:text-box>
</draw:frame>
<text:alphabetical-index-mark text:string-value="Gibbs, Elaine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Данилов, Elaine Suzanne (1951-10-23 -  )"/><draw:frame text:anchor-type="paragraph" draw:z-index="2" draw:style-name="CAL-Text" svg:width="3.24cm" svg:height="0.44cm" svg:x="9.53cm" svg:y="14.40cm"><draw:text-box> <text:p text:style-name="FCAL-Text"><text:span text:style-name="FCAL-Text">Данилов, Elain...</text:span></text:p></draw:text-box>
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4</text:span>
</text:p>
</draw:text-box>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5</text:span>
</text:p>
</draw:text-box></draw:frame>
<text:alphabetical-index-mark text:string-value="Wójcik, Patricia (1930-10-25 -  )"/><draw:frame text:anchor-type="paragraph" draw:z-index="2" draw:style-name="CAL-Text" svg:width="3.22cm" svg:height="0.44cm" svg:x="14.25cm" svg:y="15.59cm"><draw:text-box> <text:p text:style-name="FCAL-Text"><text:span text:style-name="FCAL-Text">Wójcik, Patrici...</text:span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6</text:span>
</text:p>
</draw:text-box></draw:frame>
<text:alphabetical-index-mark text:string-value="Gill, Lawrence (1968-10-26 -  )"/><draw:frame text:anchor-type="paragraph" draw:z-index="2" draw:style-name="CAL-Text" svg:width="3.30cm" svg:height="0.44cm" svg:x="0.10cm" svg:y="18.98cm"><draw:text-box> <text:p text:style-name="FCAL-Text"><text:span text:style-name="FCAL-Text">Gill, Lawrence,...</text:span></text:p></draw:text-box>
</draw:frame>
<text:alphabetical-index-mark text:string-value="Harrison, Paul Allen (1958-10-26 -  )"/><draw:frame text:anchor-type="paragraph" draw:z-index="2" draw:style-name="CAL-Text" svg:width="3.21cm" svg:height="0.44cm" svg:x="0.10cm" svg:y="18.58cm"><draw:text-box> <text:p text:style-name="FCAL-Text"><text:span text:style-name="FCAL-Text">Harrison, Paul ...</text:span></text:p></draw:text-box>
</draw:frame>
<text:alphabetical-index-mark text:string-value="Данилов, Daniel James Ramos (1984-10-26 -  )"/><draw:frame text:anchor-type="paragraph" draw:z-index="2" draw:style-name="CAL-Text" svg:width="3.18cm" svg:height="0.44cm" svg:x="0.10cm" svg:y="18.18cm"><draw:text-box> <text:p text:style-name="FCAL-Text"><text:span text:style-name="FCAL-Text">Данилов, Dani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7</text:span>
</text:p>
</draw:text-box></draw:frame>
<text:alphabetical-index-mark text:string-value="Willis, Carissa Nicole (1993-10-27 -  )"/><draw:frame text:anchor-type="paragraph" draw:z-index="2" draw:style-name="CAL-Text" svg:width="3.26cm" svg:height="0.44cm" svg:x="2.46cm" svg:y="18.98cm"><draw:text-box> <text:p text:style-name="FCAL-Text"><text:span text:style-name="FCAL-Text">Willis, Carissa 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8</text:span>
</text:p>
</draw:text-box>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9</text:span>
</text:p>
</draw:text-box></draw:frame>
<text:alphabetical-index-mark text:string-value="Bates, John Allen (1984-10-29 -  )"/><draw:frame text:anchor-type="paragraph" draw:z-index="2" draw:style-name="CAL-Text" svg:width="3.26cm" svg:height="0.44cm" svg:x="7.18cm" svg:y="18.98cm"><draw:text-box> <text:p text:style-name="FCAL-Text"><text:span text:style-name="FCAL-Text">Bates, John All...</text:span></text:p></draw:text-box>
</draw:frame>
<text:alphabetical-index-mark text:string-value="Garner, John Roger (1925-10-29 -  )"/><draw:frame text:anchor-type="paragraph" draw:z-index="2" draw:style-name="CAL-Text" svg:width="3.23cm" svg:height="0.44cm" svg:x="7.18cm" svg:y="18.58cm"><draw:text-box> <text:p text:style-name="FCAL-Text"><text:span text:style-name="FCAL-Text">Garner, John R...</text:span></text:p></draw:text-box>
</draw:frame>
<text:alphabetical-index-mark text:string-value="Webb, Joan Lorinda (1946-10-29 -  )"/><draw:frame text:anchor-type="paragraph" draw:z-index="2" draw:style-name="CAL-Text" svg:width="3.23cm" svg:height="0.44cm" svg:x="7.18cm" svg:y="18.18cm"><draw:text-box> <text:p text:style-name="FCAL-Text"><text:span text:style-name="FCAL-Text">Webb, Joan Lo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30</text:span>
</text:p>
</draw:text-box></draw:frame>
<text:alphabetical-index-mark text:string-value="Hale, Lawrence Paul (1950-10-30 -  )"/><draw:frame text:anchor-type="paragraph" draw:z-index="2" draw:style-name="CAL-Text" svg:width="3.15cm" svg:height="0.44cm" svg:x="9.53cm" svg:y="18.98cm"><draw:text-box> <text:p text:style-name="FCAL-Text"><text:span text:style-name="FCAL-Text">Hale, Lawrenc...</text:span></text:p></draw:text-box>
</draw:frame>
<text:alphabetical-index-mark text:string-value="Warner, Jeffrey George (1992-10-30 -  )"/><draw:frame text:anchor-type="paragraph" draw:z-index="2" draw:style-name="CAL-Text" svg:width="3.31cm" svg:height="0.44cm" svg:x="9.53cm" svg:y="18.58cm"><draw:text-box> <text:p text:style-name="FCAL-Text"><text:span text:style-name="FCAL-Text">Warner, Jeffrey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31</text:span>
</text:p>
</draw:text-box>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Novembre 2015" text:outline-level="2"/><draw:frame text:anchor-type="paragraph" draw:style-name="CAL-Title" draw:z-index="2" svg:width="5.27cm" svg:height="20.00pt" svg:x="5.62cm" svg:y="0.18cm">
<draw:text-box><text:p text:style-name="XCAL-Title"><text:span text:style-name="FCAL-Title">Nov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1</text:span>
</text:p>
</draw:text-box></draw:frame>
<text:alphabetical-index-mark text:string-value="Garrett, Keith William (1952-11-01 -  )"/><draw:frame text:anchor-type="paragraph" draw:z-index="2" draw:style-name="CAL-Text" svg:width="3.12cm" svg:height="0.44cm" svg:x="14.25cm" svg:y="5.43cm"><draw:text-box> <text:p text:style-name="FCAL-Text"><text:span text:style-name="FCAL-Text">Garrett, Keith ...</text:span></text:p></draw:text-box>
</draw:frame>
<text:alphabetical-index-mark text:string-value="Warner, George Edward (1926-11-01 -  )"/><draw:frame text:anchor-type="paragraph" draw:z-index="2" draw:style-name="CAL-Text" svg:width="3.20cm" svg:height="0.44cm" svg:x="14.25cm" svg:y="5.03cm"><draw:text-box> <text:p text:style-name="FCAL-Text"><text:span text:style-name="FCAL-Text">Warner, Georg...</text:span></text:p></draw:text-box>
</draw:frame>
<text:alphabetical-index-mark text:string-value="Welch, Madeleine Christine (1995-11-01 -  )"/><draw:frame text:anchor-type="paragraph" draw:z-index="2" draw:style-name="CAL-Text" svg:width="3.24cm" svg:height="0.44cm" svg:x="14.25cm" svg:y="4.64cm"><draw:text-box> <text:p text:style-name="FCAL-Text"><text:span text:style-name="FCAL-Text">Welch, Madele...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2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3</text:span>
</text:p>
</draw:text-box></draw:frame>
<text:alphabetical-index-mark text:string-value="Cruz, Paul Eugene (1918-11-03 -  )"/><draw:frame text:anchor-type="paragraph" draw:z-index="2" draw:style-name="CAL-Text" svg:width="3.23cm" svg:height="0.44cm" svg:x="2.46cm" svg:y="8.82cm"><draw:text-box> <text:p text:style-name="FCAL-Text"><text:span text:style-name="FCAL-Text">Cruz, Paul Eug...</text:span></text:p></draw:text-box>
</draw:frame>
<text:alphabetical-index-mark text:string-value="Lachance, Helen (1912-11-03 -  )"/><draw:frame text:anchor-type="paragraph" draw:z-index="2" draw:style-name="CAL-Text" svg:width="3.29cm" svg:height="0.44cm" svg:x="2.46cm" svg:y="8.42cm"><draw:text-box> <text:p text:style-name="FCAL-Text"><text:span text:style-name="FCAL-Text">Lachance, Hele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4</text:span>
</text:p>
</draw:text-box></draw:frame>
<text:alphabetical-index-mark text:string-value="Warner, Stephen Paul (1951-11-04 -  )"/><draw:frame text:anchor-type="paragraph" draw:z-index="2" draw:style-name="CAL-Text" svg:width="3.29cm" svg:height="0.44cm" svg:x="4.82cm" svg:y="8.82cm"><draw:text-box> <text:p text:style-name="FCAL-Text"><text:span text:style-name="FCAL-Text">Warner, Stephe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69cm" svg:height="13.00pt" svg:x="7.91cm" svg:y="5.93cm">
<draw:text-box><text:p text:style-name="XCAL-Numbers"><text:span text:style-name="FCAL-Numbers">5</text:span>
</text:p>
</draw:text-box></draw:frame>
<text:alphabetical-index-mark text:string-value="Garner, Helen Bernice (1909-11-05 -  )"/><draw:frame text:anchor-type="paragraph" draw:z-index="2" draw:style-name="CAL-Text" svg:width="3.16cm" svg:height="0.44cm" svg:x="7.18cm" svg:y="8.82cm"><draw:text-box> <text:p text:style-name="FCAL-Text"><text:span text:style-name="FCAL-Text">Garner, Helen 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69cm" svg:height="13.00pt" svg:x="10.27cm" svg:y="5.93cm">
<draw:text-box><text:p text:style-name="XCAL-Numbers"><text:span text:style-name="FCAL-Numbers">6</text:span>
</text:p>
</draw:text-box></draw:frame>
<text:alphabetical-index-mark text:string-value="Warner, David Luther (1921-05-19 -  )"/><draw:frame text:anchor-type="paragraph" draw:z-index="2" draw:style-name="CAL-Text" svg:width="3.28cm" svg:height="0.44cm" svg:x="9.53cm" svg:y="8.82cm"><draw:text-box> <text:p text:style-name="FCAL-Text"><text:span text:style-name="FCAL-Text"> Warner, David...</text:span></text:p></draw:text-box>
</draw:frame>
<text:alphabetical-index-mark text:string-value="Robbins, Merida Lorene (1924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Luther (1921-05-19 -  )"/><draw:frame text:anchor-type="paragraph" draw:z-index="2" draw:style-name="CAL-Text" svg:width="3.31cm" svg:height="0.44cm" svg:x="9.53cm" svg:y="8.42cm"><draw:text-box> <text:p text:style-name="FCAL-Text"><text:span text:style-name="FCAL-Text">Robbins, Merid...</text:span></text:p></draw:text-box>
</draw:frame>
<text:alphabetical-index-mark text:string-value="Robbins, Merida Lorene (1924-03-0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est, Erin Kathleen (1985-11-06 -  )"/><draw:frame text:anchor-type="paragraph" draw:z-index="2" draw:style-name="CAL-Text" svg:width="3.19cm" svg:height="0.44cm" svg:x="9.53cm" svg:y="8.02cm"><draw:text-box> <text:p text:style-name="FCAL-Text"><text:span text:style-name="FCAL-Text">West, Erin Kat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69cm" svg:height="13.00pt" svg:x="12.63cm" svg:y="5.93cm">
<draw:text-box><text:p text:style-name="XCAL-Numbers"><text:span text:style-name="FCAL-Numbers">7</text:span>
</text:p>
</draw:text-box></draw:frame>
<text:alphabetical-index-mark text:string-value="Garza, Jeffrey Adam Ramos (1987-11-07 -  )"/><draw:frame text:anchor-type="paragraph" draw:z-index="2" draw:style-name="CAL-Text" svg:width="3.16cm" svg:height="0.44cm" svg:x="11.89cm" svg:y="8.82cm"><draw:text-box> <text:p text:style-name="FCAL-Text"><text:span text:style-name="FCAL-Text">Garza, Jeffrey ...</text:span></text:p></draw:text-box>
</draw:frame>
<text:alphabetical-index-mark text:string-value="Landry, John Chandler (1926-11-07 -  )"/><draw:frame text:anchor-type="paragraph" draw:z-index="2" draw:style-name="CAL-Text" svg:width="3.28cm" svg:height="0.44cm" svg:x="11.89cm" svg:y="8.42cm"><draw:text-box> <text:p text:style-name="FCAL-Text"><text:span text:style-name="FCAL-Text">Landry, John C...</text:span></text:p></draw:text-box>
</draw:frame>
<text:alphabetical-index-mark text:string-value="Garner, Barry Joseph (1948-12-14 -  )"/><draw:frame text:anchor-type="paragraph" draw:z-index="2" draw:style-name="CAL-Text" svg:width="3.22cm" svg:height="0.44cm" svg:x="11.89cm" svg:y="8.02cm"><draw:text-box> <text:p text:style-name="FCAL-Text"><text:span text:style-name="FCAL-Text"> Garner, Barry ...</text:span></text:p></draw:text-box>
</draw:frame>
<text:alphabetical-index-mark text:string-value="Vázquez, April Lynn (1963-09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Barry Joseph (1948-12-14 -  )"/><draw:frame text:anchor-type="paragraph" draw:z-index="2" draw:style-name="CAL-Text" svg:width="3.24cm" svg:height="0.44cm" svg:x="11.89cm" svg:y="7.63cm"><draw:text-box> <text:p text:style-name="FCAL-Text"><text:span text:style-name="FCAL-Text">Vázquez, April...</text:span></text:p></draw:text-box>
</draw:frame>
<text:alphabetical-index-mark text:string-value="Vázquez, April Lynn (1963-09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69cm" svg:height="13.00pt" svg:x="14.99cm" svg:y="5.93cm">
<draw:text-box><text:p text:style-name="XCAL-Numbers"><text:span text:style-name="FCAL-Numbers">8</text:span>
</text:p>
</draw:text-box></draw:frame>
<text:alphabetical-index-mark text:string-value="Garner, Barbara Jo (1949-11-08 -  )"/><draw:frame text:anchor-type="paragraph" draw:z-index="2" draw:style-name="CAL-Text" svg:width="3.20cm" svg:height="0.44cm" svg:x="14.25cm" svg:y="8.82cm"><draw:text-box> <text:p text:style-name="FCAL-Text"><text:span text:style-name="FCAL-Text">Garner, Barbar...</text:span></text:p></draw:text-box>
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69cm" svg:height="13.00pt" svg:x="0.84cm" svg:y="9.31cm">
<draw:text-box><text:p text:style-name="XCAL-Numbers"><text:span text:style-name="FCAL-Numbers">9</text:span>
</text:p>
</draw:text-box>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0</text:span>
</text:p>
</draw:text-box></draw:frame>
<text:alphabetical-index-mark text:string-value="Brock, Celeste Ellen (1971-11-10 -  )"/><draw:frame text:anchor-type="paragraph" draw:z-index="2" draw:style-name="CAL-Text" svg:width="3.26cm" svg:height="0.44cm" svg:x="2.46cm" svg:y="12.20cm"><draw:text-box> <text:p text:style-name="FCAL-Text"><text:span text:style-name="FCAL-Text">Brock, Celeste ...</text:span></text:p></draw:text-box>
</draw:frame>
<text:alphabetical-index-mark text:string-value="Gill, Linda (1946-11-10 -  )"/><draw:frame text:anchor-type="paragraph" draw:z-index="2" draw:style-name="CAL-Text" svg:width="2.84cm" svg:height="0.44cm" svg:x="2.46cm" svg:y="11.81cm"><draw:text-box> <text:p text:style-name="FCAL-Text"><text:span text:style-name="FCAL-Text">Gill, Linda, 69</text:span></text:p></draw:text-box>
</draw:frame>
<text:alphabetical-index-mark text:string-value="Nguyen, Elizabeth Diane (1982-11-10 -  )"/><draw:frame text:anchor-type="paragraph" draw:z-index="2" draw:style-name="CAL-Text" svg:width="3.29cm" svg:height="0.44cm" svg:x="2.46cm" svg:y="11.41cm"><draw:text-box> <text:p text:style-name="FCAL-Text"><text:span text:style-name="FCAL-Text">Nguyen, Elizab...</text:span></text:p></draw:text-box>
</draw:frame>
<text:alphabetical-index-mark text:string-value="Warner, Mary Christine (1954-11-10 -  )"/><draw:frame text:anchor-type="paragraph" draw:z-index="2" draw:style-name="CAL-Text" svg:width="3.16cm" svg:height="0.44cm" svg:x="2.46cm" svg:y="11.01cm"><draw:text-box> <text:p text:style-name="FCAL-Text"><text:span text:style-name="FCAL-Text">Warner, Mary ...</text:span></text:p></draw:text-box>
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1</text:span>
</text:p>
</draw:text-box></draw:frame>
<text:alphabetical-index-mark text:string-value="Cruz, Dale Eugene (1947-11-11 -  )"/><draw:frame text:anchor-type="paragraph" draw:z-index="2" draw:style-name="CAL-Text" svg:width="3.28cm" svg:height="0.44cm" svg:x="4.82cm" svg:y="12.20cm"><draw:text-box> <text:p text:style-name="FCAL-Text"><text:span text:style-name="FCAL-Text">Cruz, Dale Eug...</text:span></text:p></draw:text-box>
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2</text:span>
</text:p>
</draw:text-box></draw:frame>
<text:alphabetical-index-mark text:string-value="Максимов, Rodney Herman (1945-10-22 -  )"/><draw:frame text:anchor-type="paragraph" draw:z-index="2" draw:style-name="CAL-Text" svg:width="3.16cm" svg:height="0.44cm" svg:x="7.18cm" svg:y="12.20cm"><draw:text-box> <text:p text:style-name="FCAL-Text"><text:span text:style-name="FCAL-Text"> Максимов, Ro...</text:span></text:p></draw:text-box>
</draw:frame>
<text:alphabetical-index-mark text:string-value="Cruz, Janis Marlene (1947-0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Максимов, Rodney Herman (1945-10-22 -  )"/><draw:frame text:anchor-type="paragraph" draw:z-index="2" draw:style-name="CAL-Text" svg:width="3.21cm" svg:height="0.44cm" svg:x="7.18cm" svg:y="11.81cm"><draw:text-box> <text:p text:style-name="FCAL-Text"><text:span text:style-name="FCAL-Text">Cruz, Janis Ma...</text:span></text:p></draw:text-box>
</draw:frame>
<text:alphabetical-index-mark text:string-value="Cruz, Janis Marlene (1947-01-1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3</text:span>
</text:p>
</draw:text-box></draw:frame>
<text:alphabetical-index-mark text:string-value="Brock, Lance Edward (1969-11-13 -  )"/><draw:frame text:anchor-type="paragraph" draw:z-index="2" draw:style-name="CAL-Text" svg:width="3.30cm" svg:height="0.44cm" svg:x="9.53cm" svg:y="12.20cm"><draw:text-box> <text:p text:style-name="FCAL-Text"><text:span text:style-name="FCAL-Text">Brock, Lance E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4</text:span>
</text:p>
</draw:text-box>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15</text:span>
</text:p>
</draw:text-box>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16</text:span>
</text:p>
</draw:text-box></draw:frame>
<text:alphabetical-index-mark text:string-value="Warner, David Warren (1945-02-13 -  )"/><draw:frame text:anchor-type="paragraph" draw:z-index="2" draw:style-name="CAL-Text" svg:width="3.28cm" svg:height="0.44cm" svg:x="0.10cm" svg:y="15.59cm"><draw:text-box> <text:p text:style-name="FCAL-Text"><text:span text:style-name="FCAL-Text"> Warner, David...</text:span></text:p></draw:text-box>
</draw:frame>
<text:alphabetical-index-mark text:string-value="Simpson, Geraldine Ann (1945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David Warren (1945-02-13 -  )"/><draw:frame text:anchor-type="paragraph" draw:z-index="2" draw:style-name="CAL-Text" svg:width="3.29cm" svg:height="0.44cm" svg:x="0.10cm" svg:y="15.19cm"><draw:text-box> <text:p text:style-name="FCAL-Text"><text:span text:style-name="FCAL-Text">Simpson, Geral...</text:span></text:p></draw:text-box>
</draw:frame>
<text:alphabetical-index-mark text:string-value="Simpson, Geraldine Ann (1945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17</text:span>
</text:p>
</draw:text-box></draw:frame>
<text:alphabetical-index-mark text:string-value="Cruz, Ann Lynn (1968-11-17 -  )"/><draw:frame text:anchor-type="paragraph" draw:z-index="2" draw:style-name="CAL-Text" svg:width="3.21cm" svg:height="0.44cm" svg:x="2.46cm" svg:y="15.59cm"><draw:text-box> <text:p text:style-name="FCAL-Text"><text:span text:style-name="FCAL-Text">Cruz, Ann Lyn...</text:span></text:p></draw:text-box>
</draw:frame>
<text:alphabetical-index-mark text:string-value="Howell, Mary (1945-11-17 -  )"/><draw:frame text:anchor-type="paragraph" draw:z-index="2" draw:style-name="CAL-Text" svg:width="3.24cm" svg:height="0.44cm" svg:x="2.46cm" svg:y="15.19cm"><draw:text-box> <text:p text:style-name="FCAL-Text"><text:span text:style-name="FCAL-Text">Howell, Mary, 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18</text:span>
</text:p>
</draw:text-box></draw:frame>
<text:alphabetical-index-mark text:string-value="Haynes, Elizabeth Ellen (1980-11-18 -  )"/><draw:frame text:anchor-type="paragraph" draw:z-index="2" draw:style-name="CAL-Text" svg:width="3.22cm" svg:height="0.44cm" svg:x="4.82cm" svg:y="15.59cm"><draw:text-box> <text:p text:style-name="FCAL-Text"><text:span text:style-name="FCAL-Text">Haynes, Elizab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19</text:span>
</text:p>
</draw:text-box></draw:frame>
<text:alphabetical-index-mark text:string-value="Cruz, Jill Suzanne (1973-11-19 -  )"/><draw:frame text:anchor-type="paragraph" draw:z-index="2" draw:style-name="CAL-Text" svg:width="3.14cm" svg:height="0.44cm" svg:x="7.18cm" svg:y="15.59cm"><draw:text-box> <text:p text:style-name="FCAL-Text"><text:span text:style-name="FCAL-Text">Cruz, Jill Suza...</text:span></text:p></draw:text-box>
</draw:frame>
<text:alphabetical-index-mark text:string-value="Warner, Michelle Lorraine (1962-11-19 -  )"/><draw:frame text:anchor-type="paragraph" draw:z-index="2" draw:style-name="CAL-Text" svg:width="3.22cm" svg:height="0.44cm" svg:x="7.18cm" svg:y="15.19cm"><draw:text-box> <text:p text:style-name="FCAL-Text"><text:span text:style-name="FCAL-Text">Warner, Miche...</text:span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0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1</text:span>
</text:p>
</draw:text-box></draw:frame>
<text:alphabetical-index-mark text:string-value="Mortensen, Daniel (1951-11-21 -  )"/><draw:frame text:anchor-type="paragraph" draw:z-index="2" draw:style-name="CAL-Text" svg:width="3.18cm" svg:height="0.44cm" svg:x="11.89cm" svg:y="15.59cm"><draw:text-box> <text:p text:style-name="FCAL-Text"><text:span text:style-name="FCAL-Text">Mortensen, Da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2</text:span>
</text:p>
</draw:text-box>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3</text:span>
</text:p>
</draw:text-box></draw:frame>
<text:alphabetical-index-mark text:string-value="Page, Brandon Kelly (1982-11-23 -  )"/><draw:frame text:anchor-type="paragraph" draw:z-index="2" draw:style-name="CAL-Text" svg:width="3.26cm" svg:height="0.44cm" svg:x="0.10cm" svg:y="18.98cm"><draw:text-box> <text:p text:style-name="FCAL-Text"><text:span text:style-name="FCAL-Text">Page, Brandon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4</text:span>
</text:p>
</draw:text-box></draw:frame>
<text:alphabetical-index-mark text:string-value="Andrews, William Arthur (1933-11-24 -  )"/><draw:frame text:anchor-type="paragraph" draw:z-index="2" draw:style-name="CAL-Text" svg:width="3.27cm" svg:height="0.44cm" svg:x="2.46cm" svg:y="18.98cm"><draw:text-box> <text:p text:style-name="FCAL-Text"><text:span text:style-name="FCAL-Text">Andrews, Willi...</text:span></text:p></draw:text-box>
</draw:frame>
<text:alphabetical-index-mark text:string-value="Jørgensen, Jeffrey (1966-11-24 -  )"/><draw:frame text:anchor-type="paragraph" draw:z-index="2" draw:style-name="CAL-Text" svg:width="3.20cm" svg:height="0.44cm" svg:x="2.46cm" svg:y="18.58cm"><draw:text-box> <text:p text:style-name="FCAL-Text"><text:span text:style-name="FCAL-Text">Jørgensen, Jeff...</text:span></text:p></draw:text-box>
</draw:frame>
<text:alphabetical-index-mark text:string-value="Walker, Sharon Lynette (1951-11-24 -  )"/><draw:frame text:anchor-type="paragraph" draw:z-index="2" draw:style-name="CAL-Text" svg:width="3.31cm" svg:height="0.44cm" svg:x="2.46cm" svg:y="18.18cm"><draw:text-box> <text:p text:style-name="FCAL-Text"><text:span text:style-name="FCAL-Text">Walker, Sharon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25</text:span>
</text:p>
</draw:text-box></draw:frame>
<text:alphabetical-index-mark text:string-value="Nguyen, John Harry (1947-11-25 -  )"/><draw:frame text:anchor-type="paragraph" draw:z-index="2" draw:style-name="CAL-Text" svg:width="3.12cm" svg:height="0.44cm" svg:x="4.82cm" svg:y="18.98cm"><draw:text-box> <text:p text:style-name="FCAL-Text"><text:span text:style-name="FCAL-Text">Nguyen, John ...</text:span></text:p></draw:text-box>
</draw:frame>
<text:alphabetical-index-mark text:string-value="Norton, Dorothy (1945-11-25 -  )"/><draw:frame text:anchor-type="paragraph" draw:z-index="2" draw:style-name="CAL-Text" svg:width="3.27cm" svg:height="0.44cm" svg:x="4.82cm" svg:y="18.58cm"><draw:text-box> <text:p text:style-name="FCAL-Text"><text:span text:style-name="FCAL-Text">Norton, Doroth...</text:span></text:p></draw:text-box>
</draw:frame>
<text:alphabetical-index-mark text:string-value="Warner, Thomas Frederick (1954-11-25 -  )"/><draw:frame text:anchor-type="paragraph" draw:z-index="2" draw:style-name="CAL-Text" svg:width="3.15cm" svg:height="0.44cm" svg:x="4.82cm" svg:y="18.18cm"><draw:text-box> <text:p text:style-name="FCAL-Text"><text:span text:style-name="FCAL-Text">Warner, Thom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26</text:span>
</text:p>
</draw:text-box></draw:frame>
<text:alphabetical-index-mark text:string-value="Lopez, John Warren (1959-11-26 -  )"/><draw:frame text:anchor-type="paragraph" draw:z-index="2" draw:style-name="CAL-Text" svg:width="3.23cm" svg:height="0.44cm" svg:x="7.18cm" svg:y="18.98cm"><draw:text-box> <text:p text:style-name="FCAL-Text"><text:span text:style-name="FCAL-Text">Lopez, John W...</text:span></text:p></draw:text-box>
</draw:frame>
<draw:line text:anchor-type="paragraph" draw:z-index="3" draw:style-name="CAL-Border" svg:x1="9.43cm" svg:y1="16.09cm" svg:x2="9.43cm" svg:y2="19.47cm"><text:p/>
</draw:line>
<draw:line text:anchor-type="paragraph" draw:z-index="3" draw:style-name="CAL-Border" svg:x1="9.43cm" svg:y1="16.09cm" svg:x2="11.79cm" svg:y2="16.09cm"><text:p/>
</draw:line>
<draw:line text:anchor-type="paragraph" draw:z-index="3" draw:style-name="CAL-Border" svg:x1="11.79cm" svg:y1="16.09cm" svg:x2="11.79cm" svg:y2="19.47cm"><text:p/>
</draw:line>
<draw:line text:anchor-type="paragraph" draw:z-index="3" draw:style-name="CAL-Border" svg:x1="9.43cm" svg:y1="19.47cm" svg:x2="11.79cm" svg:y2="19.47cm"><text:p/>
</draw:line>
<draw:frame text:anchor-type="paragraph" draw:style-name="CAL-Numbers" draw:z-index="2" svg:width="0.92cm" svg:height="13.00pt" svg:x="10.15cm" svg:y="16.09cm">
<draw:text-box><text:p text:style-name="XCAL-Numbers"><text:span text:style-name="FCAL-Numbers">27</text:span>
</text:p>
</draw:text-box></draw:frame>
<text:alphabetical-index-mark text:string-value="Жуков, Curtis Dale ( -  )"/><draw:frame text:anchor-type="paragraph" draw:z-index="2" draw:style-name="CAL-Text" svg:width="3.18cm" svg:height="0.44cm" svg:x="9.53cm" svg:y="18.98cm"><draw:text-box> <text:p text:style-name="FCAL-Text"><text:span text:style-name="FCAL-Text"> Жуков, Curtis ...</text:span></text:p></draw:text-box>
</draw:frame>
<text:alphabetical-index-mark text:string-value="Gordon, Heather Kathlee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Жуков, Curtis Dale ( -  )"/><draw:frame text:anchor-type="paragraph" draw:z-index="2" draw:style-name="CAL-Text" svg:width="3.18cm" svg:height="0.44cm" svg:x="9.53cm" svg:y="18.58cm"><draw:text-box> <text:p text:style-name="FCAL-Text"><text:span text:style-name="FCAL-Text">Gordon, Heath...</text:span></text:p></draw:text-box>
</draw:frame>
<text:alphabetical-index-mark text:string-value="Gordon, Heather Kathleen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Stokes, Gabriel (1966-11-27 -  )"/><draw:frame text:anchor-type="paragraph" draw:z-index="2" draw:style-name="CAL-Text" svg:width="3.27cm" svg:height="0.44cm" svg:x="9.53cm" svg:y="18.18cm"><draw:text-box> <text:p text:style-name="FCAL-Text"><text:span text:style-name="FCAL-Text">Stokes, Gabriel...</text:span></text:p></draw:text-box>
</draw:frame>
<text:alphabetical-index-mark text:string-value="Warner, Fred Loren (1956-11-27 -  )"/><draw:frame text:anchor-type="paragraph" draw:z-index="2" draw:style-name="CAL-Text" svg:width="3.28cm" svg:height="0.44cm" svg:x="9.53cm" svg:y="17.79cm"><draw:text-box> <text:p text:style-name="FCAL-Text"><text:span text:style-name="FCAL-Text">Warner, Fred L...</text:span></text:p></draw:text-box>
</draw:frame>
<draw:line text:anchor-type="paragraph" draw:z-index="3" draw:style-name="CAL-Border" svg:x1="11.79cm" svg:y1="16.09cm" svg:x2="11.79cm" svg:y2="19.47cm"><text:p/>
</draw:line>
<draw:line text:anchor-type="paragraph" draw:z-index="3" draw:style-name="CAL-Border" svg:x1="11.79cm" svg:y1="16.09cm" svg:x2="14.15cm" svg:y2="16.09cm"><text:p/>
</draw:line>
<draw:line text:anchor-type="paragraph" draw:z-index="3" draw:style-name="CAL-Border" svg:x1="14.15cm" svg:y1="16.09cm" svg:x2="14.15cm" svg:y2="19.47cm"><text:p/>
</draw:line>
<draw:line text:anchor-type="paragraph" draw:z-index="3" draw:style-name="CAL-Border" svg:x1="11.79cm" svg:y1="19.47cm" svg:x2="14.15cm" svg:y2="19.47cm"><text:p/>
</draw:line>
<draw:frame text:anchor-type="paragraph" draw:style-name="CAL-Numbers" draw:z-index="2" svg:width="0.92cm" svg:height="13.00pt" svg:x="12.51cm" svg:y="16.09cm">
<draw:text-box><text:p text:style-name="XCAL-Numbers"><text:span text:style-name="FCAL-Numbers">28</text:span>
</text:p>
</draw:text-box></draw:frame>
<text:alphabetical-index-mark text:string-value="Parks, Cliff"/><draw:frame text:anchor-type="paragraph" draw:z-index="2" draw:style-name="CAL-Text" svg:width="3.04cm" svg:height="0.44cm" svg:x="11.89cm" svg:y="18.98cm"><draw:text-box> <text:p text:style-name="FCAL-Text"><text:span text:style-name="FCAL-Text"> Parks, Cliff, 28</text:span></text:p></draw:text-box>
</draw:frame>
<text:alphabetical-index-mark text:string-value="Gill, Lorie Ann (vers 196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Parks, Cliff"/><draw:frame text:anchor-type="paragraph" draw:z-index="2" draw:style-name="CAL-Text" svg:width="3.28cm" svg:height="0.44cm" svg:x="11.89cm" svg:y="18.58cm"><draw:text-box> <text:p text:style-name="FCAL-Text"><text:span text:style-name="FCAL-Text">Gill, Lorie Ann...</text:span></text:p></draw:text-box>
</draw:frame>
<text:alphabetical-index-mark text:string-value="Gill, Lorie Ann (vers 196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14.15cm" svg:y1="16.09cm" svg:x2="14.15cm" svg:y2="19.47cm"><text:p/>
</draw:line>
<draw:line text:anchor-type="paragraph" draw:z-index="3" draw:style-name="CAL-Border" svg:x1="14.15cm" svg:y1="16.09cm" svg:x2="16.51cm" svg:y2="16.09cm"><text:p/>
</draw:line>
<draw:line text:anchor-type="paragraph" draw:z-index="3" draw:style-name="CAL-Border" svg:x1="16.51cm" svg:y1="16.09cm" svg:x2="16.51cm" svg:y2="19.47cm"><text:p/>
</draw:line>
<draw:line text:anchor-type="paragraph" draw:z-index="3" draw:style-name="CAL-Border" svg:x1="14.15cm" svg:y1="19.47cm" svg:x2="16.51cm" svg:y2="19.47cm"><text:p/>
</draw:line>
<draw:frame text:anchor-type="paragraph" draw:style-name="CAL-Numbers" draw:z-index="2" svg:width="0.92cm" svg:height="13.00pt" svg:x="14.87cm" svg:y="16.09cm">
<draw:text-box><text:p text:style-name="XCAL-Numbers"><text:span text:style-name="FCAL-Numbers">29</text:span>
</text:p>
</draw:text-box></draw:frame>
<text:alphabetical-index-mark text:string-value="Cruz, Judy Denise (1952-11-29 -  )"/><draw:frame text:anchor-type="paragraph" draw:z-index="2" draw:style-name="CAL-Text" svg:width="3.30cm" svg:height="0.44cm" svg:x="14.25cm" svg:y="18.98cm"><draw:text-box> <text:p text:style-name="FCAL-Text"><text:span text:style-name="FCAL-Text">Cruz, Judy Den...</text:span></text:p></draw:text-box>
</draw:frame>
<text:alphabetical-index-mark text:string-value="Martín, Tyler William (1993-11-29 -  )"/><draw:frame text:anchor-type="paragraph" draw:z-index="2" draw:style-name="CAL-Text" svg:width="3.05cm" svg:height="0.44cm" svg:x="14.25cm" svg:y="18.58cm"><draw:text-box> <text:p text:style-name="FCAL-Text"><text:span text:style-name="FCAL-Text">Martín, Tyler ...</text:span></text:p></draw:text-box>
</draw:frame>
<draw:line text:anchor-type="paragraph" draw:z-index="3" draw:style-name="CAL-Border" svg:x1="0.00cm" svg:y1="19.47cm" svg:x2="0.00cm" svg:y2="22.86cm"><text:p/>
</draw:line>
<draw:line text:anchor-type="paragraph" draw:z-index="3" draw:style-name="CAL-Border" svg:x1="0.00cm" svg:y1="19.47cm" svg:x2="2.36cm" svg:y2="19.47cm"><text:p/>
</draw:line>
<draw:line text:anchor-type="paragraph" draw:z-index="3" draw:style-name="CAL-Border" svg:x1="2.36cm" svg:y1="19.47cm" svg:x2="2.36cm" svg:y2="22.86cm"><text:p/>
</draw:line>
<draw:line text:anchor-type="paragraph" draw:z-index="3" draw:style-name="CAL-Border" svg:x1="0.00cm" svg:y1="22.86cm" svg:x2="2.36cm" svg:y2="22.86cm"><text:p/>
</draw:line>
<draw:frame text:anchor-type="paragraph" draw:style-name="CAL-Numbers" draw:z-index="2" svg:width="0.92cm" svg:height="13.00pt" svg:x="0.72cm" svg:y="19.47cm">
<draw:text-box><text:p text:style-name="XCAL-Numbers"><text:span text:style-name="FCAL-Numbers">30</text:span>
</text:p>
</draw:text-box></draw:frame>
<draw:frame text:anchor-type="paragraph" draw:style-name="CAL-Text1style" draw:z-index="2" svg:width="2.65cm" svg:height="12.00pt" svg:x="8.11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7.27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7.64cm" svg:y="22.23cm">
<draw:text-box><text:p text:style-name="XCAL-Text3style"><text:span text:style-name="FCAL-Text3style">http://gramps-project.org/</text:span>
</text:p>
</draw:text-box></draw:frame>
</text:p>
      <text:p text:style-name="docgen_page_break">
<draw:line text:anchor-type="paragraph" draw:z-index="3" draw:style-name="CAL-Border" svg:x1="0.00cm" svg:y1="0.00cm" svg:x2="0.00cm" svg:y2="22.86cm"><text:p/>
</draw:line>
<draw:line text:anchor-type="paragraph" draw:z-index="3" draw:style-name="CAL-Border" svg:x1="0.00cm" svg:y1="0.00cm" svg:x2="16.51cm" svg:y2="0.00cm"><text:p/>
</draw:line>
<draw:line text:anchor-type="paragraph" draw:z-index="3" draw:style-name="CAL-Border" svg:x1="16.51cm" svg:y1="0.00cm" svg:x2="16.51cm" svg:y2="22.86cm"><text:p/>
</draw:line>
<draw:line text:anchor-type="paragraph" draw:z-index="3" draw:style-name="CAL-Border" svg:x1="0.00cm" svg:y1="22.86cm" svg:x2="16.51cm" svg:y2="22.86cm"><text:p/>
</draw:line>
<draw:rect text:anchor-type="paragraph" draw:style-name="CAL-Title" draw:text-style-name="CAL-Title" draw:z-index="1" svg:width="16.51cm" svg:height="2.54cm" svg:x="0.00cm" svg:y="0.00cm">
</draw:rect>
<draw:line text:anchor-type="paragraph" draw:z-index="3" draw:style-name="CAL-Border" svg:x1="0.00cm" svg:y1="2.54cm" svg:x2="16.51cm" svg:y2="2.54cm"><text:p/>
</draw:line>
<text:toc-mark text:string-value="Décembre 2015" text:outline-level="2"/><draw:frame text:anchor-type="paragraph" draw:style-name="CAL-Title" draw:z-index="2" svg:width="5.23cm" svg:height="20.00pt" svg:x="5.64cm" svg:y="0.18cm">
<draw:text-box><text:p text:style-name="XCAL-Title"><text:span text:style-name="FCAL-Title">Décembre 2015</text:span>
</text:p>
</draw:text-box></draw:frame>
<draw:frame text:anchor-type="paragraph" draw:style-name="CAL-Daynames" draw:z-index="2" svg:width="1.48cm" svg:height="12.00pt" svg:x="0.44cm" svg:y="1.91cm">
<draw:text-box><text:p text:style-name="XCAL-Daynames"><text:span text:style-name="FCAL-Daynames">Lundi</text:span>
</text:p>
</draw:text-box></draw:frame>
<draw:frame text:anchor-type="paragraph" draw:style-name="CAL-Daynames" draw:z-index="2" svg:width="1.51cm" svg:height="12.00pt" svg:x="2.79cm" svg:y="1.91cm">
<draw:text-box><text:p text:style-name="XCAL-Daynames"><text:span text:style-name="FCAL-Daynames">Mardi</text:span>
</text:p>
</draw:text-box></draw:frame>
<draw:frame text:anchor-type="paragraph" draw:style-name="CAL-Daynames" draw:z-index="2" svg:width="2.02cm" svg:height="12.00pt" svg:x="4.89cm" svg:y="1.91cm">
<draw:text-box><text:p text:style-name="XCAL-Daynames"><text:span text:style-name="FCAL-Daynames">Mercredi</text:span>
</text:p>
</draw:text-box></draw:frame>
<draw:frame text:anchor-type="paragraph" draw:style-name="CAL-Daynames" draw:z-index="2" svg:width="1.39cm" svg:height="12.00pt" svg:x="7.56cm" svg:y="1.91cm">
<draw:text-box><text:p text:style-name="XCAL-Daynames"><text:span text:style-name="FCAL-Daynames">Jeudi</text:span>
</text:p>
</draw:text-box></draw:frame>
<draw:frame text:anchor-type="paragraph" draw:style-name="CAL-Daynames" draw:z-index="2" svg:width="2.02cm" svg:height="12.00pt" svg:x="9.60cm" svg:y="1.91cm">
<draw:text-box><text:p text:style-name="XCAL-Daynames"><text:span text:style-name="FCAL-Daynames">Vendredi</text:span>
</text:p>
</draw:text-box></draw:frame>
<draw:frame text:anchor-type="paragraph" draw:style-name="CAL-Daynames" draw:z-index="2" svg:width="1.72cm" svg:height="12.00pt" svg:x="12.11cm" svg:y="1.91cm">
<draw:text-box><text:p text:style-name="XCAL-Daynames"><text:span text:style-name="FCAL-Daynames">Samedi</text:span>
</text:p>
</draw:text-box></draw:frame>
<draw:frame text:anchor-type="paragraph" draw:style-name="CAL-Daynames" draw:z-index="2" svg:width="2.23cm" svg:height="12.00pt" svg:x="14.21cm" svg:y="1.91cm">
<draw:text-box><text:p text:style-name="XCAL-Daynames"><text:span text:style-name="FCAL-Daynames">Dimanche</text:span>
</text:p>
</draw:text-box></draw:frame>
<draw:line text:anchor-type="paragraph" draw:z-index="3" draw:style-name="CAL-Border" svg:x1="2.36cm" svg:y1="2.54cm" svg:x2="2.36cm" svg:y2="5.93cm"><text:p/>
</draw:line>
<draw:line text:anchor-type="paragraph" draw:z-index="3" draw:style-name="CAL-Border" svg:x1="2.36cm" svg:y1="2.54cm" svg:x2="4.72cm" svg:y2="2.54cm"><text:p/>
</draw:line>
<draw:line text:anchor-type="paragraph" draw:z-index="3" draw:style-name="CAL-Border" svg:x1="4.72cm" svg:y1="2.54cm" svg:x2="4.72cm" svg:y2="5.93cm"><text:p/>
</draw:line>
<draw:line text:anchor-type="paragraph" draw:z-index="3" draw:style-name="CAL-Border" svg:x1="2.36cm" svg:y1="5.93cm" svg:x2="4.72cm" svg:y2="5.93cm"><text:p/>
</draw:line>
<draw:frame text:anchor-type="paragraph" draw:style-name="CAL-Numbers" draw:z-index="2" svg:width="0.69cm" svg:height="13.00pt" svg:x="3.19cm" svg:y="2.54cm">
<draw:text-box><text:p text:style-name="XCAL-Numbers"><text:span text:style-name="FCAL-Numbers">1</text:span>
</text:p>
</draw:text-box></draw:frame>
<draw:line text:anchor-type="paragraph" draw:z-index="3" draw:style-name="CAL-Border" svg:x1="4.72cm" svg:y1="2.54cm" svg:x2="4.72cm" svg:y2="5.93cm"><text:p/>
</draw:line>
<draw:line text:anchor-type="paragraph" draw:z-index="3" draw:style-name="CAL-Border" svg:x1="4.72cm" svg:y1="2.54cm" svg:x2="7.08cm" svg:y2="2.54cm"><text:p/>
</draw:line>
<draw:line text:anchor-type="paragraph" draw:z-index="3" draw:style-name="CAL-Border" svg:x1="7.08cm" svg:y1="2.54cm" svg:x2="7.08cm" svg:y2="5.93cm"><text:p/>
</draw:line>
<draw:line text:anchor-type="paragraph" draw:z-index="3" draw:style-name="CAL-Border" svg:x1="4.72cm" svg:y1="5.93cm" svg:x2="7.08cm" svg:y2="5.93cm"><text:p/>
</draw:line>
<draw:frame text:anchor-type="paragraph" draw:style-name="CAL-Numbers" draw:z-index="2" svg:width="0.69cm" svg:height="13.00pt" svg:x="5.55cm" svg:y="2.54cm">
<draw:text-box><text:p text:style-name="XCAL-Numbers"><text:span text:style-name="FCAL-Numbers">2</text:span>
</text:p>
</draw:text-box></draw:frame>
<text:alphabetical-index-mark text:string-value="Garner, Mark Gerard (1962-10-16 -  )"/><draw:frame text:anchor-type="paragraph" draw:z-index="2" draw:style-name="CAL-Text" svg:width="3.17cm" svg:height="0.44cm" svg:x="4.82cm" svg:y="5.43cm"><draw:text-box> <text:p text:style-name="FCAL-Text"><text:span text:style-name="FCAL-Text"> Garner, Mark ...</text:span></text:p></draw:text-box>
</draw:frame>
<text:alphabetical-index-mark text:string-value="Gibbs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arner, Mark Gerard (1962-10-16 -  )"/><draw:frame text:anchor-type="paragraph" draw:z-index="2" draw:style-name="CAL-Text" svg:width="3.02cm" svg:height="0.44cm" svg:x="4.82cm" svg:y="5.03cm"><draw:text-box> <text:p text:style-name="FCAL-Text"><text:span text:style-name="FCAL-Text">Gibbs, Lori and</text:span></text:p></draw:text-box>
</draw:frame>
<text:alphabetical-index-mark text:string-value="Gibbs, Lori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7.08cm" svg:y1="2.54cm" svg:x2="7.08cm" svg:y2="5.93cm"><text:p/>
</draw:line>
<draw:line text:anchor-type="paragraph" draw:z-index="3" draw:style-name="CAL-Border" svg:x1="7.08cm" svg:y1="2.54cm" svg:x2="9.43cm" svg:y2="2.54cm"><text:p/>
</draw:line>
<draw:line text:anchor-type="paragraph" draw:z-index="3" draw:style-name="CAL-Border" svg:x1="9.43cm" svg:y1="2.54cm" svg:x2="9.43cm" svg:y2="5.93cm"><text:p/>
</draw:line>
<draw:line text:anchor-type="paragraph" draw:z-index="3" draw:style-name="CAL-Border" svg:x1="7.08cm" svg:y1="5.93cm" svg:x2="9.43cm" svg:y2="5.93cm"><text:p/>
</draw:line>
<draw:frame text:anchor-type="paragraph" draw:style-name="CAL-Numbers" draw:z-index="2" svg:width="0.69cm" svg:height="13.00pt" svg:x="7.91cm" svg:y="2.54cm">
<draw:text-box><text:p text:style-name="XCAL-Numbers"><text:span text:style-name="FCAL-Numbers">3</text:span>
</text:p>
</draw:text-box></draw:frame>
<text:alphabetical-index-mark text:string-value="Garner, Melissa Sue (1969-12-03 -  )"/><draw:frame text:anchor-type="paragraph" draw:z-index="2" draw:style-name="CAL-Text" svg:width="3.18cm" svg:height="0.44cm" svg:x="7.18cm" svg:y="5.43cm"><draw:text-box> <text:p text:style-name="FCAL-Text"><text:span text:style-name="FCAL-Text">Garner, Meliss...</text:span></text:p></draw:text-box>
</draw:frame>
<draw:line text:anchor-type="paragraph" draw:z-index="3" draw:style-name="CAL-Border" svg:x1="9.43cm" svg:y1="2.54cm" svg:x2="9.43cm" svg:y2="5.93cm"><text:p/>
</draw:line>
<draw:line text:anchor-type="paragraph" draw:z-index="3" draw:style-name="CAL-Border" svg:x1="9.43cm" svg:y1="2.54cm" svg:x2="11.79cm" svg:y2="2.54cm"><text:p/>
</draw:line>
<draw:line text:anchor-type="paragraph" draw:z-index="3" draw:style-name="CAL-Border" svg:x1="11.79cm" svg:y1="2.54cm" svg:x2="11.79cm" svg:y2="5.93cm"><text:p/>
</draw:line>
<draw:line text:anchor-type="paragraph" draw:z-index="3" draw:style-name="CAL-Border" svg:x1="9.43cm" svg:y1="5.93cm" svg:x2="11.79cm" svg:y2="5.93cm"><text:p/>
</draw:line>
<draw:frame text:anchor-type="paragraph" draw:style-name="CAL-Numbers" draw:z-index="2" svg:width="0.69cm" svg:height="13.00pt" svg:x="10.27cm" svg:y="2.54cm">
<draw:text-box><text:p text:style-name="XCAL-Numbers"><text:span text:style-name="FCAL-Numbers">4</text:span>
</text:p>
</draw:text-box></draw:frame>
<draw:line text:anchor-type="paragraph" draw:z-index="3" draw:style-name="CAL-Border" svg:x1="11.79cm" svg:y1="2.54cm" svg:x2="11.79cm" svg:y2="5.93cm"><text:p/>
</draw:line>
<draw:line text:anchor-type="paragraph" draw:z-index="3" draw:style-name="CAL-Border" svg:x1="11.79cm" svg:y1="2.54cm" svg:x2="14.15cm" svg:y2="2.54cm"><text:p/>
</draw:line>
<draw:line text:anchor-type="paragraph" draw:z-index="3" draw:style-name="CAL-Border" svg:x1="14.15cm" svg:y1="2.54cm" svg:x2="14.15cm" svg:y2="5.93cm"><text:p/>
</draw:line>
<draw:line text:anchor-type="paragraph" draw:z-index="3" draw:style-name="CAL-Border" svg:x1="11.79cm" svg:y1="5.93cm" svg:x2="14.15cm" svg:y2="5.93cm"><text:p/>
</draw:line>
<draw:frame text:anchor-type="paragraph" draw:style-name="CAL-Numbers" draw:z-index="2" svg:width="0.69cm" svg:height="13.00pt" svg:x="12.63cm" svg:y="2.54cm">
<draw:text-box><text:p text:style-name="XCAL-Numbers"><text:span text:style-name="FCAL-Numbers">5</text:span>
</text:p>
</draw:text-box></draw:frame>
<text:alphabetical-index-mark text:string-value="Boucher, Cynthia Louise (1961-12-05 -  )"/><draw:frame text:anchor-type="paragraph" draw:z-index="2" draw:style-name="CAL-Text" svg:width="3.13cm" svg:height="0.44cm" svg:x="11.89cm" svg:y="5.43cm"><draw:text-box> <text:p text:style-name="FCAL-Text"><text:span text:style-name="FCAL-Text">Boucher, Cynt...</text:span></text:p></draw:text-box>
</draw:frame>
<draw:line text:anchor-type="paragraph" draw:z-index="3" draw:style-name="CAL-Border" svg:x1="14.15cm" svg:y1="2.54cm" svg:x2="14.15cm" svg:y2="5.93cm"><text:p/>
</draw:line>
<draw:line text:anchor-type="paragraph" draw:z-index="3" draw:style-name="CAL-Border" svg:x1="14.15cm" svg:y1="2.54cm" svg:x2="16.51cm" svg:y2="2.54cm"><text:p/>
</draw:line>
<draw:line text:anchor-type="paragraph" draw:z-index="3" draw:style-name="CAL-Border" svg:x1="16.51cm" svg:y1="2.54cm" svg:x2="16.51cm" svg:y2="5.93cm"><text:p/>
</draw:line>
<draw:line text:anchor-type="paragraph" draw:z-index="3" draw:style-name="CAL-Border" svg:x1="14.15cm" svg:y1="5.93cm" svg:x2="16.51cm" svg:y2="5.93cm"><text:p/>
</draw:line>
<draw:frame text:anchor-type="paragraph" draw:style-name="CAL-Numbers" draw:z-index="2" svg:width="0.69cm" svg:height="13.00pt" svg:x="14.99cm" svg:y="2.54cm">
<draw:text-box><text:p text:style-name="XCAL-Numbers"><text:span text:style-name="FCAL-Numbers">6</text:span>
</text:p>
</draw:text-box></draw:frame>
<text:alphabetical-index-mark text:string-value="Haynes, David William Sigfred (1986-12-06 -  )"/><draw:frame text:anchor-type="paragraph" draw:z-index="2" draw:style-name="CAL-Text" svg:width="2.97cm" svg:height="0.44cm" svg:x="14.25cm" svg:y="5.43cm"><draw:text-box> <text:p text:style-name="FCAL-Text"><text:span text:style-name="FCAL-Text">Haynes, David </text:span></text:p></draw:text-box>
</draw:frame>
<draw:line text:anchor-type="paragraph" draw:z-index="3" draw:style-name="CAL-Border" svg:x1="0.00cm" svg:y1="5.93cm" svg:x2="0.00cm" svg:y2="9.31cm"><text:p/>
</draw:line>
<draw:line text:anchor-type="paragraph" draw:z-index="3" draw:style-name="CAL-Border" svg:x1="0.00cm" svg:y1="5.93cm" svg:x2="2.36cm" svg:y2="5.93cm"><text:p/>
</draw:line>
<draw:line text:anchor-type="paragraph" draw:z-index="3" draw:style-name="CAL-Border" svg:x1="2.36cm" svg:y1="5.93cm" svg:x2="2.36cm" svg:y2="9.31cm"><text:p/>
</draw:line>
<draw:line text:anchor-type="paragraph" draw:z-index="3" draw:style-name="CAL-Border" svg:x1="0.00cm" svg:y1="9.31cm" svg:x2="2.36cm" svg:y2="9.31cm"><text:p/>
</draw:line>
<draw:frame text:anchor-type="paragraph" draw:style-name="CAL-Numbers" draw:z-index="2" svg:width="0.69cm" svg:height="13.00pt" svg:x="0.84cm" svg:y="5.93cm">
<draw:text-box><text:p text:style-name="XCAL-Numbers"><text:span text:style-name="FCAL-Numbers">7</text:span>
</text:p>
</draw:text-box></draw:frame>
<draw:line text:anchor-type="paragraph" draw:z-index="3" draw:style-name="CAL-Border" svg:x1="2.36cm" svg:y1="5.93cm" svg:x2="2.36cm" svg:y2="9.31cm"><text:p/>
</draw:line>
<draw:line text:anchor-type="paragraph" draw:z-index="3" draw:style-name="CAL-Border" svg:x1="2.36cm" svg:y1="5.93cm" svg:x2="4.72cm" svg:y2="5.93cm"><text:p/>
</draw:line>
<draw:line text:anchor-type="paragraph" draw:z-index="3" draw:style-name="CAL-Border" svg:x1="4.72cm" svg:y1="5.93cm" svg:x2="4.72cm" svg:y2="9.31cm"><text:p/>
</draw:line>
<draw:line text:anchor-type="paragraph" draw:z-index="3" draw:style-name="CAL-Border" svg:x1="2.36cm" svg:y1="9.31cm" svg:x2="4.72cm" svg:y2="9.31cm"><text:p/>
</draw:line>
<draw:frame text:anchor-type="paragraph" draw:style-name="CAL-Numbers" draw:z-index="2" svg:width="0.69cm" svg:height="13.00pt" svg:x="3.19cm" svg:y="5.93cm">
<draw:text-box><text:p text:style-name="XCAL-Numbers"><text:span text:style-name="FCAL-Numbers">8</text:span>
</text:p>
</draw:text-box></draw:frame>
<text:alphabetical-index-mark text:string-value="Poulsen, Cole Randall (1991-12-08 -  )"/><draw:frame text:anchor-type="paragraph" draw:z-index="2" draw:style-name="CAL-Text" svg:width="3.12cm" svg:height="0.44cm" svg:x="2.46cm" svg:y="8.82cm"><draw:text-box> <text:p text:style-name="FCAL-Text"><text:span text:style-name="FCAL-Text">Poulsen, Cole ...</text:span></text:p></draw:text-box>
</draw:frame>
<draw:line text:anchor-type="paragraph" draw:z-index="3" draw:style-name="CAL-Border" svg:x1="4.72cm" svg:y1="5.93cm" svg:x2="4.72cm" svg:y2="9.31cm"><text:p/>
</draw:line>
<draw:line text:anchor-type="paragraph" draw:z-index="3" draw:style-name="CAL-Border" svg:x1="4.72cm" svg:y1="5.93cm" svg:x2="7.08cm" svg:y2="5.93cm"><text:p/>
</draw:line>
<draw:line text:anchor-type="paragraph" draw:z-index="3" draw:style-name="CAL-Border" svg:x1="7.08cm" svg:y1="5.93cm" svg:x2="7.08cm" svg:y2="9.31cm"><text:p/>
</draw:line>
<draw:line text:anchor-type="paragraph" draw:z-index="3" draw:style-name="CAL-Border" svg:x1="4.72cm" svg:y1="9.31cm" svg:x2="7.08cm" svg:y2="9.31cm"><text:p/>
</draw:line>
<draw:frame text:anchor-type="paragraph" draw:style-name="CAL-Numbers" draw:z-index="2" svg:width="0.69cm" svg:height="13.00pt" svg:x="5.55cm" svg:y="5.93cm">
<draw:text-box><text:p text:style-name="XCAL-Numbers"><text:span text:style-name="FCAL-Numbers">9</text:span>
</text:p>
</draw:text-box></draw:frame>
<text:alphabetical-index-mark text:string-value="Warner, Stuart Bogarte (1955-12-09 -  )"/><draw:frame text:anchor-type="paragraph" draw:z-index="2" draw:style-name="CAL-Text" svg:width="3.26cm" svg:height="0.44cm" svg:x="4.82cm" svg:y="8.82cm"><draw:text-box> <text:p text:style-name="FCAL-Text"><text:span text:style-name="FCAL-Text">Warner, Stuart ...</text:span></text:p></draw:text-box>
</draw:frame>
<draw:line text:anchor-type="paragraph" draw:z-index="3" draw:style-name="CAL-Border" svg:x1="7.08cm" svg:y1="5.93cm" svg:x2="7.08cm" svg:y2="9.31cm"><text:p/>
</draw:line>
<draw:line text:anchor-type="paragraph" draw:z-index="3" draw:style-name="CAL-Border" svg:x1="7.08cm" svg:y1="5.93cm" svg:x2="9.43cm" svg:y2="5.93cm"><text:p/>
</draw:line>
<draw:line text:anchor-type="paragraph" draw:z-index="3" draw:style-name="CAL-Border" svg:x1="9.43cm" svg:y1="5.93cm" svg:x2="9.43cm" svg:y2="9.31cm"><text:p/>
</draw:line>
<draw:line text:anchor-type="paragraph" draw:z-index="3" draw:style-name="CAL-Border" svg:x1="7.08cm" svg:y1="9.31cm" svg:x2="9.43cm" svg:y2="9.31cm"><text:p/>
</draw:line>
<draw:frame text:anchor-type="paragraph" draw:style-name="CAL-Numbers" draw:z-index="2" svg:width="0.92cm" svg:height="13.00pt" svg:x="7.80cm" svg:y="5.93cm">
<draw:text-box><text:p text:style-name="XCAL-Numbers"><text:span text:style-name="FCAL-Numbers">10</text:span>
</text:p>
</draw:text-box></draw:frame>
<text:alphabetical-index-mark text:string-value="Garner, Thomas James (1965-12-10 -  )"/><draw:frame text:anchor-type="paragraph" draw:z-index="2" draw:style-name="CAL-Text" svg:width="3.24cm" svg:height="0.44cm" svg:x="7.18cm" svg:y="8.82cm"><draw:text-box> <text:p text:style-name="FCAL-Text"><text:span text:style-name="FCAL-Text">Garner, Thoma...</text:span></text:p></draw:text-box>
</draw:frame>
<draw:line text:anchor-type="paragraph" draw:z-index="3" draw:style-name="CAL-Border" svg:x1="9.43cm" svg:y1="5.93cm" svg:x2="9.43cm" svg:y2="9.31cm"><text:p/>
</draw:line>
<draw:line text:anchor-type="paragraph" draw:z-index="3" draw:style-name="CAL-Border" svg:x1="9.43cm" svg:y1="5.93cm" svg:x2="11.79cm" svg:y2="5.93cm"><text:p/>
</draw:line>
<draw:line text:anchor-type="paragraph" draw:z-index="3" draw:style-name="CAL-Border" svg:x1="11.79cm" svg:y1="5.93cm" svg:x2="11.79cm" svg:y2="9.31cm"><text:p/>
</draw:line>
<draw:line text:anchor-type="paragraph" draw:z-index="3" draw:style-name="CAL-Border" svg:x1="9.43cm" svg:y1="9.31cm" svg:x2="11.79cm" svg:y2="9.31cm"><text:p/>
</draw:line>
<draw:frame text:anchor-type="paragraph" draw:style-name="CAL-Numbers" draw:z-index="2" svg:width="0.92cm" svg:height="13.00pt" svg:x="10.15cm" svg:y="5.93cm">
<draw:text-box><text:p text:style-name="XCAL-Numbers"><text:span text:style-name="FCAL-Numbers">11</text:span>
</text:p>
</draw:text-box></draw:frame>
<text:alphabetical-index-mark text:string-value="Warner, Douglas Lowell (1978-12-11 -  )"/><draw:frame text:anchor-type="paragraph" draw:z-index="2" draw:style-name="CAL-Text" svg:width="3.20cm" svg:height="0.44cm" svg:x="9.53cm" svg:y="8.82cm"><draw:text-box> <text:p text:style-name="FCAL-Text"><text:span text:style-name="FCAL-Text">Warner, Dougl...</text:span></text:p></draw:text-box>
</draw:frame>
<draw:line text:anchor-type="paragraph" draw:z-index="3" draw:style-name="CAL-Border" svg:x1="11.79cm" svg:y1="5.93cm" svg:x2="11.79cm" svg:y2="9.31cm"><text:p/>
</draw:line>
<draw:line text:anchor-type="paragraph" draw:z-index="3" draw:style-name="CAL-Border" svg:x1="11.79cm" svg:y1="5.93cm" svg:x2="14.15cm" svg:y2="5.93cm"><text:p/>
</draw:line>
<draw:line text:anchor-type="paragraph" draw:z-index="3" draw:style-name="CAL-Border" svg:x1="14.15cm" svg:y1="5.93cm" svg:x2="14.15cm" svg:y2="9.31cm"><text:p/>
</draw:line>
<draw:line text:anchor-type="paragraph" draw:z-index="3" draw:style-name="CAL-Border" svg:x1="11.79cm" svg:y1="9.31cm" svg:x2="14.15cm" svg:y2="9.31cm"><text:p/>
</draw:line>
<draw:frame text:anchor-type="paragraph" draw:style-name="CAL-Numbers" draw:z-index="2" svg:width="0.92cm" svg:height="13.00pt" svg:x="12.51cm" svg:y="5.93cm">
<draw:text-box><text:p text:style-name="XCAL-Numbers"><text:span text:style-name="FCAL-Numbers">12</text:span>
</text:p>
</draw:text-box></draw:frame>
<text:alphabetical-index-mark text:string-value="Côté, Raymond Patrick (1964-12-12 -  )"/><draw:frame text:anchor-type="paragraph" draw:z-index="2" draw:style-name="CAL-Text" svg:width="3.31cm" svg:height="0.44cm" svg:x="11.89cm" svg:y="8.82cm"><draw:text-box> <text:p text:style-name="FCAL-Text"><text:span text:style-name="FCAL-Text">Côté, Raymond...</text:span></text:p></draw:text-box>
</draw:frame>
<text:alphabetical-index-mark text:string-value="Rodgers, Crystal Mae (1975-12-12 -  )"/><draw:frame text:anchor-type="paragraph" draw:z-index="2" draw:style-name="CAL-Text" svg:width="3.20cm" svg:height="0.44cm" svg:x="11.89cm" svg:y="8.42cm"><draw:text-box> <text:p text:style-name="FCAL-Text"><text:span text:style-name="FCAL-Text">Rodgers, Cryst...</text:span></text:p></draw:text-box>
</draw:frame>
<text:alphabetical-index-mark text:string-value="Watkins, Bruce Edward (1950-12-12 -  )"/><draw:frame text:anchor-type="paragraph" draw:z-index="2" draw:style-name="CAL-Text" svg:width="3.29cm" svg:height="0.44cm" svg:x="11.89cm" svg:y="8.02cm"><draw:text-box> <text:p text:style-name="FCAL-Text"><text:span text:style-name="FCAL-Text">Watkins, Bruce...</text:span></text:p></draw:text-box>
</draw:frame>
<draw:line text:anchor-type="paragraph" draw:z-index="3" draw:style-name="CAL-Border" svg:x1="14.15cm" svg:y1="5.93cm" svg:x2="14.15cm" svg:y2="9.31cm"><text:p/>
</draw:line>
<draw:line text:anchor-type="paragraph" draw:z-index="3" draw:style-name="CAL-Border" svg:x1="14.15cm" svg:y1="5.93cm" svg:x2="16.51cm" svg:y2="5.93cm"><text:p/>
</draw:line>
<draw:line text:anchor-type="paragraph" draw:z-index="3" draw:style-name="CAL-Border" svg:x1="16.51cm" svg:y1="5.93cm" svg:x2="16.51cm" svg:y2="9.31cm"><text:p/>
</draw:line>
<draw:line text:anchor-type="paragraph" draw:z-index="3" draw:style-name="CAL-Border" svg:x1="14.15cm" svg:y1="9.31cm" svg:x2="16.51cm" svg:y2="9.31cm"><text:p/>
</draw:line>
<draw:frame text:anchor-type="paragraph" draw:style-name="CAL-Numbers" draw:z-index="2" svg:width="0.92cm" svg:height="13.00pt" svg:x="14.87cm" svg:y="5.93cm">
<draw:text-box><text:p text:style-name="XCAL-Numbers"><text:span text:style-name="FCAL-Numbers">13</text:span>
</text:p>
</draw:text-box></draw:frame>
<draw:line text:anchor-type="paragraph" draw:z-index="3" draw:style-name="CAL-Border" svg:x1="0.00cm" svg:y1="9.31cm" svg:x2="0.00cm" svg:y2="12.70cm"><text:p/>
</draw:line>
<draw:line text:anchor-type="paragraph" draw:z-index="3" draw:style-name="CAL-Border" svg:x1="0.00cm" svg:y1="9.31cm" svg:x2="2.36cm" svg:y2="9.31cm"><text:p/>
</draw:line>
<draw:line text:anchor-type="paragraph" draw:z-index="3" draw:style-name="CAL-Border" svg:x1="2.36cm" svg:y1="9.31cm" svg:x2="2.36cm" svg:y2="12.70cm"><text:p/>
</draw:line>
<draw:line text:anchor-type="paragraph" draw:z-index="3" draw:style-name="CAL-Border" svg:x1="0.00cm" svg:y1="12.70cm" svg:x2="2.36cm" svg:y2="12.70cm"><text:p/>
</draw:line>
<draw:frame text:anchor-type="paragraph" draw:style-name="CAL-Numbers" draw:z-index="2" svg:width="0.92cm" svg:height="13.00pt" svg:x="0.72cm" svg:y="9.31cm">
<draw:text-box><text:p text:style-name="XCAL-Numbers"><text:span text:style-name="FCAL-Numbers">14</text:span>
</text:p>
</draw:text-box></draw:frame>
<text:alphabetical-index-mark text:string-value="Garner, Barry Joseph (1948-12-14 -  )"/><draw:frame text:anchor-type="paragraph" draw:z-index="2" draw:style-name="CAL-Text" svg:width="3.28cm" svg:height="0.44cm" svg:x="0.10cm" svg:y="12.20cm"><draw:text-box> <text:p text:style-name="FCAL-Text"><text:span text:style-name="FCAL-Text">Garner, Barry J...</text:span></text:p></draw:text-box>
</draw:frame>
<draw:line text:anchor-type="paragraph" draw:z-index="3" draw:style-name="CAL-Border" svg:x1="2.36cm" svg:y1="9.31cm" svg:x2="2.36cm" svg:y2="12.70cm"><text:p/>
</draw:line>
<draw:line text:anchor-type="paragraph" draw:z-index="3" draw:style-name="CAL-Border" svg:x1="2.36cm" svg:y1="9.31cm" svg:x2="4.72cm" svg:y2="9.31cm"><text:p/>
</draw:line>
<draw:line text:anchor-type="paragraph" draw:z-index="3" draw:style-name="CAL-Border" svg:x1="4.72cm" svg:y1="9.31cm" svg:x2="4.72cm" svg:y2="12.70cm"><text:p/>
</draw:line>
<draw:line text:anchor-type="paragraph" draw:z-index="3" draw:style-name="CAL-Border" svg:x1="2.36cm" svg:y1="12.70cm" svg:x2="4.72cm" svg:y2="12.70cm"><text:p/>
</draw:line>
<draw:frame text:anchor-type="paragraph" draw:style-name="CAL-Numbers" draw:z-index="2" svg:width="0.92cm" svg:height="13.00pt" svg:x="3.08cm" svg:y="9.31cm">
<draw:text-box><text:p text:style-name="XCAL-Numbers"><text:span text:style-name="FCAL-Numbers">15</text:span>
</text:p>
</draw:text-box></draw:frame>
<draw:line text:anchor-type="paragraph" draw:z-index="3" draw:style-name="CAL-Border" svg:x1="4.72cm" svg:y1="9.31cm" svg:x2="4.72cm" svg:y2="12.70cm"><text:p/>
</draw:line>
<draw:line text:anchor-type="paragraph" draw:z-index="3" draw:style-name="CAL-Border" svg:x1="4.72cm" svg:y1="9.31cm" svg:x2="7.08cm" svg:y2="9.31cm"><text:p/>
</draw:line>
<draw:line text:anchor-type="paragraph" draw:z-index="3" draw:style-name="CAL-Border" svg:x1="7.08cm" svg:y1="9.31cm" svg:x2="7.08cm" svg:y2="12.70cm"><text:p/>
</draw:line>
<draw:line text:anchor-type="paragraph" draw:z-index="3" draw:style-name="CAL-Border" svg:x1="4.72cm" svg:y1="12.70cm" svg:x2="7.08cm" svg:y2="12.70cm"><text:p/>
</draw:line>
<draw:frame text:anchor-type="paragraph" draw:style-name="CAL-Numbers" draw:z-index="2" svg:width="0.92cm" svg:height="13.00pt" svg:x="5.44cm" svg:y="9.31cm">
<draw:text-box><text:p text:style-name="XCAL-Numbers"><text:span text:style-name="FCAL-Numbers">16</text:span>
</text:p>
</draw:text-box></draw:frame>
<draw:line text:anchor-type="paragraph" draw:z-index="3" draw:style-name="CAL-Border" svg:x1="7.08cm" svg:y1="9.31cm" svg:x2="7.08cm" svg:y2="12.70cm"><text:p/>
</draw:line>
<draw:line text:anchor-type="paragraph" draw:z-index="3" draw:style-name="CAL-Border" svg:x1="7.08cm" svg:y1="9.31cm" svg:x2="9.43cm" svg:y2="9.31cm"><text:p/>
</draw:line>
<draw:line text:anchor-type="paragraph" draw:z-index="3" draw:style-name="CAL-Border" svg:x1="9.43cm" svg:y1="9.31cm" svg:x2="9.43cm" svg:y2="12.70cm"><text:p/>
</draw:line>
<draw:line text:anchor-type="paragraph" draw:z-index="3" draw:style-name="CAL-Border" svg:x1="7.08cm" svg:y1="12.70cm" svg:x2="9.43cm" svg:y2="12.70cm"><text:p/>
</draw:line>
<draw:frame text:anchor-type="paragraph" draw:style-name="CAL-Numbers" draw:z-index="2" svg:width="0.92cm" svg:height="13.00pt" svg:x="7.80cm" svg:y="9.31cm">
<draw:text-box><text:p text:style-name="XCAL-Numbers"><text:span text:style-name="FCAL-Numbers">17</text:span>
</text:p>
</draw:text-box></draw:frame>
<text:alphabetical-index-mark text:string-value="Warner, Robert Douglas (1962-09-07 -  )"/><draw:frame text:anchor-type="paragraph" draw:z-index="2" draw:style-name="CAL-Text" svg:width="3.28cm" svg:height="0.44cm" svg:x="7.18cm" svg:y="12.20cm"><draw:text-box> <text:p text:style-name="FCAL-Text"><text:span text:style-name="FCAL-Text"> Warner, Rober...</text:span></text:p></draw:text-box>
</draw:frame>
<text:alphabetical-index-mark text:string-value="Norton, Christina (1983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Warner, Robert Douglas (1962-09-07 -  )"/><draw:frame text:anchor-type="paragraph" draw:z-index="2" draw:style-name="CAL-Text" svg:width="3.22cm" svg:height="0.44cm" svg:x="7.18cm" svg:y="11.81cm"><draw:text-box> <text:p text:style-name="FCAL-Text"><text:span text:style-name="FCAL-Text">Norton, Christi...</text:span></text:p></draw:text-box>
</draw:frame>
<text:alphabetical-index-mark text:string-value="Norton, Christina (1983-12-17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Norton, Christina (1983-12-17 -  )"/><draw:frame text:anchor-type="paragraph" draw:z-index="2" draw:style-name="CAL-Text" svg:width="3.22cm" svg:height="0.44cm" svg:x="7.18cm" svg:y="11.41cm"><draw:text-box> <text:p text:style-name="FCAL-Text"><text:span text:style-name="FCAL-Text">Norton, Christi...</text:span></text:p></draw:text-box>
</draw:frame>
<text:alphabetical-index-mark text:string-value="Simpson, Geraldine Ann (1945-12-17 -  )"/><draw:frame text:anchor-type="paragraph" draw:z-index="2" draw:style-name="CAL-Text" svg:width="3.29cm" svg:height="0.44cm" svg:x="7.18cm" svg:y="11.01cm"><draw:text-box> <text:p text:style-name="FCAL-Text"><text:span text:style-name="FCAL-Text">Simpson, Geral...</text:span></text:p></draw:text-box>
</draw:frame>
<draw:line text:anchor-type="paragraph" draw:z-index="3" draw:style-name="CAL-Border" svg:x1="9.43cm" svg:y1="9.31cm" svg:x2="9.43cm" svg:y2="12.70cm"><text:p/>
</draw:line>
<draw:line text:anchor-type="paragraph" draw:z-index="3" draw:style-name="CAL-Border" svg:x1="9.43cm" svg:y1="9.31cm" svg:x2="11.79cm" svg:y2="9.31cm"><text:p/>
</draw:line>
<draw:line text:anchor-type="paragraph" draw:z-index="3" draw:style-name="CAL-Border" svg:x1="11.79cm" svg:y1="9.31cm" svg:x2="11.79cm" svg:y2="12.70cm"><text:p/>
</draw:line>
<draw:line text:anchor-type="paragraph" draw:z-index="3" draw:style-name="CAL-Border" svg:x1="9.43cm" svg:y1="12.70cm" svg:x2="11.79cm" svg:y2="12.70cm"><text:p/>
</draw:line>
<draw:frame text:anchor-type="paragraph" draw:style-name="CAL-Numbers" draw:z-index="2" svg:width="0.92cm" svg:height="13.00pt" svg:x="10.15cm" svg:y="9.31cm">
<draw:text-box><text:p text:style-name="XCAL-Numbers"><text:span text:style-name="FCAL-Numbers">18</text:span>
</text:p>
</draw:text-box></draw:frame>
<text:alphabetical-index-mark text:string-value="Cruz, Melinda Lou (1956-12-18 -  )"/><draw:frame text:anchor-type="paragraph" draw:z-index="2" draw:style-name="CAL-Text" svg:width="3.21cm" svg:height="0.44cm" svg:x="9.53cm" svg:y="12.20cm"><draw:text-box> <text:p text:style-name="FCAL-Text"><text:span text:style-name="FCAL-Text">Cruz, Melinda ...</text:span></text:p></draw:text-box>
</draw:frame>
<draw:line text:anchor-type="paragraph" draw:z-index="3" draw:style-name="CAL-Border" svg:x1="11.79cm" svg:y1="9.31cm" svg:x2="11.79cm" svg:y2="12.70cm"><text:p/>
</draw:line>
<draw:line text:anchor-type="paragraph" draw:z-index="3" draw:style-name="CAL-Border" svg:x1="11.79cm" svg:y1="9.31cm" svg:x2="14.15cm" svg:y2="9.31cm"><text:p/>
</draw:line>
<draw:line text:anchor-type="paragraph" draw:z-index="3" draw:style-name="CAL-Border" svg:x1="14.15cm" svg:y1="9.31cm" svg:x2="14.15cm" svg:y2="12.70cm"><text:p/>
</draw:line>
<draw:line text:anchor-type="paragraph" draw:z-index="3" draw:style-name="CAL-Border" svg:x1="11.79cm" svg:y1="12.70cm" svg:x2="14.15cm" svg:y2="12.70cm"><text:p/>
</draw:line>
<draw:frame text:anchor-type="paragraph" draw:style-name="CAL-Numbers" draw:z-index="2" svg:width="0.92cm" svg:height="13.00pt" svg:x="12.51cm" svg:y="9.31cm">
<draw:text-box><text:p text:style-name="XCAL-Numbers"><text:span text:style-name="FCAL-Numbers">19</text:span>
</text:p>
</draw:text-box></draw:frame>
<draw:line text:anchor-type="paragraph" draw:z-index="3" draw:style-name="CAL-Border" svg:x1="14.15cm" svg:y1="9.31cm" svg:x2="14.15cm" svg:y2="12.70cm"><text:p/>
</draw:line>
<draw:line text:anchor-type="paragraph" draw:z-index="3" draw:style-name="CAL-Border" svg:x1="14.15cm" svg:y1="9.31cm" svg:x2="16.51cm" svg:y2="9.31cm"><text:p/>
</draw:line>
<draw:line text:anchor-type="paragraph" draw:z-index="3" draw:style-name="CAL-Border" svg:x1="16.51cm" svg:y1="9.31cm" svg:x2="16.51cm" svg:y2="12.70cm"><text:p/>
</draw:line>
<draw:line text:anchor-type="paragraph" draw:z-index="3" draw:style-name="CAL-Border" svg:x1="14.15cm" svg:y1="12.70cm" svg:x2="16.51cm" svg:y2="12.70cm"><text:p/>
</draw:line>
<draw:frame text:anchor-type="paragraph" draw:style-name="CAL-Numbers" draw:z-index="2" svg:width="0.92cm" svg:height="13.00pt" svg:x="14.87cm" svg:y="9.31cm">
<draw:text-box><text:p text:style-name="XCAL-Numbers"><text:span text:style-name="FCAL-Numbers">20</text:span>
</text:p>
</draw:text-box></draw:frame>
<text:alphabetical-index-mark text:string-value="Gosselin, Craig Richard (1990-12-20 -  )"/><draw:frame text:anchor-type="paragraph" draw:z-index="2" draw:style-name="CAL-Text" svg:width="3.29cm" svg:height="0.44cm" svg:x="14.25cm" svg:y="12.20cm"><draw:text-box> <text:p text:style-name="FCAL-Text"><text:span text:style-name="FCAL-Text">Gosselin, Craig...</text:span></text:p></draw:text-box>
</draw:frame>
<text:alphabetical-index-mark text:string-value="Morales, Penelope Margot (1952-12-20 -  )"/><draw:frame text:anchor-type="paragraph" draw:z-index="2" draw:style-name="CAL-Text" svg:width="3.20cm" svg:height="0.44cm" svg:x="14.25cm" svg:y="11.81cm"><draw:text-box> <text:p text:style-name="FCAL-Text"><text:span text:style-name="FCAL-Text">Morales, Penel...</text:span></text:p></draw:text-box>
</draw:frame>
<draw:line text:anchor-type="paragraph" draw:z-index="3" draw:style-name="CAL-Border" svg:x1="0.00cm" svg:y1="12.70cm" svg:x2="0.00cm" svg:y2="16.09cm"><text:p/>
</draw:line>
<draw:line text:anchor-type="paragraph" draw:z-index="3" draw:style-name="CAL-Border" svg:x1="0.00cm" svg:y1="12.70cm" svg:x2="2.36cm" svg:y2="12.70cm"><text:p/>
</draw:line>
<draw:line text:anchor-type="paragraph" draw:z-index="3" draw:style-name="CAL-Border" svg:x1="2.36cm" svg:y1="12.70cm" svg:x2="2.36cm" svg:y2="16.09cm"><text:p/>
</draw:line>
<draw:line text:anchor-type="paragraph" draw:z-index="3" draw:style-name="CAL-Border" svg:x1="0.00cm" svg:y1="16.09cm" svg:x2="2.36cm" svg:y2="16.09cm"><text:p/>
</draw:line>
<draw:frame text:anchor-type="paragraph" draw:style-name="CAL-Numbers" draw:z-index="2" svg:width="0.92cm" svg:height="13.00pt" svg:x="0.72cm" svg:y="12.70cm">
<draw:text-box><text:p text:style-name="XCAL-Numbers"><text:span text:style-name="FCAL-Numbers">21</text:span>
</text:p>
</draw:text-box></draw:frame>
<text:alphabetical-index-mark text:string-value="Garner, David Walter (1956-12-21 -  )"/><draw:frame text:anchor-type="paragraph" draw:z-index="2" draw:style-name="CAL-Text" svg:width="3.19cm" svg:height="0.44cm" svg:x="0.10cm" svg:y="15.59cm"><draw:text-box> <text:p text:style-name="FCAL-Text"><text:span text:style-name="FCAL-Text">Garner, David ...</text:span></text:p></draw:text-box>
</draw:frame>
<text:alphabetical-index-mark text:string-value="Warner, Harold Lowell (1946-12-21 -  )"/><draw:frame text:anchor-type="paragraph" draw:z-index="2" draw:style-name="CAL-Text" svg:width="3.31cm" svg:height="0.44cm" svg:x="0.10cm" svg:y="15.19cm"><draw:text-box> <text:p text:style-name="FCAL-Text"><text:span text:style-name="FCAL-Text">Warner, Harold...</text:span></text:p></draw:text-box>
</draw:frame>
<text:alphabetical-index-mark text:string-value="Welch, Lisa Dawn (1962-12-21 -  )"/><draw:frame text:anchor-type="paragraph" draw:z-index="2" draw:style-name="CAL-Text" svg:width="3.30cm" svg:height="0.44cm" svg:x="0.10cm" svg:y="14.80cm"><draw:text-box> <text:p text:style-name="FCAL-Text"><text:span text:style-name="FCAL-Text">Welch, Lisa Da...</text:span></text:p></draw:text-box>
</draw:frame>
<draw:line text:anchor-type="paragraph" draw:z-index="3" draw:style-name="CAL-Border" svg:x1="2.36cm" svg:y1="12.70cm" svg:x2="2.36cm" svg:y2="16.09cm"><text:p/>
</draw:line>
<draw:line text:anchor-type="paragraph" draw:z-index="3" draw:style-name="CAL-Border" svg:x1="2.36cm" svg:y1="12.70cm" svg:x2="4.72cm" svg:y2="12.70cm"><text:p/>
</draw:line>
<draw:line text:anchor-type="paragraph" draw:z-index="3" draw:style-name="CAL-Border" svg:x1="4.72cm" svg:y1="12.70cm" svg:x2="4.72cm" svg:y2="16.09cm"><text:p/>
</draw:line>
<draw:line text:anchor-type="paragraph" draw:z-index="3" draw:style-name="CAL-Border" svg:x1="2.36cm" svg:y1="16.09cm" svg:x2="4.72cm" svg:y2="16.09cm"><text:p/>
</draw:line>
<draw:frame text:anchor-type="paragraph" draw:style-name="CAL-Numbers" draw:z-index="2" svg:width="0.92cm" svg:height="13.00pt" svg:x="3.08cm" svg:y="12.70cm">
<draw:text-box><text:p text:style-name="XCAL-Numbers"><text:span text:style-name="FCAL-Numbers">22</text:span>
</text:p>
</draw:text-box></draw:frame>
<text:alphabetical-index-mark text:string-value="Warner, Michael Louis (1936-12-22 -  )"/><draw:frame text:anchor-type="paragraph" draw:z-index="2" draw:style-name="CAL-Text" svg:width="3.22cm" svg:height="0.44cm" svg:x="2.46cm" svg:y="15.59cm"><draw:text-box> <text:p text:style-name="FCAL-Text"><text:span text:style-name="FCAL-Text">Warner, Micha...</text:span></text:p></draw:text-box>
</draw:frame>
<draw:line text:anchor-type="paragraph" draw:z-index="3" draw:style-name="CAL-Border" svg:x1="4.72cm" svg:y1="12.70cm" svg:x2="4.72cm" svg:y2="16.09cm"><text:p/>
</draw:line>
<draw:line text:anchor-type="paragraph" draw:z-index="3" draw:style-name="CAL-Border" svg:x1="4.72cm" svg:y1="12.70cm" svg:x2="7.08cm" svg:y2="12.70cm"><text:p/>
</draw:line>
<draw:line text:anchor-type="paragraph" draw:z-index="3" draw:style-name="CAL-Border" svg:x1="7.08cm" svg:y1="12.70cm" svg:x2="7.08cm" svg:y2="16.09cm"><text:p/>
</draw:line>
<draw:line text:anchor-type="paragraph" draw:z-index="3" draw:style-name="CAL-Border" svg:x1="4.72cm" svg:y1="16.09cm" svg:x2="7.08cm" svg:y2="16.09cm"><text:p/>
</draw:line>
<draw:frame text:anchor-type="paragraph" draw:style-name="CAL-Numbers" draw:z-index="2" svg:width="0.92cm" svg:height="13.00pt" svg:x="5.44cm" svg:y="12.70cm">
<draw:text-box><text:p text:style-name="XCAL-Numbers"><text:span text:style-name="FCAL-Numbers">23</text:span>
</text:p>
</draw:text-box></draw:frame>
<text:alphabetical-index-mark text:string-value="Hale, Jeffrey Brian (1988-12-23 -  )"/><draw:frame text:anchor-type="paragraph" draw:z-index="2" draw:style-name="CAL-Text" svg:width="3.23cm" svg:height="0.44cm" svg:x="4.82cm" svg:y="15.59cm"><draw:text-box> <text:p text:style-name="FCAL-Text"><text:span text:style-name="FCAL-Text">Hale, Jeffrey B...</text:span></text:p></draw:text-box>
</draw:frame>
<text:alphabetical-index-mark text:string-value="Данилов, Kathryn Louise (1948-12-23 -  )"/><draw:frame text:anchor-type="paragraph" draw:z-index="2" draw:style-name="CAL-Text" svg:width="3.31cm" svg:height="0.44cm" svg:x="4.82cm" svg:y="15.19cm"><draw:text-box> <text:p text:style-name="FCAL-Text"><text:span text:style-name="FCAL-Text">Данилов, Kathr...</text:span></text:p></draw:text-box>
</draw:frame>
<draw:line text:anchor-type="paragraph" draw:z-index="3" draw:style-name="CAL-Border" svg:x1="7.08cm" svg:y1="12.70cm" svg:x2="7.08cm" svg:y2="16.09cm"><text:p/>
</draw:line>
<draw:line text:anchor-type="paragraph" draw:z-index="3" draw:style-name="CAL-Border" svg:x1="7.08cm" svg:y1="12.70cm" svg:x2="9.43cm" svg:y2="12.70cm"><text:p/>
</draw:line>
<draw:line text:anchor-type="paragraph" draw:z-index="3" draw:style-name="CAL-Border" svg:x1="9.43cm" svg:y1="12.70cm" svg:x2="9.43cm" svg:y2="16.09cm"><text:p/>
</draw:line>
<draw:line text:anchor-type="paragraph" draw:z-index="3" draw:style-name="CAL-Border" svg:x1="7.08cm" svg:y1="16.09cm" svg:x2="9.43cm" svg:y2="16.09cm"><text:p/>
</draw:line>
<draw:frame text:anchor-type="paragraph" draw:style-name="CAL-Numbers" draw:z-index="2" svg:width="0.92cm" svg:height="13.00pt" svg:x="7.80cm" svg:y="12.70cm">
<draw:text-box><text:p text:style-name="XCAL-Numbers"><text:span text:style-name="FCAL-Numbers">24</text:span>
</text:p>
</draw:text-box></draw:frame>
<text:alphabetical-index-mark text:string-value="Cruz, Ivan Wayne (1925-02-14 -  )"/><draw:frame text:anchor-type="paragraph" draw:z-index="2" draw:style-name="CAL-Text" svg:width="3.24cm" svg:height="0.44cm" svg:x="7.18cm" svg:y="15.59cm"><draw:text-box> <text:p text:style-name="FCAL-Text"><text:span text:style-name="FCAL-Text"> Cruz, Ivan Wa...</text:span></text:p></draw:text-box>
</draw:frame>
<text:alphabetical-index-mark text:string-value="Gagnon, Bettie Lou (1923-10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Ivan Wayne (1925-02-14 -  )"/><draw:frame text:anchor-type="paragraph" draw:z-index="2" draw:style-name="CAL-Text" svg:width="3.32cm" svg:height="0.44cm" svg:x="7.18cm" svg:y="15.19cm"><draw:text-box> <text:p text:style-name="FCAL-Text"><text:span text:style-name="FCAL-Text">Gagnon, Bettie ...</text:span></text:p></draw:text-box>
</draw:frame>
<text:alphabetical-index-mark text:string-value="Gagnon, Bettie Lou (1923-10-22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9.43cm" svg:y1="12.70cm" svg:x2="9.43cm" svg:y2="16.09cm"><text:p/>
</draw:line>
<draw:line text:anchor-type="paragraph" draw:z-index="3" draw:style-name="CAL-Border" svg:x1="9.43cm" svg:y1="12.70cm" svg:x2="11.79cm" svg:y2="12.70cm"><text:p/>
</draw:line>
<draw:line text:anchor-type="paragraph" draw:z-index="3" draw:style-name="CAL-Border" svg:x1="11.79cm" svg:y1="12.70cm" svg:x2="11.79cm" svg:y2="16.09cm"><text:p/>
</draw:line>
<draw:line text:anchor-type="paragraph" draw:z-index="3" draw:style-name="CAL-Border" svg:x1="9.43cm" svg:y1="16.09cm" svg:x2="11.79cm" svg:y2="16.09cm"><text:p/>
</draw:line>
<draw:frame text:anchor-type="paragraph" draw:style-name="CAL-Numbers" draw:z-index="2" svg:width="0.92cm" svg:height="13.00pt" svg:x="10.15cm" svg:y="12.70cm">
<draw:text-box><text:p text:style-name="XCAL-Numbers"><text:span text:style-name="FCAL-Numbers">25</text:span>
</text:p>
</draw:text-box></draw:frame>
<draw:line text:anchor-type="paragraph" draw:z-index="3" draw:style-name="CAL-Border" svg:x1="11.79cm" svg:y1="12.70cm" svg:x2="11.79cm" svg:y2="16.09cm"><text:p/>
</draw:line>
<draw:line text:anchor-type="paragraph" draw:z-index="3" draw:style-name="CAL-Border" svg:x1="11.79cm" svg:y1="12.70cm" svg:x2="14.15cm" svg:y2="12.70cm"><text:p/>
</draw:line>
<draw:line text:anchor-type="paragraph" draw:z-index="3" draw:style-name="CAL-Border" svg:x1="14.15cm" svg:y1="12.70cm" svg:x2="14.15cm" svg:y2="16.09cm"><text:p/>
</draw:line>
<draw:line text:anchor-type="paragraph" draw:z-index="3" draw:style-name="CAL-Border" svg:x1="11.79cm" svg:y1="16.09cm" svg:x2="14.15cm" svg:y2="16.09cm"><text:p/>
</draw:line>
<draw:frame text:anchor-type="paragraph" draw:style-name="CAL-Numbers" draw:z-index="2" svg:width="0.92cm" svg:height="13.00pt" svg:x="12.51cm" svg:y="12.70cm">
<draw:text-box><text:p text:style-name="XCAL-Numbers"><text:span text:style-name="FCAL-Numbers">26</text:span>
</text:p>
</draw:text-box></draw:frame>
<text:alphabetical-index-mark text:string-value="Garner, Alecia &quot;Allie&quot; Clare (1997-12-26 -  )"/><draw:frame text:anchor-type="paragraph" draw:z-index="2" draw:style-name="CAL-Text" svg:width="3.25cm" svg:height="0.44cm" svg:x="11.89cm" svg:y="15.59cm"><draw:text-box> <text:p text:style-name="FCAL-Text"><text:span text:style-name="FCAL-Text">Garner, Alecia ...</text:span></text:p></draw:text-box>
</draw:frame>
<draw:line text:anchor-type="paragraph" draw:z-index="3" draw:style-name="CAL-Border" svg:x1="14.15cm" svg:y1="12.70cm" svg:x2="14.15cm" svg:y2="16.09cm"><text:p/>
</draw:line>
<draw:line text:anchor-type="paragraph" draw:z-index="3" draw:style-name="CAL-Border" svg:x1="14.15cm" svg:y1="12.70cm" svg:x2="16.51cm" svg:y2="12.70cm"><text:p/>
</draw:line>
<draw:line text:anchor-type="paragraph" draw:z-index="3" draw:style-name="CAL-Border" svg:x1="16.51cm" svg:y1="12.70cm" svg:x2="16.51cm" svg:y2="16.09cm"><text:p/>
</draw:line>
<draw:line text:anchor-type="paragraph" draw:z-index="3" draw:style-name="CAL-Border" svg:x1="14.15cm" svg:y1="16.09cm" svg:x2="16.51cm" svg:y2="16.09cm"><text:p/>
</draw:line>
<draw:frame text:anchor-type="paragraph" draw:style-name="CAL-Numbers" draw:z-index="2" svg:width="0.92cm" svg:height="13.00pt" svg:x="14.87cm" svg:y="12.70cm">
<draw:text-box><text:p text:style-name="XCAL-Numbers"><text:span text:style-name="FCAL-Numbers">27</text:span>
</text:p>
</draw:text-box></draw:frame>
<text:alphabetical-index-mark text:string-value="Gosselin, Martin Kelly (1958-09-30 -  )"/><draw:frame text:anchor-type="paragraph" draw:z-index="2" draw:style-name="CAL-Text" svg:width="3.28cm" svg:height="0.44cm" svg:x="14.25cm" svg:y="15.59cm"><draw:text-box> <text:p text:style-name="FCAL-Text"><text:span text:style-name="FCAL-Text"> Gosselin, Mart...</text:span></text:p></draw:text-box>
</draw:frame>
<text:alphabetical-index-mark text:string-value="Warner, Marcia Jane (1958-09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Gosselin, Martin Kelly (1958-09-30 -  )"/><draw:frame text:anchor-type="paragraph" draw:z-index="2" draw:style-name="CAL-Text" svg:width="3.15cm" svg:height="0.44cm" svg:x="14.25cm" svg:y="15.19cm"><draw:text-box> <text:p text:style-name="FCAL-Text"><text:span text:style-name="FCAL-Text">Warner, Marci...</text:span></text:p></draw:text-box>
</draw:frame>
<text:alphabetical-index-mark text:string-value="Warner, Marcia Jane (1958-09-20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draw:line text:anchor-type="paragraph" draw:z-index="3" draw:style-name="CAL-Border" svg:x1="0.00cm" svg:y1="16.09cm" svg:x2="0.00cm" svg:y2="19.47cm"><text:p/>
</draw:line>
<draw:line text:anchor-type="paragraph" draw:z-index="3" draw:style-name="CAL-Border" svg:x1="0.00cm" svg:y1="16.09cm" svg:x2="2.36cm" svg:y2="16.09cm"><text:p/>
</draw:line>
<draw:line text:anchor-type="paragraph" draw:z-index="3" draw:style-name="CAL-Border" svg:x1="2.36cm" svg:y1="16.09cm" svg:x2="2.36cm" svg:y2="19.47cm"><text:p/>
</draw:line>
<draw:line text:anchor-type="paragraph" draw:z-index="3" draw:style-name="CAL-Border" svg:x1="0.00cm" svg:y1="19.47cm" svg:x2="2.36cm" svg:y2="19.47cm"><text:p/>
</draw:line>
<draw:frame text:anchor-type="paragraph" draw:style-name="CAL-Numbers" draw:z-index="2" svg:width="0.92cm" svg:height="13.00pt" svg:x="0.72cm" svg:y="16.09cm">
<draw:text-box><text:p text:style-name="XCAL-Numbers"><text:span text:style-name="FCAL-Numbers">28</text:span>
</text:p>
</draw:text-box></draw:frame>
<text:alphabetical-index-mark text:string-value="Cruz, William Everett (1927-04-05 -  )"/><draw:frame text:anchor-type="paragraph" draw:z-index="2" draw:style-name="CAL-Text" svg:width="3.29cm" svg:height="0.44cm" svg:x="0.10cm" svg:y="18.98cm"><draw:text-box> <text:p text:style-name="FCAL-Text"><text:span text:style-name="FCAL-Text"> Cruz, William ...</text:span></text:p></draw:text-box>
</draw:frame>
<text:alphabetical-index-mark text:string-value="Hawkins, Ellen Marie (1929-09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Cruz, William Everett (1927-04-05 -  )"/><draw:frame text:anchor-type="paragraph" draw:z-index="2" draw:style-name="CAL-Text" svg:width="3.27cm" svg:height="0.44cm" svg:x="0.10cm" svg:y="18.58cm"><draw:text-box> <text:p text:style-name="FCAL-Text"><text:span text:style-name="FCAL-Text">Hawkins, Ellen...</text:span></text:p></draw:text-box>
</draw:frame>
<text:alphabetical-index-mark text:string-value="Hawkins, Ellen Marie (1929-09-24 -  )"/><draw:frame text:anchor-type="paragraph" draw:z-index="2" draw:style-name="CAL-Text" svg:width="0.41cm" svg:height="0.44cm" svg:x="0.00cm" svg:y="0.00cm"><draw:text-box> <text:p text:style-name="FCAL-Text"><text:span text:style-name="FCAL-Text"/></text:p></draw:text-box>
</draw:frame>
<text:alphabetical-index-mark text:string-value="Russell, Bruce Lynn (1964-12-28 -  )"/><draw:frame text:anchor-type="paragraph" draw:z-index="2" draw:style-name="CAL-Text" svg:width="3.23cm" svg:height="0.44cm" svg:x="0.10cm" svg:y="18.18cm"><draw:text-box> <text:p text:style-name="FCAL-Text"><text:span text:style-name="FCAL-Text">Russell, Bruce ...</text:span></text:p></draw:text-box>
</draw:frame>
<draw:line text:anchor-type="paragraph" draw:z-index="3" draw:style-name="CAL-Border" svg:x1="2.36cm" svg:y1="16.09cm" svg:x2="2.36cm" svg:y2="19.47cm"><text:p/>
</draw:line>
<draw:line text:anchor-type="paragraph" draw:z-index="3" draw:style-name="CAL-Border" svg:x1="2.36cm" svg:y1="16.09cm" svg:x2="4.72cm" svg:y2="16.09cm"><text:p/>
</draw:line>
<draw:line text:anchor-type="paragraph" draw:z-index="3" draw:style-name="CAL-Border" svg:x1="4.72cm" svg:y1="16.09cm" svg:x2="4.72cm" svg:y2="19.47cm"><text:p/>
</draw:line>
<draw:line text:anchor-type="paragraph" draw:z-index="3" draw:style-name="CAL-Border" svg:x1="2.36cm" svg:y1="19.47cm" svg:x2="4.72cm" svg:y2="19.47cm"><text:p/>
</draw:line>
<draw:frame text:anchor-type="paragraph" draw:style-name="CAL-Numbers" draw:z-index="2" svg:width="0.92cm" svg:height="13.00pt" svg:x="3.08cm" svg:y="16.09cm">
<draw:text-box><text:p text:style-name="XCAL-Numbers"><text:span text:style-name="FCAL-Numbers">29</text:span>
</text:p>
</draw:text-box></draw:frame>
<text:alphabetical-index-mark text:string-value="Cruz, Jesse Christopher (1990-12-29 -  )"/><draw:frame text:anchor-type="paragraph" draw:z-index="2" draw:style-name="CAL-Text" svg:width="3.30cm" svg:height="0.44cm" svg:x="2.46cm" svg:y="18.98cm"><draw:text-box> <text:p text:style-name="FCAL-Text"><text:span text:style-name="FCAL-Text">Cruz, Jesse Chr...</text:span></text:p></draw:text-box>
</draw:frame>
<text:alphabetical-index-mark text:string-value="Warner, Daniel Arthur (1992-12-29 -  )"/><draw:frame text:anchor-type="paragraph" draw:z-index="2" draw:style-name="CAL-Text" svg:width="3.27cm" svg:height="0.44cm" svg:x="2.46cm" svg:y="18.58cm"><draw:text-box> <text:p text:style-name="FCAL-Text"><text:span text:style-name="FCAL-Text">Warner, Daniel...</text:span></text:p></draw:text-box>
</draw:frame>
<draw:line text:anchor-type="paragraph" draw:z-index="3" draw:style-name="CAL-Border" svg:x1="4.72cm" svg:y1="16.09cm" svg:x2="4.72cm" svg:y2="19.47cm"><text:p/>
</draw:line>
<draw:line text:anchor-type="paragraph" draw:z-index="3" draw:style-name="CAL-Border" svg:x1="4.72cm" svg:y1="16.09cm" svg:x2="7.08cm" svg:y2="16.09cm"><text:p/>
</draw:line>
<draw:line text:anchor-type="paragraph" draw:z-index="3" draw:style-name="CAL-Border" svg:x1="7.08cm" svg:y1="16.09cm" svg:x2="7.08cm" svg:y2="19.47cm"><text:p/>
</draw:line>
<draw:line text:anchor-type="paragraph" draw:z-index="3" draw:style-name="CAL-Border" svg:x1="4.72cm" svg:y1="19.47cm" svg:x2="7.08cm" svg:y2="19.47cm"><text:p/>
</draw:line>
<draw:frame text:anchor-type="paragraph" draw:style-name="CAL-Numbers" draw:z-index="2" svg:width="0.92cm" svg:height="13.00pt" svg:x="5.44cm" svg:y="16.09cm">
<draw:text-box><text:p text:style-name="XCAL-Numbers"><text:span text:style-name="FCAL-Numbers">30</text:span>
</text:p>
</draw:text-box></draw:frame>
<text:alphabetical-index-mark text:string-value="Bélanger, Linda Ellen (1940-12-30 -  )"/><draw:frame text:anchor-type="paragraph" draw:z-index="2" draw:style-name="CAL-Text" svg:width="3.20cm" svg:height="0.44cm" svg:x="4.82cm" svg:y="18.98cm"><draw:text-box> <text:p text:style-name="FCAL-Text"><text:span text:style-name="FCAL-Text">Bélanger, Lind...</text:span></text:p></draw:text-box>
</draw:frame>
<text:alphabetical-index-mark text:string-value="Poulsen, Chelsea Dawn (1986-12-30 -  )"/><draw:frame text:anchor-type="paragraph" draw:z-index="2" draw:style-name="CAL-Text" svg:width="3.18cm" svg:height="0.44cm" svg:x="4.82cm" svg:y="18.58cm"><draw:text-box> <text:p text:style-name="FCAL-Text"><text:span text:style-name="FCAL-Text">Poulsen, Chels...</text:span></text:p></draw:text-box>
</draw:frame>
<draw:line text:anchor-type="paragraph" draw:z-index="3" draw:style-name="CAL-Border" svg:x1="7.08cm" svg:y1="16.09cm" svg:x2="7.08cm" svg:y2="19.47cm"><text:p/>
</draw:line>
<draw:line text:anchor-type="paragraph" draw:z-index="3" draw:style-name="CAL-Border" svg:x1="7.08cm" svg:y1="16.09cm" svg:x2="9.43cm" svg:y2="16.09cm"><text:p/>
</draw:line>
<draw:line text:anchor-type="paragraph" draw:z-index="3" draw:style-name="CAL-Border" svg:x1="9.43cm" svg:y1="16.09cm" svg:x2="9.43cm" svg:y2="19.47cm"><text:p/>
</draw:line>
<draw:line text:anchor-type="paragraph" draw:z-index="3" draw:style-name="CAL-Border" svg:x1="7.08cm" svg:y1="19.47cm" svg:x2="9.43cm" svg:y2="19.47cm"><text:p/>
</draw:line>
<draw:frame text:anchor-type="paragraph" draw:style-name="CAL-Numbers" draw:z-index="2" svg:width="0.92cm" svg:height="13.00pt" svg:x="7.80cm" svg:y="16.09cm">
<draw:text-box><text:p text:style-name="XCAL-Numbers"><text:span text:style-name="FCAL-Numbers">31</text:span>
</text:p>
</draw:text-box></draw:frame>
<text:alphabetical-index-mark text:string-value="Osborne, Dwight Billington (1933-12-31 -  )"/><draw:frame text:anchor-type="paragraph" draw:z-index="2" draw:style-name="CAL-Text" svg:width="3.24cm" svg:height="0.44cm" svg:x="7.18cm" svg:y="18.98cm"><draw:text-box> <text:p text:style-name="FCAL-Text"><text:span text:style-name="FCAL-Text">Osborne, Dwig...</text:span></text:p></draw:text-box>
</draw:frame>
<text:alphabetical-index-mark text:string-value="Ward, David J. (1944-12-31 -  )"/><draw:frame text:anchor-type="paragraph" draw:z-index="2" draw:style-name="CAL-Text" svg:width="3.32cm" svg:height="0.44cm" svg:x="7.18cm" svg:y="18.58cm"><draw:text-box> <text:p text:style-name="FCAL-Text"><text:span text:style-name="FCAL-Text">Ward, David J.,...</text:span></text:p></draw:text-box>
</draw:frame>
<text:alphabetical-index-mark text:string-value="Данилов, Rebecca Kristine Ramos (1982-12-31 -  )"/><draw:frame text:anchor-type="paragraph" draw:z-index="2" draw:style-name="CAL-Text" svg:width="3.22cm" svg:height="0.44cm" svg:x="7.18cm" svg:y="18.18cm"><draw:text-box> <text:p text:style-name="FCAL-Text"><text:span text:style-name="FCAL-Text">Данилов, Rebe...</text:span></text:p></draw:text-box>
</draw:frame>
<draw:frame text:anchor-type="paragraph" draw:style-name="CAL-Text1style" draw:z-index="2" svg:width="2.65cm" svg:height="12.00pt" svg:x="6.93cm" svg:y="20.96cm">
<draw:text-box><text:p text:style-name="XCAL-Text1style"><text:span text:style-name="FCAL-Text1style">My Calendar</text:span>
</text:p>
</draw:text-box></draw:frame>
<draw:frame text:anchor-type="paragraph" draw:style-name="CAL-Text2style" draw:z-index="2" svg:width="4.33cm" svg:height="12.00pt" svg:x="6.09cm" svg:y="21.59cm">
<draw:text-box><text:p text:style-name="XCAL-Text2style"><text:span text:style-name="FCAL-Text2style">Produced with Gramps</text:span>
</text:p>
</draw:text-box></draw:frame>
<draw:frame text:anchor-type="paragraph" draw:style-name="CAL-Text3style" draw:z-index="2" svg:width="3.59cm" svg:height="9.00pt" svg:x="6.46cm" svg:y="22.23cm">
<draw:text-box><text:p text:style-name="XCAL-Text3style"><text:span text:style-name="FCAL-Text3style">http://gramps-project.org/</text:span>
</text:p>
</draw:text-box>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CAL-Text1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/>
    </style:style>
    <style:style style:name="CAL-Text3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Holiday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 fo:font-style="italic" fo:font-weight="bold"/>
    </style:style>
    <style:style style:name="CAL-Numbers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3pt" fo:font-weight="bold"/>
    </style:style>
    <style:style style:name="CAL-Text2sty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/>
    </style:style>
    <style:style style:name="CAL-Daynames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2pt" fo:font-style="italic" fo:font-weight="bold"/>
    </style:style>
    <style:style style:name="CAL-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Border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9pt"/>
    </style:style>
    <style:style style:name="CAL-Titl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20pt" fo:font-style="italic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02
</meta:creation-date>
    <dc:creator>
    Alex Roitman,,,
</dc:creator>
    <dc:date>
    2015-08-23T21:49:02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